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10000006165ADCA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SimSun" svg:font-family="SimSun, 宋体"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4271in" fo:margin-left="-0.0785in" table:align="left" style:writing-mode="lr-tb"/>
    </style:style>
    <style:style style:name="Table2.A" style:family="table-column">
      <style:table-column-properties style:column-width="0.8854in"/>
    </style:style>
    <style:style style:name="Table2.B" style:family="table-column">
      <style:table-column-properties style:column-width="6.5417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 style:family="table-row">
      <style:table-row-properties style:min-row-height="0.1875in" style:keep-together="true" fo:keep-together="auto"/>
    </style:style>
    <style:style style:name="Table3" style:family="table">
      <style:table-properties style:width="6.9444in" table:align="left" style:writing-mode="lr-tb"/>
    </style:style>
    <style:style style:name="Table3.A" style:family="table-column">
      <style:table-column-properties style:column-width="0.875in"/>
    </style:style>
    <style:style style:name="Table3.B" style:family="table-column">
      <style:table-column-properties style:column-width="0.625in"/>
    </style:style>
    <style:style style:name="Table3.C" style:family="table-column">
      <style:table-column-properties style:column-width="0.5625in"/>
    </style:style>
    <style:style style:name="Table3.D" style:family="table-column">
      <style:table-column-properties style:column-width="0.8229in"/>
    </style:style>
    <style:style style:name="Table3.E" style:family="table-column">
      <style:table-column-properties style:column-width="0.1354in"/>
    </style:style>
    <style:style style:name="Table3.F" style:family="table-column">
      <style:table-column-properties style:column-width="0.2292in"/>
    </style:style>
    <style:style style:name="Table3.G" style:family="table-column">
      <style:table-column-properties style:column-width="0.3125in"/>
    </style:style>
    <style:style style:name="Table3.H" style:family="table-column">
      <style:table-column-properties style:column-width="0.0625in"/>
    </style:style>
    <style:style style:name="Table3.I" style:family="table-column">
      <style:table-column-properties style:column-width="0.3021in"/>
    </style:style>
    <style:style style:name="Table3.J" style:family="table-column">
      <style:table-column-properties style:column-width="0.3229in"/>
    </style:style>
    <style:style style:name="Table3.K" style:family="table-column">
      <style:table-column-properties style:column-width="0.75in"/>
    </style:style>
    <style:style style:name="Table3.L" style:family="table-column">
      <style:table-column-properties style:column-width="1.8819in"/>
    </style:style>
    <style:style style:name="Table3.M" style:family="table-column">
      <style:table-column-properties style:column-width="0.0208in"/>
    </style:style>
    <style:style style:name="Table3.N" style:family="table-column">
      <style:table-column-properties style:column-width="0.0417in"/>
    </style:style>
    <style:style style:name="Table3.1" style:family="table-row">
      <style:table-row-properties style:min-row-height="0.4306in" style:keep-together="true" fo:keep-together="auto"/>
    </style:style>
    <style:style style:name="Table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M1" style:family="table-cell">
      <style:table-cell-properties fo:padding="0in" fo:border-left="0.0069in solid #000000" fo:border-right="none" fo:border-top="none" fo:border-bottom="none"/>
    </style:style>
    <style:style style:name="Table3.2" style:family="table-row">
      <style:table-row-properties style:min-row-height="0.15in" style:keep-together="true" fo:keep-together="auto"/>
    </style:style>
    <style:style style:name="Table3.D5"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E51" style:family="table-cell">
      <style:table-cell-properties style:vertical-align="middle" fo:padding-left="0.075in" fo:padding-right="0.075in" fo:padding-top="0in" fo:padding-bottom="0in" fo:border="0.0069in solid #000000" style:writing-mode="lr-tb"/>
    </style:style>
    <style:style style:name="Table4" style:family="table">
      <style:table-properties style:width="6.25in" table:align="left" style:writing-mode="lr-tb"/>
    </style:style>
    <style:style style:name="Table4.A" style:family="table-column">
      <style:table-column-properties style:column-width="0.75in"/>
    </style:style>
    <style:style style:name="Table4.B" style:family="table-column">
      <style:table-column-properties style:column-width="2.7111in"/>
    </style:style>
    <style:style style:name="Table4.C" style:family="table-column">
      <style:table-column-properties style:column-width="0.7889in"/>
    </style:style>
    <style:style style:name="Table4.D" style:family="table-column">
      <style:table-column-properties style:column-width="2in"/>
    </style:style>
    <style:style style:name="Table4.1" style:family="table-row">
      <style:table-row-properties style:min-row-height="0.15in" style:keep-together="true" fo:keep-together="auto"/>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4.2" style:family="table-row">
      <style:table-row-properties style:min-row-height="0.2in" style:keep-together="true" fo:keep-together="auto"/>
    </style:style>
    <style:style style:name="Table4.A2"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3"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Table4.D3" style:family="table-cell">
      <style:table-cell-properties style:vertical-align="middle" fo:padding-left="0.075in" fo:padding-right="0.075in" fo:padding-top="0in" fo:padding-bottom="0in" fo:border="none" style:writing-mode="lr-tb"/>
    </style:style>
    <style:style style:name="Table5" style:family="table">
      <style:table-properties style:width="7.4271in" fo:margin-left="-0.0785in" table:align="left" style:writing-mode="lr-tb"/>
    </style:style>
    <style:style style:name="Table5.A" style:family="table-column">
      <style:table-column-properties style:column-width="0.6292in"/>
    </style:style>
    <style:style style:name="Table5.B" style:family="table-column">
      <style:table-column-properties style:column-width="0.9236in"/>
    </style:style>
    <style:style style:name="Table5.C" style:family="table-column">
      <style:table-column-properties style:column-width="0.8264in"/>
    </style:style>
    <style:style style:name="Table5.D" style:family="table-column">
      <style:table-column-properties style:column-width="0.1986in"/>
    </style:style>
    <style:style style:name="Table5.E" style:family="table-column">
      <style:table-column-properties style:column-width="0.0313in"/>
    </style:style>
    <style:style style:name="Table5.F" style:family="table-column">
      <style:table-column-properties style:column-width="0.7813in"/>
    </style:style>
    <style:style style:name="Table5.G" style:family="table-column">
      <style:table-column-properties style:column-width="4.036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F1" style:family="table-cell">
      <style:table-cell-properties style:vertical-align="top" fo:padding-left="0.075in" fo:padding-right="0.075in" fo:padding-top="0in" fo:padding-bottom="0in" fo:border="0.0069in solid #000000" style:writing-mode="lr-tb"/>
    </style:style>
    <style:style style:name="Table5.G5" style:family="table-cell">
      <style:table-cell-properties style:vertical-align="top" fo:background-color="#99ccff" fo:padding-left="0.075in" fo:padding-right="0.075in" fo:padding-top="0in" fo:padding-bottom="0in" fo:border="0.0069in solid #000000" style:writing-mode="lr-tb">
        <style:background-image/>
      </style:table-cell-properties>
    </style:style>
    <style:style style:name="Table6" style:family="table">
      <style:table-properties style:width="6.25in" table:align="left" style:writing-mode="lr-tb"/>
    </style:style>
    <style:style style:name="Table6.A" style:family="table-column">
      <style:table-column-properties style:column-width="0.75in"/>
    </style:style>
    <style:style style:name="Table6.B" style:family="table-column">
      <style:table-column-properties style:column-width="2.7111in"/>
    </style:style>
    <style:style style:name="Table6.C" style:family="table-column">
      <style:table-column-properties style:column-width="0.7889in"/>
    </style:style>
    <style:style style:name="Table6.D" style:family="table-column">
      <style:table-column-properties style:column-width="2in"/>
    </style:style>
    <style:style style:name="Table6.1" style:family="table-row">
      <style:table-row-properties style:min-row-height="0.15in" style:keep-together="true" fo:keep-together="auto"/>
    </style:style>
    <style:style style:name="Table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6.2" style:family="table-row">
      <style:table-row-properties style:min-row-height="0.2in" style:keep-together="true" fo:keep-together="auto"/>
    </style:style>
    <style:style style:name="Table6.A2"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3"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23" style:family="table">
      <style:table-properties style:width="7.4271in" fo:margin-left="-0.0785in" table:align="left" style:writing-mode="lr-tb"/>
    </style:style>
    <style:style style:name="Table23.A" style:family="table-column">
      <style:table-column-properties style:column-width="0.6292in"/>
    </style:style>
    <style:style style:name="Table23.B" style:family="table-column">
      <style:table-column-properties style:column-width="0.9236in"/>
    </style:style>
    <style:style style:name="Table23.C" style:family="table-column">
      <style:table-column-properties style:column-width="0.8264in"/>
    </style:style>
    <style:style style:name="Table23.D" style:family="table-column">
      <style:table-column-properties style:column-width="0.2299in"/>
    </style:style>
    <style:style style:name="Table23.E" style:family="table-column">
      <style:table-column-properties style:column-width="0.8701in"/>
    </style:style>
    <style:style style:name="Table23.F" style:family="table-column">
      <style:table-column-properties style:column-width="3.9479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E1" style:family="table-cell">
      <style:table-cell-properties style:vertical-align="top" fo:padding-left="0.075in" fo:padding-right="0.075in" fo:padding-top="0in" fo:padding-bottom="0in" fo:border="0.0069in solid #000000" style:writing-mode="lr-tb"/>
    </style:style>
    <style:style style:name="Table23.F5" style:family="table-cell">
      <style:table-cell-properties style:vertical-align="top" fo:background-color="#99ccff" fo:padding-left="0.075in" fo:padding-right="0.075in" fo:padding-top="0in" fo:padding-bottom="0in" fo:border="0.0069in solid #000000" style:writing-mode="lr-tb">
        <style:background-image/>
      </style:table-cell-properties>
    </style:style>
    <style:style style:name="Table23.E11" style:family="table-cell">
      <style:table-cell-properties style:vertical-align="top"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F11" style:family="table-cell">
      <style:table-cell-properties style:vertical-align="top" fo:background-color="transparent" fo:padding-left="0.075in" fo:padding-right="0.075in" fo:padding-top="0in" fo:padding-bottom="0in" fo:border="0.0069in solid #000000" style:writing-mode="lr-tb">
        <style:background-image/>
      </style:table-cell-properties>
    </style:style>
    <style:style style:name="Table23.A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F12" style:family="table-cell">
      <style:table-cell-properties style:vertical-align="top" fo:background-color="#47b8b8"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F13"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F14" style:family="table-cell">
      <style:table-cell-properties style:vertical-align="top" fo:background-color="#83ca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E1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C26" style:family="table-cell">
      <style:table-cell-properties style:vertical-align="top" fo:background-color="#83caff" fo:padding-left="0.075in" fo:padding-right="0.075in" fo:padding-top="0in" fo:padding-bottom="0in" fo:border="0.0069in solid #000000" style:writing-mode="lr-tb">
        <style:background-image/>
      </style:table-cell-properties>
    </style:style>
    <style:style style:name="Table24" style:family="table">
      <style:table-properties style:width="6.25in" table:align="left" style:writing-mode="lr-tb"/>
    </style:style>
    <style:style style:name="Table24.A" style:family="table-column">
      <style:table-column-properties style:column-width="0.75in"/>
    </style:style>
    <style:style style:name="Table24.B" style:family="table-column">
      <style:table-column-properties style:column-width="2.7111in"/>
    </style:style>
    <style:style style:name="Table24.C" style:family="table-column">
      <style:table-column-properties style:column-width="0.7889in"/>
    </style:style>
    <style:style style:name="Table24.D" style:family="table-column">
      <style:table-column-properties style:column-width="2in"/>
    </style:style>
    <style:style style:name="Table24.1" style:family="table-row">
      <style:table-row-properties style:min-row-height="0.15in" style:keep-together="true" fo:keep-together="auto"/>
    </style:style>
    <style:style style:name="Table2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24.2" style:family="table-row">
      <style:table-row-properties style:min-row-height="0.2in" style:keep-together="true" fo:keep-together="auto"/>
    </style:style>
    <style:style style:name="Table24.A2"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C3"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Table24.D3" style:family="table-cell">
      <style:table-cell-properties style:vertical-align="middle" fo:padding-left="0.075in" fo:padding-right="0.075in" fo:padding-top="0in" fo:padding-bottom="0in" fo:border="none" style:writing-mode="lr-tb"/>
    </style:style>
    <style:style style:name="Table7" style:family="table">
      <style:table-properties style:width="6.1465in" table:align="center" style:writing-mode="lr-tb"/>
    </style:style>
    <style:style style:name="Table7.A" style:family="table-column">
      <style:table-column-properties style:column-width="0.5in"/>
    </style:style>
    <style:style style:name="Table7.B" style:family="table-column">
      <style:table-column-properties style:column-width="0.75in"/>
    </style:style>
    <style:style style:name="Table7.F" style:family="table-column">
      <style:table-column-properties style:column-width="0.6222in"/>
    </style:style>
    <style:style style:name="Table7.H" style:family="table-column">
      <style:table-column-properties style:column-width="0.0313in"/>
    </style:style>
    <style:style style:name="Table7.I" style:family="table-column">
      <style:table-column-properties style:column-width="0.4063in"/>
    </style:style>
    <style:style style:name="Table7.J" style:family="table-column">
      <style:table-column-properties style:column-width="1.3368in"/>
    </style:style>
    <style:style style:name="Table7.1" style:family="table-row">
      <style:table-row-properties style:row-height="0.3069in" style:keep-together="false" fo:keep-together="always"/>
    </style:style>
    <style:style style:name="Table7.A1" style:family="table-cell">
      <style:table-cell-properties style:vertical-align="middle" fo:padding-left="0.075in" fo:padding-right="0.075in" fo:padding-top="0in" fo:padding-bottom="0in" fo:border="0.0069in solid #000000" style:writing-mode="lr-tb"/>
    </style:style>
    <style:style style:name="Table7.2" style:family="table-row">
      <style:table-row-properties style:min-row-height="0.15in" style:keep-together="true" fo:keep-together="auto"/>
    </style:style>
    <style:style style:name="Table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F20" style:family="table-cell">
      <style:table-cell-properties style:vertical-align="middle" fo:background-color="#99ccff" fo:padding-left="0.075in" fo:padding-right="0.075in" fo:padding-top="0in" fo:padding-bottom="0in" fo:border="0.0069in solid #000000" style:writing-mode="lr-tb">
        <style:background-image/>
      </style:table-cell-properties>
    </style:style>
    <style:style style:name="Table7.41" style:family="table-row">
      <style:table-row-properties style:min-row-height="0.15in" style:keep-together="false" fo:keep-together="always"/>
    </style:style>
    <style:style style:name="Table8" style:family="table">
      <style:table-properties style:width="5.5in" table:align="left" style:writing-mode="lr-tb"/>
    </style:style>
    <style:style style:name="Table8.A" style:family="table-column">
      <style:table-column-properties style:column-width="0.5146in"/>
    </style:style>
    <style:style style:name="Table8.B" style:family="table-column">
      <style:table-column-properties style:column-width="2.2069in"/>
    </style:style>
    <style:style style:name="Table8.C" style:family="table-column">
      <style:table-column-properties style:column-width="0.7785in"/>
    </style:style>
    <style:style style:name="Table8.D" style:family="table-column">
      <style:table-column-properties style:column-width="2in"/>
    </style:style>
    <style:style style:name="Table8.1" style:family="table-row">
      <style:table-row-properties style:min-row-height="0.1618in" style:keep-together="true" fo:keep-together="auto"/>
    </style:style>
    <style:style style:name="Table8.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8.2" style:family="table-row">
      <style:table-row-properties style:min-row-height="0.1493in" style:keep-together="true" fo:keep-together="auto"/>
    </style:style>
    <style:style style:name="Table8.A2"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 style:family="table">
      <style:table-properties style:width="6.2424in" table:align="center" style:writing-mode="lr-tb"/>
    </style:style>
    <style:style style:name="Table9.A" style:family="table-column">
      <style:table-column-properties style:column-width="0.5in"/>
    </style:style>
    <style:style style:name="Table9.B" style:family="table-column">
      <style:table-column-properties style:column-width="0.75in"/>
    </style:style>
    <style:style style:name="Table9.E" style:family="table-column">
      <style:table-column-properties style:column-width="0.875in"/>
    </style:style>
    <style:style style:name="Table9.F" style:family="table-column">
      <style:table-column-properties style:column-width="0.7326in"/>
    </style:style>
    <style:style style:name="Table9.G" style:family="table-column">
      <style:table-column-properties style:column-width="0.6042in"/>
    </style:style>
    <style:style style:name="Table9.H" style:family="table-column">
      <style:table-column-properties style:column-width="1.5306in"/>
    </style:style>
    <style:style style:name="Table9.1" style:family="table-row">
      <style:table-row-properties style:row-height="0.3069in" style:keep-together="false" fo:keep-together="always"/>
    </style:style>
    <style:style style:name="Table9.A1" style:family="table-cell">
      <style:table-cell-properties style:vertical-align="middle" fo:padding-left="0.075in" fo:padding-right="0.075in" fo:padding-top="0in" fo:padding-bottom="0in" fo:border="0.0069in solid #000000" style:writing-mode="lr-tb"/>
    </style:style>
    <style:style style:name="Table9.2" style:family="table-row">
      <style:table-row-properties style:min-row-height="0.15in" style:keep-together="false" fo:keep-together="always"/>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G17"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H17" style:family="table-cell">
      <style:table-cell-properties style:vertical-align="middle" fo:background-color="#99ccff" fo:padding-left="0.075in" fo:padding-right="0.075in" fo:padding-top="0in" fo:padding-bottom="0in" fo:border="0.0069in solid #000000" style:writing-mode="lr-tb">
        <style:background-image/>
      </style:table-cell-properties>
    </style:style>
    <style:style style:name="Table10" style:family="table">
      <style:table-properties style:width="5.5in" table:align="left" style:writing-mode="lr-tb"/>
    </style:style>
    <style:style style:name="Table10.A" style:family="table-column">
      <style:table-column-properties style:column-width="0.5146in"/>
    </style:style>
    <style:style style:name="Table10.B" style:family="table-column">
      <style:table-column-properties style:column-width="2.2069in"/>
    </style:style>
    <style:style style:name="Table10.C" style:family="table-column">
      <style:table-column-properties style:column-width="0.7785in"/>
    </style:style>
    <style:style style:name="Table10.D" style:family="table-column">
      <style:table-column-properties style:column-width="2in"/>
    </style:style>
    <style:style style:name="Table10.1" style:family="table-row">
      <style:table-row-properties style:min-row-height="0.1618in" style:keep-together="true" fo:keep-together="auto"/>
    </style:style>
    <style:style style:name="Table10.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10.2" style:family="table-row">
      <style:table-row-properties style:min-row-height="0.1493in" style:keep-together="true" fo:keep-together="auto"/>
    </style:style>
    <style:style style:name="Table10.A2" style:family="table-cell">
      <style:table-cell-properties style:vertical-align="middle" fo:background-color="#99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 style:family="table">
      <style:table-properties style:width="7.4271in" fo:margin-left="-0.0785in" table:align="left" style:writing-mode="lr-tb"/>
    </style:style>
    <style:style style:name="Table11.A" style:family="table-column">
      <style:table-column-properties style:column-width="1.7625in"/>
    </style:style>
    <style:style style:name="Table11.B" style:family="table-column">
      <style:table-column-properties style:column-width="5.6646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9271in" fo:margin-left="0.4215in" table:align="left" style:writing-mode="lr-tb"/>
    </style:style>
    <style:style style:name="Table12.A" style:family="table-column">
      <style:table-column-properties style:column-width="2.3424in"/>
    </style:style>
    <style:style style:name="Table12.B" style:family="table-column">
      <style:table-column-properties style:column-width="2.2889in"/>
    </style:style>
    <style:style style:name="Table12.C" style:family="table-column">
      <style:table-column-properties style:column-width="2.2958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7.4271in" fo:margin-left="-0.0785in" table:align="left" style:writing-mode="lr-tb"/>
    </style:style>
    <style:style style:name="Table13.A" style:family="table-column">
      <style:table-column-properties style:column-width="0.95in"/>
    </style:style>
    <style:style style:name="Table13.B" style:family="table-column">
      <style:table-column-properties style:column-width="6.4771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7.4271in" fo:margin-left="-0.0785in" table:align="left" style:writing-mode="lr-tb"/>
    </style:style>
    <style:style style:name="Table14.A" style:family="table-column">
      <style:table-column-properties style:column-width="0.95in"/>
    </style:style>
    <style:style style:name="Table14.B" style:family="table-column">
      <style:table-column-properties style:column-width="6.4771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7.4271in" fo:margin-left="-0.0785in" table:align="left" style:writing-mode="lr-tb"/>
    </style:style>
    <style:style style:name="Table15.A" style:family="table-column">
      <style:table-column-properties style:column-width="0.95in"/>
    </style:style>
    <style:style style:name="Table15.B" style:family="table-column">
      <style:table-column-properties style:column-width="6.4771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7.4271in" fo:margin-left="-0.0785in" table:align="left" style:writing-mode="lr-tb"/>
    </style:style>
    <style:style style:name="Table16.A" style:family="table-column">
      <style:table-column-properties style:column-width="0.95in"/>
    </style:style>
    <style:style style:name="Table16.B" style:family="table-column">
      <style:table-column-properties style:column-width="6.4771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7.4271in" fo:margin-left="-0.0785in" table:align="left" style:writing-mode="lr-tb"/>
    </style:style>
    <style:style style:name="Table17.A" style:family="table-column">
      <style:table-column-properties style:column-width="0.95in"/>
    </style:style>
    <style:style style:name="Table17.B" style:family="table-column">
      <style:table-column-properties style:column-width="6.4771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7.4271in" fo:margin-left="-0.0785in" table:align="left" style:writing-mode="lr-tb"/>
    </style:style>
    <style:style style:name="Table18.A" style:family="table-column">
      <style:table-column-properties style:column-width="0.95in"/>
    </style:style>
    <style:style style:name="Table18.B" style:family="table-column">
      <style:table-column-properties style:column-width="6.477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7.4271in" fo:margin-left="-0.0785in" table:align="left" style:writing-mode="lr-tb"/>
    </style:style>
    <style:style style:name="Table19.A" style:family="table-column">
      <style:table-column-properties style:column-width="0.95in"/>
    </style:style>
    <style:style style:name="Table19.B" style:family="table-column">
      <style:table-column-properties style:column-width="6.4771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4271in" fo:margin-left="-0.0785in" table:align="left" style:writing-mode="lr-tb"/>
    </style:style>
    <style:style style:name="Table20.A" style:family="table-column">
      <style:table-column-properties style:column-width="0.95in"/>
    </style:style>
    <style:style style:name="Table20.B" style:family="table-column">
      <style:table-column-properties style:column-width="6.4771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font-size="12pt" fo:font-weight="bold" style:font-size-asian="12pt" style:font-weight-asian="bold" style:font-size-complex="12pt"/>
    </style:style>
    <style:style style:name="P3" style:family="paragraph" style:parent-style-name="Standard">
      <style:paragraph-properties style:snap-to-layout-grid="false"/>
      <style:text-properties fo:font-size="12pt" fo:font-weight="bold" style:font-size-asian="12pt" style:font-weight-asian="bold" style:font-weight-complex="bold"/>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end" style:justify-single-word="false" style:snap-to-layout-grid="false"/>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paragraph-properties style:snap-to-layout-grid="false"/>
      <style:text-properties fo:font-size="8pt" style:font-size-asian="8pt"/>
    </style:style>
    <style:style style:name="P9" style:family="paragraph" style:parent-style-name="Standard">
      <style:paragraph-properties style:snap-to-layout-grid="false"/>
      <style:text-properties fo:font-size="8pt" style:font-size-asian="8pt" style:font-size-complex="8pt"/>
    </style:style>
    <style:style style:name="P10" style:family="paragraph" style:parent-style-name="Standard">
      <style:text-properties fo:font-size="8pt" style:font-size-asian="8pt" style:font-name-complex="Arial"/>
    </style:style>
    <style:style style:name="P11" style:family="paragraph" style:parent-style-name="Standard">
      <style:paragraph-properties style:snap-to-layout-grid="false"/>
      <style:text-properties fo:font-size="8pt" style:font-size-asian="8pt" style:font-name-complex="Arial"/>
    </style:style>
    <style:style style:name="P12" style:family="paragraph" style:parent-style-name="Standard">
      <style:paragraph-properties>
        <style:tab-stops>
          <style:tab-stop style:position="0.5in"/>
          <style:tab-stop style:position="0.75in"/>
          <style:tab-stop style:position="1in"/>
          <style:tab-stop style:position="1.25in"/>
          <style:tab-stop style:position="1.5in"/>
        </style:tab-stops>
      </style:paragraph-properties>
      <style:text-properties fo:font-size="8pt" style:font-size-asian="8pt" style:font-name-complex="Arial" style:font-size-complex="7pt"/>
    </style:style>
    <style:style style:name="P13" style:family="paragraph" style:parent-style-name="Standard">
      <style:paragraph-properties style:snap-to-layout-grid="false">
        <style:tab-stops>
          <style:tab-stop style:position="0.5in"/>
          <style:tab-stop style:position="0.75in"/>
          <style:tab-stop style:position="1in"/>
          <style:tab-stop style:position="1.25in"/>
          <style:tab-stop style:position="1.5in"/>
        </style:tab-stops>
      </style:paragraph-properties>
      <style:text-properties fo:font-size="8pt" style:font-size-asian="8pt" style:font-name-complex="Arial" style:font-size-complex="7pt"/>
    </style:style>
    <style:style style:name="P14" style:family="paragraph" style:parent-style-name="Standard">
      <style:paragraph-properties fo:line-height="100%" style:snap-to-layout-grid="false">
        <style:tab-stops>
          <style:tab-stop style:position="0.5in"/>
          <style:tab-stop style:position="0.75in"/>
          <style:tab-stop style:position="1in"/>
          <style:tab-stop style:position="1.25in"/>
          <style:tab-stop style:position="1.5in"/>
        </style:tab-stops>
      </style:paragraph-properties>
      <style:text-properties fo:font-size="8pt" style:font-size-asian="8pt" style:font-name-complex="Arial" style:font-size-complex="7pt"/>
    </style:style>
    <style:style style:name="P15" style:family="paragraph" style:parent-style-name="Standard">
      <style:paragraph-properties style:snap-to-layout-grid="false"/>
      <style:text-properties fo:font-size="8pt" fo:font-style="italic" fo:font-weight="bold" style:font-size-asian="8pt" style:font-style-asian="italic" style:font-weight-asian="bold" style:font-style-complex="italic" style:font-weight-complex="bold"/>
    </style:style>
    <style:style style:name="P16" style:family="paragraph" style:parent-style-name="Standard">
      <style:paragraph-properties style:snap-to-layout-grid="false"/>
      <style:text-properties fo:font-size="8pt" fo:font-style="italic" fo:font-weight="bold" style:font-size-asian="8pt" style:font-style-asian="italic" style:font-weight-asian="bold" style:font-name-complex="Arial" style:font-style-complex="italic" style:font-weight-complex="bold"/>
    </style:style>
    <style:style style:name="P17" style:family="paragraph" style:parent-style-name="Standard">
      <style:paragraph-properties style:snap-to-layout-grid="false"/>
      <style:text-properties fo:font-size="8pt" fo:font-style="italic" fo:font-weight="bold" style:font-size-asian="8pt" style:font-style-asian="italic" style:font-weight-asian="bold" style:font-name-complex="Arial" style:font-weight-complex="bold"/>
    </style:style>
    <style:style style:name="P18" style:family="paragraph" style:parent-style-name="Standard">
      <style:paragraph-properties style:snap-to-layout-grid="false"/>
      <style:text-properties fo:font-size="8pt" fo:font-style="italic" fo:font-weight="bold" style:font-size-asian="8pt" style:font-style-asian="italic" style:font-weight-asian="bold" style:font-size-complex="8pt"/>
    </style:style>
    <style:style style:name="P19" style:family="paragraph" style:parent-style-name="Standard">
      <style:paragraph-properties style:snap-to-layout-grid="false"/>
      <style:text-properties fo:font-size="8pt" fo:font-style="italic" fo:font-weight="bold" style:font-size-asian="8pt" style:font-style-asian="italic" style:font-weight-asian="bold" style:font-size-complex="8pt" style:font-style-complex="italic"/>
    </style:style>
    <style:style style:name="P20" style:family="paragraph" style:parent-style-name="Standard">
      <style:paragraph-properties style:snap-to-layout-grid="false"/>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paragraph-properties style:snap-to-layout-grid="false"/>
      <style:text-properties fo:font-size="8pt" fo:font-style="italic" style:font-size-asian="8pt" style:font-style-asian="italic" style:font-name-complex="Arial" style:font-style-complex="italic"/>
    </style:style>
    <style:style style:name="P22" style:family="paragraph" style:parent-style-name="Standard">
      <style:paragraph-properties style:snap-to-layout-grid="false"/>
      <style:text-properties fo:font-size="8pt" fo:font-style="italic" style:font-size-asian="8pt" style:font-style-asian="italic" style:font-name-complex="Arial"/>
    </style:style>
    <style:style style:name="P23" style:family="paragraph" style:parent-style-name="Standard">
      <style:paragraph-properties style:snap-to-layout-grid="false">
        <style:tab-stops>
          <style:tab-stop style:position="0.5in"/>
          <style:tab-stop style:position="0.75in"/>
          <style:tab-stop style:position="1in"/>
          <style:tab-stop style:position="1.25in"/>
          <style:tab-stop style:position="1.5in"/>
        </style:tab-stops>
      </style:paragraph-properties>
      <style:text-properties fo:font-size="8pt" fo:font-style="italic" style:font-size-asian="8pt" style:font-style-asian="italic" style:font-name-complex="Arial" style:font-size-complex="7pt" style:font-style-complex="italic"/>
    </style:style>
    <style:style style:name="P24" style:family="paragraph" style:parent-style-name="Standard">
      <style:paragraph-properties style:snap-to-layout-grid="false"/>
      <style:text-properties fo:font-size="8pt" fo:font-style="italic" style:font-size-asian="8pt" style:font-style-asian="italic" style:font-size-complex="8pt" style:font-style-complex="italic"/>
    </style:style>
    <style:style style:name="P25" style:family="paragraph" style:parent-style-name="Standard">
      <style:paragraph-properties style:snap-to-layout-grid="false"/>
      <style:text-properties fo:font-size="8pt" fo:font-weight="bold" style:font-size-asian="8pt" style:font-weight-asian="bold" style:font-name-complex="Arial" style:font-weight-complex="bold"/>
    </style:style>
    <style:style style:name="P26" style:family="paragraph" style:parent-style-name="Standard">
      <style:paragraph-properties style:snap-to-layout-grid="false"/>
      <style:text-properties fo:font-size="8pt" fo:font-weight="bold" style:font-size-asian="8pt" style:font-weight-asian="bold" style:font-name-complex="Arial"/>
    </style:style>
    <style:style style:name="P27" style:family="paragraph" style:parent-style-name="Standard">
      <style:paragraph-properties style:snap-to-layout-grid="false">
        <style:tab-stops>
          <style:tab-stop style:position="0.5in"/>
          <style:tab-stop style:position="0.75in"/>
          <style:tab-stop style:position="1in"/>
          <style:tab-stop style:position="1.25in"/>
          <style:tab-stop style:position="1.5in"/>
        </style:tab-stops>
      </style:paragraph-properties>
      <style:text-properties fo:font-size="8pt" fo:font-weight="bold" style:font-size-asian="8pt" style:font-weight-asian="bold" style:font-name-complex="Arial" style:font-size-complex="7pt" style:font-weight-complex="bold"/>
    </style:style>
    <style:style style:name="P28" style:family="paragraph" style:parent-style-name="Standard">
      <style:paragraph-properties style:snap-to-layout-grid="false"/>
      <style:text-properties fo:font-size="8pt" fo:font-weight="bold" style:font-size-asian="8pt" style:font-weight-asian="bold" style:font-size-complex="8pt"/>
    </style:style>
    <style:style style:name="P29" style:family="paragraph" style:parent-style-name="Standard">
      <style:paragraph-properties style:snap-to-layout-grid="false"/>
      <style:text-properties fo:font-size="8pt" fo:font-weight="bold" style:font-size-asian="8pt" style:font-weight-asian="bold" style:font-size-complex="8pt" style:font-weight-complex="bold"/>
    </style:style>
    <style:style style:name="P30" style:family="paragraph" style:parent-style-name="Standard">
      <style:paragraph-properties style:snap-to-layout-grid="false"/>
      <style:text-properties fo:font-size="8pt" fo:language="zxx" fo:country="none" style:font-size-asian="8pt" style:language-asian="zxx" style:country-asian="none" style:font-name-complex="Arial"/>
    </style:style>
    <style:style style:name="P31" style:family="paragraph" style:parent-style-name="Standard">
      <style:paragraph-properties style:snap-to-layout-grid="false"/>
      <style:text-properties fo:font-size="8pt" fo:language="zxx" fo:country="none" fo:font-weight="bold" style:font-size-asian="8pt" style:language-asian="zxx" style:country-asian="none" style:font-weight-asian="bold" style:font-name-complex="Arial"/>
    </style:style>
    <style:style style:name="P32" style:family="paragraph" style:parent-style-name="Standard">
      <style:paragraph-properties style:snap-to-layout-grid="false"/>
      <style:text-properties fo:font-size="8pt" fo:language="zxx" fo:country="none" fo:font-weight="bold" style:font-size-asian="8pt" style:language-asian="zxx" style:country-asian="none" style:font-weight-asian="bold" style:font-name-complex="Arial" style:font-weight-complex="bold"/>
    </style:style>
    <style:style style:name="P33" style:family="paragraph" style:parent-style-name="Standard">
      <style:paragraph-properties style:snap-to-layout-grid="false"/>
      <style:text-properties fo:font-size="8pt" fo:language="zxx" fo:country="none" fo:font-style="italic" fo:font-weight="bold" style:font-size-asian="8pt" style:language-asian="zxx" style:country-asian="none" style:font-style-asian="italic" style:font-weight-asian="bold" style:font-name-complex="Arial" style:font-style-complex="italic" style:font-weight-complex="bold"/>
    </style:style>
    <style:style style:name="P34" style:family="paragraph" style:parent-style-name="Standard">
      <style:paragraph-properties style:snap-to-layout-grid="false"/>
      <style:text-properties fo:font-size="8pt" fo:language="zxx" fo:country="none" fo:font-style="italic" fo:font-weight="bold" style:font-size-asian="8pt" style:language-asian="zxx" style:country-asian="none" style:font-style-asian="italic" style:font-weight-asian="bold" style:font-name-complex="Arial" style:font-style-complex="italic"/>
    </style:style>
    <style:style style:name="P35" style:family="paragraph" style:parent-style-name="Standard">
      <style:paragraph-properties style:snap-to-layout-grid="false"/>
      <style:text-properties fo:font-size="8pt" fo:language="zxx" fo:country="none" fo:font-style="italic" fo:font-weight="bold" style:font-size-asian="8pt" style:language-asian="zxx" style:country-asian="none" style:font-style-asian="italic" style:font-weight-asian="bold" style:font-name-complex="Arial"/>
    </style:style>
    <style:style style:name="P36" style:family="paragraph" style:parent-style-name="Standard">
      <style:paragraph-properties style:snap-to-layout-grid="false"/>
      <style:text-properties fo:font-size="8pt" fo:language="zxx" fo:country="none" fo:font-style="italic" style:font-size-asian="8pt" style:language-asian="zxx" style:country-asian="none" style:font-style-asian="italic" style:font-name-complex="Arial" style:font-style-complex="italic"/>
    </style:style>
    <style:style style:name="P37" style:family="paragraph" style:parent-style-name="Standard">
      <style:paragraph-properties style:snap-to-layout-grid="false"/>
      <style:text-properties fo:font-size="8pt" fo:font-style="normal" fo:font-weight="bold" style:font-size-asian="8pt" style:font-style-asian="normal" style:font-weight-asian="bold" style:font-size-complex="8pt" style:font-style-complex="normal"/>
    </style:style>
    <style:style style:name="P38" style:family="paragraph" style:parent-style-name="Standard">
      <style:paragraph-properties style:snap-to-layout-grid="false"/>
      <style:text-properties fo:font-style="italic" style:font-style-asian="italic" style:font-style-complex="italic"/>
    </style:style>
    <style:style style:name="P39" style:family="paragraph" style:parent-style-name="Standard">
      <style:paragraph-properties fo:line-height="100%" fo:text-align="center" style:justify-single-word="false" fo:orphans="2" fo:widows="2" style:text-autospace="none"/>
      <style:text-properties fo:font-style="italic" style:font-style-asian="italic" style:font-name-complex="Arial" style:font-style-complex="italic"/>
    </style:style>
    <style:style style:name="P40" style:family="paragraph" style:parent-style-name="Standard">
      <style:text-properties style:font-name="Courier New"/>
    </style:style>
    <style:style style:name="P41" style:family="paragraph" style:parent-style-name="Standard">
      <style:paragraph-properties fo:line-height="100%" fo:orphans="2" fo:widows="2" style:text-autospace="none"/>
      <style:text-properties style:font-name="Courier New" style:font-name-complex="Courier New"/>
    </style:style>
    <style:style style:name="P42" style:family="paragraph" style:parent-style-name="Standard">
      <style:paragraph-properties>
        <style:tab-stops>
          <style:tab-stop style:position="0.5in"/>
          <style:tab-stop style:position="0.75in"/>
          <style:tab-stop style:position="1in"/>
          <style:tab-stop style:position="1.25in"/>
          <style:tab-stop style:position="1.5in"/>
        </style:tab-stops>
      </style:paragraph-properties>
      <style:text-properties fo:color="#339966" style:font-name="Courier New" style:font-name-complex="Courier New" style:font-size-complex="7pt"/>
    </style:style>
    <style:style style:name="P43" style:family="paragraph" style:parent-style-name="Standard">
      <style:paragraph-properties fo:line-height="100%" style:snap-to-layout-grid="false">
        <style:tab-stops>
          <style:tab-stop style:position="0.5in"/>
          <style:tab-stop style:position="0.75in"/>
          <style:tab-stop style:position="1in"/>
          <style:tab-stop style:position="1.25in"/>
          <style:tab-stop style:position="1.5in"/>
        </style:tab-stops>
      </style:paragraph-properties>
    </style:style>
    <style:style style:name="P44" style:family="paragraph" style:parent-style-name="Standard">
      <style:paragraph-properties fo:line-height="100%" fo:orphans="2" fo:widows="2" style:text-autospace="none"/>
    </style:style>
    <style:style style:name="P45" style:family="paragraph" style:parent-style-name="Standard">
      <style:paragraph-properties fo:line-height="100%" fo:orphans="2" fo:widows="2" style:text-autospace="none" style:snap-to-layout-grid="false"/>
    </style:style>
    <style:style style:name="P46" style:family="paragraph" style:parent-style-name="Standard">
      <style:paragraph-properties style:snap-to-layout-grid="false"/>
      <style:text-properties fo:color="#000000" style:font-name="Courier New" fo:font-size="8pt" style:font-name-asian="SimSun" style:font-size-asian="8pt" style:language-asian="zh" style:country-asian="CN" style:font-name-complex="Courier New" style:font-size-complex="8pt"/>
    </style:style>
    <style:style style:name="P47" style:family="paragraph" style:parent-style-name="Standard">
      <style:paragraph-properties fo:line-height="100%" fo:orphans="2" fo:widows="2" style:text-autospace="none"/>
      <style:text-properties style:font-name-complex="Arial"/>
    </style:style>
    <style:style style:name="P48" style:family="paragraph" style:parent-style-name="Standard">
      <style:paragraph-properties fo:line-height="100%" fo:orphans="2" fo:widows="2" style:text-autospace="none"/>
      <style:text-properties style:font-name="Courier" fo:font-size="8pt" style:font-size-asian="8pt" style:font-name-complex="Arial"/>
    </style:style>
    <style:style style:name="P49" style:family="paragraph" style:parent-style-name="Standard">
      <style:paragraph-properties style:snap-to-layout-grid="false"/>
      <style:text-properties fo:color="#ff0000" fo:font-size="8pt" fo:font-weight="bold" style:font-size-asian="8pt" style:font-weight-asian="bold" style:font-name-complex="Arial"/>
    </style:style>
    <style:style style:name="P50"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P51"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8pt" fo:font-weight="bold" style:font-size-asian="18pt" style:font-weight-asian="bold"/>
    </style:style>
    <style:style style:name="P52"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style style:name="P53"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54" style:family="paragraph" style:parent-style-name="Standard">
      <style:paragraph-properties fo:margin-left="0in" fo:margin-right="0.25in" fo:text-indent="0in" style:auto-text-indent="false" style:snap-to-layout-grid="false"/>
    </style:style>
    <style:style style:name="P55" style:family="paragraph" style:parent-style-name="Body_20_Text_20_3">
      <style:paragraph-properties fo:padding-left="0.0555in" fo:padding-right="0.0555in" fo:padding-top="0.0138in" fo:padding-bottom="0.0138in" fo:border="0.0071in solid #000000"/>
    </style:style>
    <style:style style:name="P56" style:family="paragraph" style:parent-style-name="Standard">
      <style:paragraph-properties fo:line-height="100%" fo:orphans="2" fo:widows="2" fo:padding-left="0.0555in" fo:padding-right="0.0555in" fo:padding-top="0.0138in" fo:padding-bottom="0.0138in" fo:border="0.0071in solid #000000" style:text-autospace="none"/>
      <style:text-properties style:font-name="Courier" fo:font-size="8pt" style:font-size-asian="8pt" style:font-name-complex="Arial"/>
    </style:style>
    <style:style style:name="P57" style:family="paragraph" style:parent-style-name="Standard">
      <style:paragraph-properties fo:line-height="100%" fo:orphans="2" fo:widows="2" fo:padding-left="0.0555in" fo:padding-right="0.0555in" fo:padding-top="0.0138in" fo:padding-bottom="0.0138in" fo:border="0.0071in solid #000000" style:text-autospace="none"/>
      <style:text-properties style:font-name="Courier New" fo:font-size="8pt" style:font-size-asian="8pt" style:font-name-complex="Courier New"/>
    </style:style>
    <style:style style:name="P58" style:family="paragraph" style:parent-style-name="Standard">
      <style:paragraph-properties fo:line-height="100%" fo:orphans="2" fo:widows="2" fo:padding-left="0.0555in" fo:padding-right="0.0555in" fo:padding-top="0.0138in" fo:padding-bottom="0.0138in" fo:border="0.0071in solid #000000" style:text-autospace="none"/>
      <style:text-properties style:font-name="Courier New" fo:font-size="8pt" fo:font-weight="bold" style:font-size-asian="8pt" style:font-weight-asian="bold" style:font-name-complex="Courier New" style:font-weight-complex="bold"/>
    </style:style>
    <style:style style:name="P59" style:family="paragraph" style:parent-style-name="Header">
      <style:paragraph-properties fo:line-height="100%" fo:orphans="2" fo:widows="2" fo:padding-left="0.0555in" fo:padding-right="0.0555in" fo:padding-top="0.0138in" fo:padding-bottom="0.0138in" fo:border="0.0071in solid #000000" style:text-autospace="none">
        <style:tab-stops/>
      </style:paragraph-properties>
      <style:text-properties style:font-name="Courier" fo:font-size="8pt" style:font-size-asian="8pt" style:font-name-complex="Arial"/>
    </style:style>
    <style:style style:name="P60" style:family="paragraph" style:parent-style-name="Text_20_body">
      <style:paragraph-properties fo:margin-left="0in" fo:margin-right="0in" fo:text-indent="0in" style:auto-text-indent="false"/>
    </style:style>
    <style:style style:name="P61" style:family="paragraph" style:parent-style-name="Plain_20_Text">
      <style:paragraph-properties fo:padding="0.0138in" fo:border="0.0008in solid #000000"/>
    </style:style>
    <style:style style:name="P62" style:family="paragraph" style:parent-style-name="Plain_20_Text">
      <style:paragraph-properties fo:padding="0.0138in" fo:border="0.0008in solid #000000"/>
      <style:text-properties style:font-name-asian="MS Mincho"/>
    </style:style>
    <style:style style:name="P63" style:family="paragraph" style:parent-style-name="Plain_20_Text">
      <style:paragraph-properties fo:padding="0.0138in" fo:border="0.0008in solid #000000"/>
      <style:text-properties fo:color="#008000" style:font-name-asian="MS Mincho"/>
    </style:style>
    <style:style style:name="P64" style:family="paragraph" style:parent-style-name="Plain_20_Text">
      <style:paragraph-properties fo:padding="0.0138in" fo:border="0.0008in solid #000000"/>
      <style:text-properties fo:font-weight="bold" style:font-name-asian="MS Mincho" style:font-weight-asian="bold" style:font-weight-complex="bold"/>
    </style:style>
    <style:style style:name="P65" style:family="paragraph" style:parent-style-name="Standard">
      <style:paragraph-properties fo:margin-left="0.0752in" fo:margin-right="0in" fo:text-indent="0in" style:auto-text-indent="false" style:snap-to-layout-grid="false"/>
    </style:style>
    <style:style style:name="P66" style:family="paragraph" style:parent-style-name="Standard">
      <style:paragraph-properties fo:margin-left="0.498in" fo:margin-right="0in" fo:text-indent="0in" style:auto-text-indent="false" style:snap-to-layout-grid="false"/>
      <style:text-properties fo:font-size="8pt" fo:language="zxx" fo:country="none" style:font-size-asian="8pt" style:language-asian="zxx" style:country-asian="none" style:font-name-complex="Arial"/>
    </style:style>
    <style:style style:name="P67" style:family="paragraph" style:parent-style-name="Standard">
      <style:paragraph-properties fo:margin-left="0.0917in" fo:margin-right="0in" fo:text-indent="0in" style:auto-text-indent="false" style:snap-to-layout-grid="false"/>
      <style:text-properties fo:font-size="8pt" fo:language="zxx" fo:country="none" style:font-size-asian="8pt" style:language-asian="zxx" style:country-asian="none" style:font-name-complex="Arial"/>
    </style:style>
    <style:style style:name="P68" style:family="paragraph" style:parent-style-name="Standard">
      <style:paragraph-properties fo:margin-left="0.0083in" fo:margin-right="0in" fo:text-indent="0in" style:auto-text-indent="false" style:snap-to-layout-grid="false"/>
      <style:text-properties fo:font-size="8pt" fo:font-weight="bold" style:font-size-asian="8pt" style:font-weight-asian="bold" style:font-name-complex="Arial" style:font-weight-complex="bold"/>
    </style:style>
    <style:style style:name="P69" style:family="paragraph" style:parent-style-name="Standard">
      <style:paragraph-properties fo:margin-left="0.0189in" fo:margin-right="0in" fo:text-indent="0in" style:auto-text-indent="false" style:snap-to-layout-grid="false"/>
      <style:text-properties fo:font-size="8pt" fo:font-style="italic" style:font-size-asian="8pt" style:font-style-asian="italic" style:font-name-complex="Arial" style:font-style-complex="italic"/>
    </style:style>
    <style:style style:name="P70" style:family="paragraph" style:parent-style-name="Standard">
      <style:paragraph-properties fo:margin-left="0.0189in" fo:margin-right="0in" fo:text-indent="0in" style:auto-text-indent="false" style:snap-to-layout-grid="false"/>
      <style:text-properties fo:font-size="8pt" style:font-size-asian="8pt" style:font-name-complex="Arial"/>
    </style:style>
    <style:style style:name="P71" style:family="paragraph" style:parent-style-name="Standard">
      <style:paragraph-properties fo:margin-left="0.0189in" fo:margin-right="0in" fo:text-indent="0in" style:auto-text-indent="false" style:snap-to-layout-grid="false"/>
      <style:text-properties fo:font-size="8pt" fo:font-weight="bold" style:font-size-asian="8pt" style:font-weight-asian="bold" style:font-name-complex="Arial" style:font-weight-complex="bold"/>
    </style:style>
    <style:style style:name="P72" style:family="paragraph" style:parent-style-name="Standard">
      <style:paragraph-properties fo:margin-left="0.0189in" fo:margin-right="0in" fo:text-indent="0in" style:auto-text-indent="false" style:snap-to-layout-grid="false"/>
      <style:text-properties fo:font-size="8pt" fo:font-weight="bold" style:font-size-asian="8pt" style:font-weight-asian="bold" style:font-name-complex="Arial" style:font-style-complex="italic" style:font-weight-complex="bold"/>
    </style:style>
    <style:style style:name="P73" style:family="paragraph" style:parent-style-name="Standard">
      <style:paragraph-properties fo:margin-left="0.0189in" fo:margin-right="0in" fo:text-indent="0in" style:auto-text-indent="false" style:snap-to-layout-grid="false"/>
      <style:text-properties fo:font-size="8pt" fo:language="zxx" fo:country="none" fo:font-weight="bold" style:font-size-asian="8pt" style:language-asian="zxx" style:country-asian="none" style:font-weight-asian="bold" style:font-name-complex="Arial" style:font-weight-complex="bold"/>
    </style:style>
    <style:style style:name="P74" style:family="paragraph" style:parent-style-name="Standard">
      <style:paragraph-properties fo:margin-left="0.0291in" fo:margin-right="0in" fo:text-indent="0in" style:auto-text-indent="false" style:snap-to-layout-grid="false"/>
      <style:text-properties fo:font-size="8pt" style:font-size-asian="8pt" style:font-name-complex="Arial"/>
    </style:style>
    <style:style style:name="P75" style:family="paragraph" style:parent-style-name="Standard">
      <style:paragraph-properties fo:margin-left="0.0291in" fo:margin-right="0in" fo:text-indent="0in" style:auto-text-indent="false" style:snap-to-layout-grid="false"/>
      <style:text-properties fo:font-size="8pt" fo:font-style="italic" fo:font-weight="bold" style:font-size-asian="8pt" style:font-style-asian="italic" style:font-weight-asian="bold" style:font-name-complex="Arial" style:font-style-complex="italic" style:font-weight-complex="bold"/>
    </style:style>
    <style:style style:name="P76" style:family="paragraph" style:parent-style-name="Standard">
      <style:paragraph-properties fo:margin-left="0.0291in" fo:margin-right="0in" fo:text-indent="0in" style:auto-text-indent="false" style:snap-to-layout-grid="false"/>
      <style:text-properties fo:font-size="8pt" fo:language="zxx" fo:country="none" fo:font-style="italic" style:font-size-asian="8pt" style:language-asian="zxx" style:country-asian="none" style:font-style-asian="italic" style:font-name-complex="Arial" style:font-style-complex="italic"/>
    </style:style>
    <style:style style:name="P77" style:family="paragraph" style:parent-style-name="Standard">
      <style:paragraph-properties fo:margin-left="0.0291in" fo:margin-right="0in" fo:text-indent="0in" style:auto-text-indent="false" style:snap-to-layout-grid="false"/>
      <style:text-properties fo:font-size="8pt" fo:language="zxx" fo:country="none" style:font-size-asian="8pt" style:language-asian="zxx" style:country-asian="none" style:font-name-complex="Arial"/>
    </style:style>
    <style:style style:name="P78" style:family="paragraph" style:parent-style-name="Standard">
      <style:paragraph-properties fo:margin-left="0.0291in" fo:margin-right="0in" fo:text-indent="0in" style:auto-text-indent="false" style:snap-to-layout-grid="false"/>
      <style:text-properties fo:font-size="8pt" fo:language="zxx" fo:country="none" fo:font-weight="bold" style:font-size-asian="8pt" style:language-asian="zxx" style:country-asian="none" style:font-weight-asian="bold" style:font-name-complex="Arial" style:font-weight-complex="bold"/>
    </style:style>
    <style:style style:name="P79" style:family="paragraph" style:parent-style-name="Standard">
      <style:paragraph-properties fo:margin-left="0.0291in" fo:margin-right="0in" fo:text-indent="0in" style:auto-text-indent="false" style:snap-to-layout-grid="false"/>
      <style:text-properties fo:font-size="8pt" fo:font-weight="bold" style:font-size-asian="8pt" style:font-weight-asian="bold" style:font-name-complex="Arial" style:font-weight-complex="bold"/>
    </style:style>
    <style:style style:name="P80" style:family="paragraph" style:parent-style-name="Standard">
      <style:paragraph-properties fo:margin-left="0.5189in" fo:margin-right="0in" fo:text-indent="0in" style:auto-text-indent="false" style:snap-to-layout-grid="false"/>
      <style:text-properties fo:font-size="8pt" style:font-size-asian="8pt" style:font-name-complex="Arial"/>
    </style:style>
    <style:style style:name="P81" style:family="paragraph" style:parent-style-name="Standard">
      <style:paragraph-properties fo:margin-left="1.0209in" fo:margin-right="0in" fo:text-indent="0in" style:auto-text-indent="false" style:snap-to-layout-grid="false"/>
      <style:text-properties fo:font-size="8pt" fo:language="zxx" fo:country="none" style:font-size-asian="8pt" style:language-asian="zxx" style:country-asian="none" style:font-name-complex="Arial"/>
    </style:style>
    <style:style style:name="P82" style:family="paragraph" style:parent-style-name="Standard">
      <style:paragraph-properties fo:margin-left="0.0709in" fo:margin-right="0in" fo:text-indent="0in" style:auto-text-indent="false" style:snap-to-layout-grid="false"/>
      <style:text-properties fo:font-size="8pt" fo:font-weight="bold" style:font-size-asian="8pt" style:font-weight-asian="bold" style:font-name-complex="Arial" style:font-weight-complex="bold"/>
    </style:style>
    <style:style style:name="P83" style:family="paragraph" style:parent-style-name="Standard">
      <style:paragraph-properties fo:margin-left="0.0709in" fo:margin-right="0in" fo:text-indent="0in" style:auto-text-indent="false" style:snap-to-layout-grid="false"/>
      <style:text-properties fo:font-size="8pt" fo:font-style="italic" fo:font-weight="bold" style:font-size-asian="8pt" style:font-style-asian="italic" style:font-weight-asian="bold" style:font-name-complex="Arial" style:font-style-complex="italic" style:font-weight-complex="bold"/>
    </style:style>
    <style:style style:name="P84" style:family="paragraph" style:parent-style-name="Standard">
      <style:paragraph-properties fo:margin-left="0.0709in" fo:margin-right="0in" fo:text-indent="0in" style:auto-text-indent="false" style:snap-to-layout-grid="false"/>
      <style:text-properties fo:font-size="8pt" fo:language="zxx" fo:country="none" fo:font-style="italic" fo:font-weight="bold" style:font-size-asian="8pt" style:language-asian="zxx" style:country-asian="none" style:font-style-asian="italic" style:font-weight-asian="bold" style:font-name-complex="Arial" style:font-style-complex="italic" style:font-weight-complex="bold"/>
    </style:style>
    <style:style style:name="P85" style:family="paragraph" style:parent-style-name="Standard">
      <style:paragraph-properties fo:margin-left="0.0709in" fo:margin-right="0in" fo:text-indent="0in" style:auto-text-indent="false" style:snap-to-layout-grid="false"/>
      <style:text-properties fo:font-size="8pt" style:font-size-asian="8pt" style:font-name-complex="Arial"/>
    </style:style>
    <style:style style:name="P86" style:family="paragraph" style:parent-style-name="Standard">
      <style:paragraph-properties fo:margin-left="0.25in" fo:margin-right="0in" fo:line-height="100%" fo:orphans="2" fo:widows="2" fo:text-indent="0in" style:auto-text-indent="false" style:text-autospace="none"/>
      <style:text-properties style:font-name-complex="Arial"/>
    </style:style>
    <style:style style:name="P87" style:family="paragraph" style:parent-style-name="Title">
      <style:paragraph-properties fo:text-align="end" style:justify-single-word="false"/>
    </style:style>
    <style:style style:name="P88" style:family="paragraph" style:parent-style-name="Title">
      <style:paragraph-properties fo:text-align="end" style:justify-single-word="false"/>
      <style:text-properties fo:font-size="12pt" style:font-size-asian="12pt"/>
    </style:style>
    <style:style style:name="P89" style:family="paragraph" style:parent-style-name="Title">
      <style:text-properties fo:font-size="14pt" style:font-size-asian="14pt"/>
    </style:style>
    <style:style style:name="P90" style:family="paragraph" style:parent-style-name="Title">
      <style:paragraph-properties fo:break-before="page"/>
    </style:style>
    <style:style style:name="P91" style:family="paragraph" style:parent-style-name="Title">
      <style:paragraph-properties fo:break-before="page">
        <style:tab-stops>
          <style:tab-stop style:position="0.3in"/>
          <style:tab-stop style:position="6.5in" style:type="right"/>
        </style:tab-stops>
      </style:paragraph-properties>
      <style:text-properties fo:font-weight="bold" style:font-weight-asian="bold"/>
    </style:style>
    <style:style style:name="P92" style:family="paragraph" style:parent-style-name="Standard">
      <style:paragraph-properties fo:break-before="page"/>
    </style:style>
    <style:style style:name="P93" style:family="paragraph" style:parent-style-name="Contents_20_1">
      <style:paragraph-properties>
        <style:tab-stops>
          <style:tab-stop style:position="6.5in" style:type="right"/>
          <style:tab-stop style:position="7.2673in" style:type="right" style:leader-style="dotted" style:leader-text="."/>
        </style:tab-stops>
      </style:paragraph-properties>
    </style:style>
    <style:style style:name="P94" style:family="paragraph" style:parent-style-name="Contents_20_2">
      <style:paragraph-properties>
        <style:tab-stops>
          <style:tab-stop style:position="6.2in" style:type="right"/>
          <style:tab-stop style:position="6.9673in" style:type="right" style:leader-style="dotted" style:leader-text="."/>
        </style:tab-stops>
      </style:paragraph-properties>
    </style:style>
    <style:style style:name="P95" style:family="paragraph" style:parent-style-name="Contents_20_3">
      <style:paragraph-properties>
        <style:tab-stops>
          <style:tab-stop style:position="0.3126in"/>
          <style:tab-stop style:position="0.4236in"/>
          <style:tab-stop style:position="5.8126in" style:type="right"/>
          <style:tab-stop style:position="6.5799in" style:type="right" style:leader-style="dotted" style:leader-text="."/>
        </style:tab-stops>
      </style:paragraph-properties>
    </style:style>
    <style:style style:name="P96" style:family="paragraph" style:parent-style-name="Header">
      <style:paragraph-properties>
        <style:tab-stops/>
      </style:paragraph-properties>
    </style:style>
    <style:style style:name="P97" style:family="paragraph" style:parent-style-name="Header">
      <style:paragraph-properties style:snap-to-layout-grid="false">
        <style:tab-stops/>
      </style:paragraph-properties>
    </style:style>
    <style:style style:name="P98" style:family="paragraph" style:parent-style-name="Header">
      <style:paragraph-properties>
        <style:tab-stops/>
      </style:paragraph-properties>
      <style:text-properties fo:font-weight="bold" style:font-weight-asian="bold"/>
    </style:style>
    <style:style style:name="P99" style:family="paragraph" style:parent-style-name="Header">
      <style:paragraph-properties style:snap-to-layout-grid="false">
        <style:tab-stops/>
      </style:paragraph-properties>
      <style:text-properties fo:font-weight="bold" style:font-weight-asian="bold" style:font-weight-complex="bold"/>
    </style:style>
    <style:style style:name="P100" style:family="paragraph" style:parent-style-name="Header">
      <style:paragraph-properties>
        <style:tab-stops/>
      </style:paragraph-properties>
      <style:text-properties fo:font-style="italic" fo:font-weight="bold" style:font-style-asian="italic" style:font-weight-asian="bold" style:font-name-complex="Arial" style:font-style-complex="italic" style:font-weight-complex="bold"/>
    </style:style>
    <style:style style:name="P101" style:family="paragraph" style:parent-style-name="Header">
      <style:paragraph-properties fo:line-height="100%" fo:orphans="2" fo:widows="2" style:text-autospace="none" style:snap-to-layout-grid="false">
        <style:tab-stops/>
      </style:paragraph-properties>
      <style:text-properties fo:font-style="italic" fo:font-weight="bold" style:font-style-asian="italic" style:font-weight-asian="bold" style:font-name-complex="Arial" style:font-style-complex="italic" style:font-weight-complex="bold"/>
    </style:style>
    <style:style style:name="P102" style:family="paragraph" style:parent-style-name="Header">
      <style:text-properties fo:font-style="italic" style:font-style-asian="italic" style:font-style-complex="italic"/>
    </style:style>
    <style:style style:name="P103" style:family="paragraph" style:parent-style-name="Header">
      <style:paragraph-properties>
        <style:tab-stops/>
      </style:paragraph-properties>
      <style:text-properties fo:font-style="italic" style:font-style-asian="italic" style:font-style-complex="italic"/>
    </style:style>
    <style:style style:name="P104" style:family="paragraph" style:parent-style-name="Header">
      <style:paragraph-properties fo:line-height="100%" fo:orphans="2" fo:widows="2" style:text-autospace="none">
        <style:tab-stops/>
      </style:paragraph-properties>
      <style:text-properties style:font-name-complex="Arial"/>
    </style:style>
    <style:style style:name="P105" style:family="paragraph" style:parent-style-name="Header">
      <style:paragraph-properties fo:line-height="100%" fo:orphans="2" fo:widows="2" style:text-autospace="none" style:snap-to-layout-grid="false">
        <style:tab-stops/>
      </style:paragraph-properties>
      <style:text-properties style:font-name-complex="Arial"/>
    </style:style>
    <style:style style:name="P106" style:family="paragraph" style:parent-style-name="Header">
      <style:paragraph-properties>
        <style:tab-stops/>
      </style:paragraph-properties>
      <style:text-properties style:font-name-complex="Arial"/>
    </style:style>
    <style:style style:name="P107" style:family="paragraph" style:parent-style-name="Header">
      <style:paragraph-properties fo:margin-left="0.5in" fo:margin-right="0in" fo:text-indent="0in" style:auto-text-indent="false">
        <style:tab-stops/>
      </style:paragraph-properties>
    </style:style>
    <style:style style:name="P108" style:family="paragraph" style:parent-style-name="Header">
      <style:paragraph-properties fo:padding-left="0.0555in" fo:padding-right="0.0555in" fo:padding-top="0.0138in" fo:padding-bottom="0.0138in" fo:border="0.0008in solid #000000"/>
    </style:style>
    <style:style style:name="P109" style:family="paragraph" style:parent-style-name="Tabletext">
      <style:paragraph-properties style:snap-to-layout-grid="false"/>
    </style:style>
    <style:style style:name="P110" style:family="paragraph" style:parent-style-name="Tabletext">
      <style:paragraph-properties fo:text-align="center" style:justify-single-word="false" style:snap-to-layout-grid="false"/>
      <style:text-properties fo:font-weight="bold" style:font-weight-asian="bold"/>
    </style:style>
    <style:style style:name="P111" style:family="paragraph" style:parent-style-name="Standard">
      <style:paragraph-properties style:snap-to-layout-grid="false"/>
      <style:text-properties fo:font-size="8pt" style:font-size-asian="8pt" style:font-size-complex="8pt"/>
    </style:style>
    <style:style style:name="P112" style:family="paragraph" style:parent-style-name="Standard">
      <style:paragraph-properties style:snap-to-layout-grid="false"/>
      <style:text-properties fo:font-size="8pt" fo:font-weight="bold" style:font-size-asian="8pt" style:font-weight-asian="bold" style:font-size-complex="8pt" style:font-weight-complex="bold"/>
    </style:style>
    <style:style style:name="P113" style:family="paragraph" style:parent-style-name="Standard" style:list-style-name="WW8Num4"/>
    <style:style style:name="P114" style:family="paragraph" style:parent-style-name="Standard" style:list-style-name="WW8Num9">
      <style:paragraph-properties fo:line-height="100%" fo:orphans="2" fo:widows="2" style:text-autospace="none"/>
    </style:style>
    <style:style style:name="P115" style:family="paragraph" style:parent-style-name="Standard" style:list-style-name="WW8Num3"/>
    <style:style style:name="P116" style:family="paragraph" style:parent-style-name="Standard" style:list-style-name="WW8Num3">
      <style:paragraph-properties fo:line-height="100%" fo:orphans="2" fo:widows="2" style:text-autospace="none"/>
      <style:text-properties style:font-name-complex="Arial"/>
    </style:style>
    <style:style style:name="P117" style:family="paragraph" style:parent-style-name="Standard" style:list-style-name="WW8Num2">
      <style:paragraph-properties fo:line-height="100%" fo:orphans="2" fo:widows="2" style:text-autospace="none"/>
      <style:text-properties style:font-name-complex="Arial"/>
    </style:style>
    <style:style style:name="P118" style:family="paragraph" style:parent-style-name="Standard" style:list-style-name="WW8Num8">
      <style:paragraph-properties fo:line-height="100%" fo:orphans="2" fo:widows="2" style:text-autospace="none"/>
      <style:text-properties style:font-name-complex="Arial"/>
    </style:style>
    <style:style style:name="P119" style:family="paragraph" style:parent-style-name="Standard" style:list-style-name="WW8Num6">
      <style:paragraph-properties fo:line-height="100%" fo:orphans="2" fo:widows="2" style:text-autospace="none"/>
      <style:text-properties style:font-name-complex="Arial"/>
    </style:style>
    <style:style style:name="P120" style:family="paragraph" style:parent-style-name="Standard" style:list-style-name="WW8Num7">
      <style:paragraph-properties fo:line-height="100%" fo:orphans="2" fo:widows="2" style:text-autospace="none"/>
      <style:text-properties style:font-name-complex="Arial"/>
    </style:style>
    <style:style style:name="P121" style:family="paragraph" style:parent-style-name="Standard" style:list-style-name="WW8Num6"/>
    <style:style style:name="P122" style:family="paragraph" style:parent-style-name="Standard" style:list-style-name="WW8Num7"/>
    <style:style style:name="P123" style:family="paragraph" style:parent-style-name="Standard">
      <style:text-properties fo:color="#ff0000"/>
    </style:style>
    <style:style style:name="P124" style:family="paragraph" style:parent-style-name="Heading_20_4">
      <style:text-properties fo:color="#ff0000"/>
    </style:style>
    <style:style style:name="P125" style:family="paragraph" style:parent-style-name="Title" style:master-page-name="Standard">
      <style:paragraph-properties fo:text-align="end" style:justify-single-word="false" style:page-number="auto"/>
    </style:style>
    <style:style style:name="P126" style:family="paragraph" style:parent-style-name="Title" style:master-page-name="Convert_20_1">
      <style:paragraph-properties style:page-number="auto"/>
    </style:style>
    <style:style style:name="P127" style:family="paragraph" style:parent-style-name="Header" style:list-style-name="WW8Num10">
      <style:paragraph-properties>
        <style:tab-stops/>
      </style:paragraph-properties>
    </style:style>
    <style:style style:name="T1" style:family="text">
      <style:text-properties style:font-name="Symbo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MS Mincho" style:font-weight-asian="bold" style:font-weight-complex="bold"/>
    </style:style>
    <style:style style:name="T5" style:family="text">
      <style:text-properties fo:font-size="8pt" style:font-size-asian="8pt" style:font-name-complex="Arial"/>
    </style:style>
    <style:style style:name="T6" style:family="text">
      <style:text-properties fo:font-size="8pt" style:font-size-asian="8pt" style:font-name-complex="Arial" style:font-size-complex="7pt"/>
    </style:style>
    <style:style style:name="T7" style:family="text">
      <style:text-properties fo:font-size="8pt" fo:font-style="italic" style:font-size-asian="8pt" style:font-style-asian="italic" style:font-name-complex="Arial"/>
    </style:style>
    <style:style style:name="T8" style:family="text">
      <style:text-properties fo:font-size="8pt" style:text-underline-style="solid" style:text-underline-width="auto" style:text-underline-color="font-color" style:font-size-asian="8pt" style:font-name-complex="Arial"/>
    </style:style>
    <style:style style:name="T9" style:family="text">
      <style:text-properties fo:font-size="8pt" style:text-underline-style="solid" style:text-underline-width="auto" style:text-underline-color="font-color" style:font-size-asian="8pt" style:font-name-complex="Arial" style:font-size-complex="7pt"/>
    </style:style>
    <style:style style:name="T10" style:family="text">
      <style:text-properties style:font-name-complex="Arial"/>
    </style:style>
    <style:style style:name="T11" style:family="text">
      <style:text-properties fo:font-style="italic" fo:font-weight="bold" style:font-style-asian="italic" style:font-weight-asian="bold" style:font-name-complex="Arial" style:font-style-complex="italic" style:font-weight-complex="bold"/>
    </style:style>
    <style:style style:name="T12" style:family="text">
      <style:text-properties fo:color="#ff0000"/>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name-complex="Arial"/>
    </style:style>
    <style:style style:name="T15" style:family="text">
      <style:text-properties style:font-name-asian="MS Mincho"/>
    </style:style>
    <style:style style:name="T16" style:family="text">
      <style:text-properties style:font-name="Wingdings" fo:font-weight="bold" style:font-weight-asian="bold" style:font-weight-complex="bold"/>
    </style:style>
    <style:style style:name="T17" style:family="text"/>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GTAS</text:p>
      <text:p text:style-name="P88"/>
      <text:p text:style-name="P87">Project Environment Configuration</text:p>
      <text:p text:style-name="P87"/>
      <text:p text:style-name="P89"/>
      <text:p text:style-name="Standard"/>
      <text:p text:style-name="P12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0">Date</text:p>
          </table:table-cell>
          <table:table-cell table:style-name="Table1.A1" office:value-type="string">
            <text:p text:style-name="P110">Version</text:p>
          </table:table-cell>
          <table:table-cell table:style-name="Table1.A1" office:value-type="string">
            <text:p text:style-name="P110">Description</text:p>
          </table:table-cell>
          <table:table-cell table:style-name="Table1.D1" office:value-type="string">
            <text:p text:style-name="P110">Author</text:p>
          </table:table-cell>
        </table:table-row>
        <table:table-row table:style-name="Table1.1">
          <table:table-cell table:style-name="Table1.A1" office:value-type="string">
            <text:p text:style-name="P109">04-May-02</text:p>
          </table:table-cell>
          <table:table-cell table:style-name="Table1.A1" office:value-type="string">
            <text:p text:style-name="P109">1.0</text:p>
          </table:table-cell>
          <table:table-cell table:style-name="Table1.A1" office:value-type="string">
            <text:p text:style-name="P109">Initial draft</text:p>
          </table:table-cell>
          <table:table-cell table:style-name="Table1.D1" office:value-type="string">
            <text:p text:style-name="P109">Ang Meng Hua</text:p>
          </table:table-cell>
        </table:table-row>
        <table:table-row table:style-name="Table1.1">
          <table:table-cell table:style-name="Table1.A1" office:value-type="string">
            <text:p text:style-name="P109">22-Jul-02</text:p>
          </table:table-cell>
          <table:table-cell table:style-name="Table1.A1" office:value-type="string">
            <text:p text:style-name="P109">1.1</text:p>
          </table:table-cell>
          <table:table-cell table:style-name="Table1.A1" office:value-type="string">
            <text:p text:style-name="P109">Provide more details on JBuilder Project Configuration<text:line-break/><text:line-break/>Re-write ANT integration to JBuilder</text:p>
          </table:table-cell>
          <table:table-cell table:style-name="Table1.D1" office:value-type="string">
            <text:p text:style-name="P109">Ang Meng Hua</text:p>
          </table:table-cell>
        </table:table-row>
        <table:table-row table:style-name="Table1.1">
          <table:table-cell table:style-name="Table1.A1" office:value-type="string">
            <text:p text:style-name="P109">13-Apr-08</text:p>
          </table:table-cell>
          <table:table-cell table:style-name="Table1.A1" office:value-type="string">
            <text:p text:style-name="P109">1.2</text:p>
          </table:table-cell>
          <table:table-cell table:style-name="Table1.A1" office:value-type="string">
            <text:p text:style-name="P109">Reflect the directory/ packaging structure use in GTAS 4.0. </text:p>
            <text:p text:style-name="Tabletext">Reflect the build command use in GTAS 4.0.</text:p>
            <text:p text:style-name="Tabletext">Reflect the current my-build.properties use in GTAS 4.0</text:p>
          </table:table-cell>
          <table:table-cell table:style-name="Table1.D1" office:value-type="string">
            <text:p text:style-name="P109">Tam Wei Xiang</text:p>
          </table:table-cell>
        </table:table-row>
        <table:table-row table:style-name="Table1.1">
          <table:table-cell table:style-name="Table1.A1" office:value-type="string">
            <text:p text:style-name="P109">04-OCT-08</text:p>
          </table:table-cell>
          <table:table-cell table:style-name="Table1.A1" office:value-type="string">
            <text:p text:style-name="P109">1.3</text:p>
          </table:table-cell>
          <table:table-cell table:style-name="Table1.A1" office:value-type="string">
            <text:p text:style-name="P109">Added in Rollout directory structure</text:p>
          </table:table-cell>
          <table:table-cell table:style-name="Table1.D1" office:value-type="string">
            <text:p text:style-name="P109">Tam Wei Xiang</text:p>
          </table:table-cell>
        </table:table-row>
      </table:table>
      <text:p text:style-name="Standard"/>
      <text:p text:style-name="P9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2in"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3126in" style:leader-char=" " style:with-tab="false"/>
            <text:index-entry-tab-stop style:type="left" style:position="0.4236in" style:leader-char=" " style:with-tab="false"/>
            <text:index-entry-tab-stop style:type="left" style:position="5.8126in"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93"><text:a xlink:type="simple" xlink:href="#1.Introduction|outline">1. Introduction<text:tab/>4</text:a></text:p>
          <text:p text:style-name="P94"><text:a xlink:type="simple" xlink:href="#1.1.Purpose|outline">1.1 Purpose<text:tab/>4</text:a></text:p>
          <text:p text:style-name="P94"><text:a xlink:type="simple" xlink:href="#1.2.Scope|outline">1.2 Scope<text:tab/>4</text:a></text:p>
          <text:p text:style-name="P93"><text:a xlink:type="simple" xlink:href="#2.References|outline">2. References<text:tab/>4</text:a></text:p>
          <text:p text:style-name="P93"><text:a xlink:type="simple" xlink:href="#3.Project Environment Configuration|outline">3. Project Environment Configuration<text:tab/>4</text:a></text:p>
          <text:p text:style-name="P94"><text:a xlink:type="simple" xlink:href="#3.1.Project Directory Structure|outline">3.1 Project Directory Structure<text:tab/>4</text:a></text:p>
          <text:p text:style-name="P95"><text:a xlink:type="simple" xlink:href="#3.1.1.GTAS|outline">3.1.1 GTAS<text:tab/>4</text:a></text:p>
          <text:p text:style-name="P94"><text:a xlink:type="simple" xlink:href="#3.2.Project Packaging Structure|outline">3.2 Project Packaging Structure<text:tab/>8</text:a></text:p>
          <text:p text:style-name="P95"><text:a xlink:type="simple" xlink:href="#3.2.1.GTAS Packaging Structure|outline">3.2.1 GTAS Packaging Structure<text:tab/>8</text:a></text:p>
          <text:p text:style-name="P95"><text:a xlink:type="simple" xlink:href="#3.2.2.PDIP Packaging Structure|outline">3.2.2 PDIP Packaging Structure<text:tab/>9</text:a></text:p>
          <text:p text:style-name="P94"><text:a xlink:type="simple" xlink:href="#3.3.Project File Naming Convention|outline">3.3 Project File Naming Convention<text:tab/>10</text:a></text:p>
          <text:p text:style-name="P94"><text:a xlink:type="simple" xlink:href="#3.4.Properties file related to the ant build|outline">3.4 Properties file related to the ant build<text:tab/>11</text:a></text:p>
          <text:p text:style-name="P94"><text:a xlink:type="simple" xlink:href="#3.5.Ant Build|outline">3.5 Ant Build<text:tab/>11</text:a></text:p>
          <text:p text:style-name="P94"><text:a xlink:type="simple" xlink:href="#3.6.Building with Ant Script|outline">3.6 Building with Ant Script<text:tab/>14</text:a></text:p>
          <text:p text:style-name="P95"><text:a xlink:type="simple" xlink:href="#3.6.1.Sample Build Properties|outline">3.6.1 Sample Build Properties<text:tab/>14</text:a></text:p>
          <text:p text:style-name="P95"><text:a xlink:type="simple" xlink:href="#3.6.2.Sample Ant Build Script|outline">3.6.2 Sample Ant Build Script<text:tab/>16</text:a></text:p>
          <text:p text:style-name="P94"><text:a xlink:type="simple" xlink:href="#3.7.Database Configuration (Obselete)|outline">3.7 Database Configuration (Obselete)<text:tab/>22</text:a></text:p>
          <text:p text:style-name="P95"><text:a xlink:type="simple" xlink:href="#3.7.1.Jboss (3.0.0 alpha) Integration with MySQL|outline">3.7.1 Jboss (3.0.0 alpha) Integration with MySQL<text:tab/>22</text:a></text:p>
          <text:p text:style-name="P95"><text:a xlink:type="simple" xlink:href="#3.7.2.Setting up the database |outline">3.7.2 Setting up the database <text:tab/>22</text:a></text:p>
          <text:p text:style-name="P95"><text:a xlink:type="simple" xlink:href="#3.7.3.Verify database setup|outline">3.7.3 Verify database setup<text:tab/>23</text:a></text:p>
          <text:p text:style-name="P94"><text:a xlink:type="simple" xlink:href="#3.8.Bean Manifest File|outline">3.8 Bean Manifest File<text:tab/>24</text:a></text:p>
          <text:p text:style-name="P94"><text:a xlink:type="simple" xlink:href="#3.9.Unit testing with JUnit (Not applicable for Eclipse ENV)|outline">3.9 Unit testing with JUnit (Not applicable for Eclipse ENV)<text:tab/>24</text:a></text:p>
          <text:p text:style-name="P95"><text:a xlink:type="simple" xlink:href="#3.9.1.Test program naming convention|outline">3.9.1 Test program naming convention<text:tab/>24</text:a></text:p>
          <text:p text:style-name="P95"><text:a xlink:type="simple" xlink:href="#3.9.2.Add JUnit library to your project|outline">3.9.2 Add JUnit library to your project<text:tab/>24</text:a></text:p>
          <text:p text:style-name="P95"><text:a xlink:type="simple" xlink:href="#3.9.3.What classes to test?|outline">3.9.3 What classes to test?<text:tab/>24</text:a></text:p>
          <text:p text:style-name="P95"><text:a xlink:type="simple" xlink:href="#3.9.4.Testing EJBs|outline">3.9.4 Testing EJBs<text:tab/>24</text:a></text:p>
          <text:p text:style-name="P95"><text:a xlink:type="simple" xlink:href="#3.9.5.Running the test case on the web|outline">3.9.5 Running the test case on the web<text:tab/>25</text:a></text:p>
        </text:index-body>
      </text:table-of-content>
      <text:p text:style-name="P91"/>
      <text:list xml:id="list33292946" text:style-name="Outline">
        <text:list-item>
          <text:h text:style-name="Heading_20_1" text:outline-level="1" text:restart-numbering="true" text:start-value="-1">Introduction</text:h>
        </text:list-item>
      </text:list>
      <text:p text:style-name="Standard"/>
      <text:p text:style-name="Standard">There is a frequent need during the development of a J2EE application to administer environments of various types: development environments, QA environments and production environments. The administration of the environments needs to be reliable, repeatable, and efficient as possible.</text:p>
      <text:p text:style-name="Standard"/>
      <text:list xml:id="list33275463" text:continue-numbering="true" text:style-name="Outline">
        <text:list-item>
          <text:list>
            <text:list-item>
              <text:h text:style-name="Heading_20_2" text:outline-level="2">Purpose</text:h>
            </text:list-item>
          </text:list>
        </text:list-item>
      </text:list>
      <text:p text:style-name="P96">The project environment configuration provides a comprehensive guideline to the many aspects of administering the development process. The guideline aims to assist the developer to get up to speed on their development without having to worry too much about non-development issues. </text:p>
      <text:p text:style-name="Body_20_Text_20_Indent_20_2"/>
      <text:list xml:id="list33285231" text:continue-numbering="true" text:style-name="Outline">
        <text:list-item>
          <text:list>
            <text:list-item>
              <text:h text:style-name="Heading_20_2" text:outline-level="2">Scope</text:h>
            </text:list-item>
          </text:list>
        </text:list-item>
      </text:list>
      <text:p text:style-name="Standard">This configuration guideline focus primarily on administering the development environment: from setting up the development environment, authoring the build script for automating the build process, to configuring the test environment for unit testing. It also defines and standardizes the directory structure, the packaging structure organization and the file naming convention used in the project. </text:p>
      <text:p text:style-name="Text_20_body"/>
      <text:list xml:id="list33279007" text:continue-numbering="true" text:style-name="Outline">
        <text:list-item>
          <text:h text:style-name="Heading_20_1" text:outline-level="1">References</text:h>
        </text:list-item>
      </text:list>
      <text:p text:style-name="Standard"/>
      <text:p text:style-name="Standard"/>
      <text:list xml:id="list33298824" text:continue-numbering="true" text:style-name="Outline">
        <text:list-item>
          <text:h text:style-name="Heading_20_1" text:outline-level="1">Project Environment Configuration</text:h>
        </text:list-item>
      </text:list>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2">GridTalk 4.0 Project Directory Structure</text:p>
          </table:table-cell>
          <table:covered-table-cell/>
        </table:table-row>
        <table:table-row table:style-name="Table2.1">
          <table:table-cell table:style-name="Table2.A2" office:value-type="string">
            <text:p text:style-name="P9">GridTalk 4.0</text:p>
          </table:table-cell>
          <table:table-cell table:style-name="Table2.A1" office:value-type="string">
            <text:p text:style-name="P4"/>
          </table:table-cell>
        </table:table-row>
        <table:table-row table:style-name="Table2.1">
          <table:table-cell table:style-name="Table2.A2" office:value-type="string">
            <text:p text:style-name="P4"/>
          </table:table-cell>
          <table:table-cell table:style-name="Table2.A1" office:value-type="string">
            <text:p text:style-name="P9">GTAS</text:p>
          </table:table-cell>
        </table:table-row>
        <table:table-row table:style-name="Table2.1">
          <table:table-cell table:style-name="Table2.A2" office:value-type="string">
            <text:p text:style-name="P4"/>
          </table:table-cell>
          <table:table-cell table:style-name="Table2.A1" office:value-type="string">
            <text:p text:style-name="P9">PDIPAppServices</text:p>
          </table:table-cell>
        </table:table-row>
        <table:table-row table:style-name="Table2.1">
          <table:table-cell table:style-name="Table2.A2" office:value-type="string">
            <text:p text:style-name="P4"/>
          </table:table-cell>
          <table:table-cell table:style-name="Table2.A1" office:value-type="string">
            <text:p text:style-name="P9">PDIPBaseServices</text:p>
          </table:table-cell>
        </table:table-row>
        <table:table-row table:style-name="Table2.6">
          <table:table-cell table:style-name="Table2.A2" office:value-type="string">
            <text:p text:style-name="P65"/>
          </table:table-cell>
          <table:table-cell table:style-name="Table2.A1" office:value-type="string">
            <text:p text:style-name="P9">PDIPFramework</text:p>
          </table:table-cell>
        </table:table-row>
      </table:table>
      <text:p text:style-name="Standard"/>
      <text:list xml:id="list33270551" text:continue-numbering="true" text:style-name="Outline">
        <text:list-item>
          <text:list>
            <text:list-item>
              <text:h text:style-name="Heading_20_2" text:outline-level="2">Project Directory Structure</text:h>
            </text:list-item>
          </text:list>
        </text:list-item>
      </text:list>
      <text:p text:style-name="Standard"/>
      <text:list xml:id="list33272711" text:continue-numbering="true" text:style-name="Outline">
        <text:list-item>
          <text:list>
            <text:list-item>
              <text:list>
                <text:list-item>
                  <text:h text:style-name="Heading_20_3" text:outline-level="3">GTAS</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column table:style-name="Table3.N"/>
        <table:table-row table:style-name="Table3.1">
          <table:table-cell table:style-name="Table3.A1" table:number-columns-spanned="12" office:value-type="string">
            <text:p text:style-name="P3">GTAS Directory Structur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GTAS</text:p>
          </table:table-cell>
          <table:table-cell table:style-name="Table3.A1" table:number-columns-spanned="11"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GridTalk</text:p>
          </table:table-cell>
          <table:table-cell table:style-name="Table3.A1" table:number-columns-spanned="10" office:value-type="string">
            <text:p text:style-name="P11"/>
          </table:table-cell>
          <table:covered-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6">classes</text:p>
          </table:table-cell>
          <table:table-cell table:style-name="Table3.A1" table:number-columns-spanned="9" office:value-type="string">
            <text:p text:style-name="P21">//organized under each module</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21">Java class files for the GTAS Layer, generated by IDE</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conf</text:p>
          </table:table-cell>
          <table:table-cell table:style-name="Table3.A1" table:number-columns-spanned="9" office:value-type="string">
            <text:p text:style-name="P11">//organized into appropriate directories as per required by application</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appserver</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D5" table:number-columns-spanned="8" office:value-type="string">
            <text:p text:style-name="P11">Application Server related</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client</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D5" table:number-columns-spanned="8" office:value-type="string">
            <text:p text:style-name="P11">Web client/presentation tier related</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server</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D5" table:number-columns-spanned="8" office:value-type="string">
            <text:p text:style-name="P11">GT server related</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webserver</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D5" table:number-columns-spanned="8" office:value-type="string">
            <text:p text:style-name="P11">Web server related</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11">Configuration and properties file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ext:soft-page-break/>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data</text:p>
          </table:table-cell>
          <table:table-cell table:style-name="Table3.A1" table:number-columns-spanned="9" office:value-type="string">
            <text:p text:style-name="P11">//organized into directories as per required by application</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alert</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Email related data</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backend</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Backend sender &amp; backend receiver script file</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housekeeping</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Housekeeping related data</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keystore</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Keystore use by the application</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license</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Node Info generator</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log</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Storing application runtime generated log files</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sys</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cert</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Def GM Cert</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entity</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GM connectivity setting</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extlib</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Def lib require to query the business registry</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mapping</text:p>
          </table:table-cell>
          <table:covered-table-cell/>
          <table:covered-table-cell/>
          <table:table-cell table:style-name="Table3.A1" table:number-columns-spanned="6" office:value-type="string">
            <text:p text:style-name="P11">//organized into directories for each type of mapping rule</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Default Mapping Rule related file eg XPATH, XSL</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rnifopts</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Optional RNIF header config file</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time</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UTC offset file. (Use in the connection to GridMaster)</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uproc</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User Procedures use in the application</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validation</text:p>
          </table:table-cell>
          <table:covered-table-cell/>
          <table:covered-table-cell/>
          <table:table-cell table:style-name="Table3.A1" table:number-columns-spanned="6" office:value-type="string">
            <text:p text:style-name="P11">//organized into directories for different type of validation</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XML validation file (DTD, Schema, Dict)</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26">workflow</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11">Workflow related file (Default Partner Function XPDL)</text:p>
          </table: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Application system level data</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temp</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Def application temp dir</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userproc</text:p>
          </table:table-cell>
          <table:table-cell table:style-name="Table3.E51" table:number-columns-spanned="10" office:value-type="string">
            <text:p text:style-name="P11">//organized into directories for each user procedure</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6"/>
          </table:table-cell>
          <table:table-cell table:style-name="Table3.D5" table:number-columns-spanned="9" office:value-type="string">
            <text:p text:style-name="P11">User procedure related config files</text:p>
          </table:table-cell>
          <table:covered-table-cell/>
          <table:covered-table-cell/>
          <table:covered-table-cell/>
          <table:covered-table-cell/>
          <table:covered-table-cell/>
          <table:covered-table-cell/>
          <table:covered-table-cell/>
          <table:covered-table-cell/>
          <table:table-cell table:style-name="Table3.M1" office:value-type="string">
            <text:p text:style-name="P4"/>
          </table: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Data files used in the application</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7">deplib</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21">dependent libraries from other modules (.jar) </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deploy</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5">ejbroot</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26">META_INF</text:p>
          </table:table-cell>
          <table:covered-table-cell/>
          <table:covered-table-cell/>
          <table:covered-table-cell/>
          <table:table-cell table:style-name="Table3.A1" table:number-columns-spanned="4" office:value-type="string">
            <text:p text:style-name="P11">//organized into directories for each module</text:p>
          </table: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Entities *</text:p>
          </table:table-cell>
          <table:covered-table-cell/>
          <table:table-cell table:style-name="Table3.A1" table:number-columns-spanned="2" office:value-type="string">
            <text:p text:style-name="P11"/>
          </table: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D5" table:number-columns-spanned="2" office:value-type="string">
            <text:p text:style-name="P11">ejb-jar.xml, MANIFEST.MF, application_server_specific_deployment_descriptors (.xml)</text:p>
          </table: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sapnw-6.4*</text:p>
          </table:table-cell>
          <table:table-cell table:style-name="Table3.A1" office:value-type="string">
            <text:p text:style-name="P11"/>
          </table: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
          </table:table-cell>
          <table:table-cell table:style-name="Table3.D5" office:value-type="string">
            <text:p text:style-name="P11">SAP NW DD</text:p>
          </table: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Façade *</text:p>
          </table:table-cell>
          <table:covered-table-cell/>
          <table:table-cell table:style-name="Table3.A1" table:number-columns-spanned="2" office:value-type="string">
            <text:p text:style-name="P11"/>
          </table: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D5" table:number-columns-spanned="2" office:value-type="string">
            <text:p text:style-name="P11">ejb-jar.xml, MANIFEST.MF, application_server_specific_deployment_descriptors (.xml)</text:p>
          </table: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sapnw-6.4*</text:p>
          </table:table-cell>
          <table:table-cell table:style-name="Table3.A1" office:value-type="string">
            <text:p text:style-name="P11"/>
          </table:table-cell>
          <table:table-cell table:style-name="Table3.M1" table:number-columns-spanned="2" office:value-type="string">
            <text:p text:style-name="P11"/>
          </table:table-cell>
          <table:covered-table-cell/>
        </table:table-row>
        <text:soft-page-break/>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
          </table:table-cell>
          <table:table-cell table:style-name="Table3.D5" office:value-type="string">
            <text:p text:style-name="P11">SAP NW DD</text:p>
          </table: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Listener *</text:p>
          </table:table-cell>
          <table:covered-table-cell/>
          <table:table-cell table:style-name="Table3.A1" table:number-columns-spanned="2" office:value-type="string">
            <text:p text:style-name="P11"/>
          </table: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sapnw-6.4*</text:p>
          </table:table-cell>
          <table:table-cell table:style-name="Table3.A1" office:value-type="string">
            <text:p text:style-name="P11"/>
          </table: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A1" office:value-type="string">
            <text:p text:style-name="P11"/>
          </table:table-cell>
          <table:table-cell table:style-name="Table3.D5" office:value-type="string">
            <text:p text:style-name="P11">SAP NW DD</text:p>
          </table: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D5" table:number-columns-spanned="2" office:value-type="string">
            <text:p text:style-name="P11">ejb-jar.xml, MANIFEST.MF, application_server_specific_deployment_descriptors (.xml)</text:p>
          </table: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5">META_INF</text:p>
          </table:table-cell>
          <table:table-cell table:style-name="Table3.A1" table:number-columns-spanned="8" office:value-type="string">
            <text:p text:style-name="P11">// organized into directories for each module deployment</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8" office:value-type="string">
            <text:p text:style-name="P11">, MANIFEST.MF</text:p>
          </table:table-cell>
          <table:covered-table-cell/>
          <table:covered-table-cell/>
          <table:covered-table-cell/>
          <table:covered-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26">GTAS</text:p>
          </table:table-cell>
          <table:covered-table-cell/>
          <table:covered-table-cell/>
          <table:covered-table-cell/>
          <table:table-cell table:style-name="Table3.A1" table:number-columns-spanned="4" office:value-type="string">
            <text:p text:style-name="P11"/>
          </table: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4" office:value-type="string">
            <text:p text:style-name="P26">sapnw-6.4</text:p>
          </table: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11"/>
          </table:table-cell>
          <table:covered-table-cell/>
          <table:covered-table-cell/>
          <table:covered-table-cell/>
          <table:table-cell table:style-name="Table3.A1" table:number-columns-spanned="2" office:value-type="string">
            <text:p text:style-name="P11"/>
          </table:table-cell>
          <table:covered-table-cell/>
          <table:table-cell table:style-name="Table3.D5" table:number-columns-spanned="2" office:value-type="string">
            <text:p text:style-name="P11">SAP NW DD</text:p>
          </table: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5"/>
          </table:table-cell>
          <table:table-cell table:style-name="Table3.A1" table:number-columns-spanned="4" office:value-type="string">
            <text:p text:style-name="P11"/>
          </table:table-cell>
          <table:covered-table-cell/>
          <table:covered-table-cell/>
          <table:covered-table-cell/>
          <table:table-cell table:style-name="Table3.D5" table:number-columns-spanned="4" office:value-type="string">
            <text:p text:style-name="P4"><text:span text:style-name="T7">application.xml</text:span><text:span text:style-name="T5">, jboss-app.xml, MANIFEST.MF</text:span></text:p>
          </table: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office:value-type="string">
            <text:p text:style-name="P25">webroot</text:p>
          </table:table-cell>
          <table:table-cell table:style-name="Table3.A1" table:number-columns-spanned="8" office:value-type="string">
            <text:p text:style-name="P11"/>
          </table: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table:number-columns-spanned="4" office:value-type="string">
            <text:p text:style-name="P26">WEB_INF</text:p>
          </table:table-cell>
          <table:covered-table-cell/>
          <table:covered-table-cell/>
          <table:covered-table-cell/>
          <table:table-cell table:style-name="Table3.A1" table:number-columns-spanned="4" office:value-type="string">
            <text:p text:style-name="P11">//Nothing inside</text:p>
          </table: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21">Deployed JAR files, gtas-scheduler-service.xml</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11"/>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dist</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3" office:value-type="string">
            <text:p text:style-name="P22">${appserver-name}</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22">gtas.ear</text:p>
          </table: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3" office:value-type="string">
            <text:p text:style-name="P22">${webserver-name}</text:p>
          </table:table-cell>
          <table:covered-table-cell/>
          <table:covered-table-cell/>
          <table:table-cell table:style-name="Table3.A1" table:number-columns-spanned="6" office:value-type="string">
            <text:p text:style-name="P11"/>
          </table: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3" office:value-type="string">
            <text:p text:style-name="P11"/>
          </table:table-cell>
          <table:covered-table-cell/>
          <table:covered-table-cell/>
          <table:table-cell table:style-name="Table3.D5" table:number-columns-spanned="6" office:value-type="string">
            <text:p text:style-name="P22">gtas.war, help.war</text:p>
          </table: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22">Application binary (gtas.war, help.war, gtas.ear)</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doc</text:p>
          </table:table-cell>
          <table:table-cell table:style-name="Table3.A1" table:number-columns-spanned="9" office:value-type="string">
            <text:p text:style-name="P11">//organized into respective directorie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Java docs, release notes, user/administrator guides, project document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projects</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8">Build scripts (.xml), Jbuilder project files (.jpx), Jbuilder library files (.library)</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8"/>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rollout</text:p>
          </table:table-cell>
          <table:table-cell table:style-name="Table3.A1" table:number-columns-spanned="9" office:value-type="string">
            <text:p text:style-name="P49">// refer to GTAS Rollout structure</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11">Contain the entire configuration file, binary files that is required during the rollout of GT package for all the supported platform.</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Rollout_2.X</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11">Contain all the configuration file, binary files that is required during the rollout of GT package (For GT 2.X only)</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reqlib</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D5" table:number-columns-spanned="9" office:value-type="string">
            <text:p text:style-name="P11">Required third-party libraries (.jar)</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sqlscript</text:p>
          </table:table-cell>
          <table:table-cell table:style-name="Table3.A1" table:number-columns-spanned="9" office:value-type="string">
            <text:p text:style-name="P2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Database <text:s/>scripts (.sql) for creating database tables and populating required data (e.g. field meta info record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src</text:p>
          </table:table-cell>
          <table:table-cell table:style-name="Table3.A1" table:number-columns-spanned="9" office:value-type="string">
            <text:p text:style-name="P11">//organized under each module, refer to the GTAS Packaging structure</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Source codes (.java, .jsp, .propertie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taglib</text:p>
          </table:table-cell>
          <table:table-cell table:style-name="Table3.A1" table:number-columns-spanned="9" office:value-type="string">
            <text:p text:style-name="P1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Taglib files used for each module (.tld, .java)</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test</text:p>
          </table:table-cell>
          <table:table-cell table:style-name="Table3.A1" table:number-columns-spanned="9" office:value-type="string">
            <text:p text:style-name="P11">//organized under each module and into same directory as the class to test</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Test codes (Test&lt;class_to_test&gt;.java)</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web</text:p>
          </table:table-cell>
          <table:table-cell table:style-name="Table3.A1" table:number-columns-spanned="9" office:value-type="string">
            <text:p text:style-name="P21"/>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images</text:p>
          </table:table-cell>
          <table:covered-table-cell/>
          <table:table-cell table:style-name="Table3.A1" table:number-columns-spanned="7" office:value-type="string">
            <text:p text:style-name="P11"/>
          </table: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
          </table:table-cell>
          <table:covered-table-cell/>
          <table:table-cell table:style-name="Table3.D5" table:number-columns-spanned="7" office:value-type="string">
            <text:p text:style-name="P11">GT user interface image</text:p>
          </table: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scripts</text:p>
          </table:table-cell>
          <table:covered-table-cell/>
          <table:table-cell table:style-name="Table3.A1" table:number-columns-spanned="7" office:value-type="string">
            <text:p text:style-name="P11"/>
          </table: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
          </table:table-cell>
          <table:covered-table-cell/>
          <table:table-cell table:style-name="Table3.D5" table:number-columns-spanned="7" office:value-type="string">
            <text:p text:style-name="P11">.js file</text:p>
          </table: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Web-inf</text:p>
          </table:table-cell>
          <table:covered-table-cell/>
          <table:table-cell table:style-name="Table3.A1" table:number-columns-spanned="7" office:value-type="string">
            <text:p text:style-name="P11"/>
          </table: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
          </table:table-cell>
          <table:covered-table-cell/>
          <table:table-cell table:style-name="Table3.A1" table:number-columns-spanned="4" office:value-type="string">
            <text:p text:style-name="P11">pages</text:p>
          </table:table-cell>
          <table:covered-table-cell/>
          <table:covered-table-cell/>
          <table:covered-table-cell/>
          <table:table-cell table:style-name="Table3.A1" table:number-columns-spanned="3" office:value-type="string">
            <text:p text:style-name="P11">//organize into respective directory</text:p>
          </table: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A1" table:number-columns-spanned="2" office:value-type="string">
            <text:p text:style-name="P11"/>
          </table:table-cell>
          <table:covered-table-cell/>
          <table:table-cell table:style-name="Table3.A1" table:number-columns-spanned="4" office:value-type="string">
            <text:p text:style-name="P11"/>
          </table:table-cell>
          <table:covered-table-cell/>
          <table:covered-table-cell/>
          <table:covered-table-cell/>
          <table:table-cell table:style-name="Table3.D5" table:number-columns-spanned="3" office:value-type="string">
            <text:p text:style-name="P11">.html file</text:p>
          </table:table-cell>
          <table:covered-table-cell/>
          <table:covered-table-cell/>
          <table:table-cell table:style-name="Table3.M1" table:number-columns-spanned="2" office:value-type="string">
            <text:p text:style-name="P4"/>
          </table:table-cell>
          <table:covered-table-cell/>
        </table:table-row>
        <table:table-row table:style-name="Table3.2">
          <table:table-cell table:style-name="Table3.A1" office:value-type="string">
            <text:p text:style-name="P11"/>
          </table:table-cell>
          <table:table-cell table:style-name="Table3.A1" office:value-type="string">
            <text:p text:style-name="P11"/>
          </table:table-cell>
          <table:table-cell table:style-name="Table3.A1" office:value-type="string">
            <text:p text:style-name="P25"/>
          </table:table-cell>
          <table:table-cell table:style-name="Table3.D5" table:number-columns-spanned="9" office:value-type="string">
            <text:p text:style-name="P11">Html file, gt.css</text:p>
          </table:table-cell>
          <table:covered-table-cell/>
          <table:covered-table-cell/>
          <table:covered-table-cell/>
          <table:covered-table-cell/>
          <table:covered-table-cell/>
          <table:covered-table-cell/>
          <table:covered-table-cell/>
          <table:covered-table-cell/>
          <table:table-cell table:style-name="Table3.M1" table:number-columns-spanned="2" office:value-type="string">
            <text:p text:style-name="P4"/>
          </table:table-cell>
          <table:covered-table-cell/>
        </table:table-row>
      </table:table>
      <text:p text:style-name="P42"><text:soft-page-break/></text:p>
      <text:p text:style-name="P12">Lege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bold</text:p>
          </table:table-cell>
          <table:table-cell table:style-name="Table4.B1" office:value-type="string">
            <text:p text:style-name="P13">Source-controlled fixed directory</text:p>
          </table:table-cell>
          <table:table-cell table:style-name="Table4.A1" office:value-type="string">
            <text:p text:style-name="P23">italic</text:p>
          </table:table-cell>
          <table:table-cell table:style-name="Table4.B1" office:value-type="string">
            <text:p text:style-name="P13">Non source-controlled files</text:p>
          </table:table-cell>
        </table:table-row>
        <table:table-row table:style-name="Table4.2">
          <table:table-cell table:style-name="Table4.A2" office:value-type="string">
            <text:p text:style-name="P14">shaded</text:p>
          </table:table-cell>
          <table:table-cell table:style-name="Table4.B1" office:value-type="string">
            <text:p text:style-name="P14">Leaf directory contents</text:p>
          </table:table-cell>
          <table:table-cell table:style-name="Table4.A1" office:value-type="string">
            <text:p text:style-name="P15">Bold italic</text:p>
          </table:table-cell>
          <table:table-cell table:style-name="Table4.B1" office:value-type="string">
            <text:p text:style-name="P43"><text:span text:style-name="T6">Non-source-controlled </text:span><text:span text:style-name="T9">fixed</text:span><text:span text:style-name="T6"> directory</text:span></text:p>
          </table:table-cell>
        </table:table-row>
        <table:table-row table:style-name="Table4.1">
          <table:table-cell table:style-name="Table4.A1" office:value-type="string">
            <text:p text:style-name="P14">//comment</text:p>
          </table:table-cell>
          <table:table-cell table:style-name="Table4.B1" office:value-type="string">
            <text:p text:style-name="P14">Comments on directory organization underneath</text:p>
          </table:table-cell>
          <table:table-cell table:style-name="Table4.C3" office:value-type="string">
            <text:p text:style-name="P14">*</text:p>
          </table:table-cell>
          <table:table-cell table:style-name="Table4.D3" office:value-type="string">
            <text:p text:style-name="P14">Optional folder, exits if needed</text:p>
          </table:table-cell>
        </table:table-row>
      </table:table>
      <text:list xml:id="list33268656" text:continue-numbering="true" text:style-name="Outline">
        <text:list-item>
          <text:list>
            <text:list-item>
              <text:list>
                <text:list-item>
                  <text:list>
                    <text:list-header>
                      <text:h text:style-name="P124" text:outline-level="4" text:is-list-header="true"/>
                    </text:list-header>
                  </text:list>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9">GTAS</text:p>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F1" table:number-columns-spanned="2" office:value-type="string">
            <text:p text:style-name="P9"/>
          </table:table-cell>
          <table:covered-table-cell/>
        </table:table-row>
        <table:table-row table:style-name="Table5.1">
          <table:table-cell table:style-name="Table5.A1" office:value-type="string">
            <text:p text:style-name="P9"/>
          </table:table-cell>
          <table:table-cell table:style-name="Table5.A1" office:value-type="string">
            <text:p text:style-name="P28">Customers</text:p>
          </table:table-cell>
          <table:table-cell table:style-name="Table5.A1" table:number-columns-spanned="3" office:value-type="string">
            <text:p text:style-name="P9"/>
          </table:table-cell>
          <table:covered-table-cell/>
          <table:covered-table-cell/>
          <table:table-cell table:style-name="Table5.F1" table:number-columns-spanned="2" office:value-type="string">
            <text:p text:style-name="P9"/>
          </table: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28">Extensions</text:p>
          </table:table-cell>
          <table:covered-table-cell/>
          <table:covered-table-cell/>
          <table:table-cell table:style-name="Table5.F1" table:number-columns-spanned="2" office:value-type="string">
            <text:p text:style-name="P9">// storing the extension application use in GT</text:p>
          </table: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18">classes</text:p>
          </table:table-cell>
          <table:table-cell table:style-name="Table5.F1" office:value-type="string">
            <text:p text:style-name="P9"/>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Compiled classes file</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28">jar</text:p>
          </table:table-cell>
          <table:table-cell table:style-name="Table5.F1" office:value-type="string">
            <text:p text:style-name="P9">// Storing the user procedure reqlib</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Jar files</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28">META-INF</text:p>
          </table:table-cell>
          <table:table-cell table:style-name="Table5.F1" office:value-type="string">
            <text:p text:style-name="P9">//meta-inf use by each user procedure</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Meta-inf files</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28">programs</text:p>
          </table:table-cell>
          <table:table-cell table:style-name="Table5.F1" office:value-type="string">
            <text:p text:style-name="P9">//organize under each folder</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User procedure release binary files</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28">projects</text:p>
          </table:table-cell>
          <table:table-cell table:style-name="Table5.F1" office:value-type="string">
            <text:p text:style-name="P9"/>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jar description file</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28">src</text:p>
          </table:table-cell>
          <table:table-cell table:style-name="Table5.F1" office:value-type="string">
            <text:p text:style-name="P9"/>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A1" office:value-type="string">
            <text:p text:style-name="P9"/>
          </table:table-cell>
          <table:table-cell table:style-name="Table5.G5" office:value-type="string">
            <text:p text:style-name="P9">Src files</text:p>
          </table: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G5" table:number-columns-spanned="2" office:value-type="string">
            <text:p text:style-name="P9">extensions related files</text:p>
          </table: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28">Infineon</text:p>
          </table:table-cell>
          <table:covered-table-cell/>
          <table:covered-table-cell/>
          <table:table-cell table:style-name="Table5.F1" table:number-columns-spanned="2" office:value-type="string">
            <text:p text:style-name="P9">//storing application files related to this customer</text:p>
          </table: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3" office:value-type="string">
            <text:p text:style-name="P9"/>
          </table:table-cell>
          <table:covered-table-cell/>
          <table:covered-table-cell/>
          <table:table-cell table:style-name="Table5.G5" table:number-columns-spanned="2" office:value-type="string">
            <text:p text:style-name="P9">Application file</text:p>
          </table:table-cell>
          <table:covered-table-cell/>
        </table:table-row>
        <table:table-row table:style-name="Table5.1">
          <table:table-cell table:style-name="Table5.A1" office:value-type="string">
            <text:p text:style-name="P9"/>
          </table:table-cell>
          <table:table-cell table:style-name="Table5.A1" office:value-type="string">
            <text:p text:style-name="P28">HelpMaker</text:p>
          </table:table-cell>
          <table:table-cell table:style-name="Table5.F1" table:number-columns-spanned="5" office:value-type="string">
            <text:p text:style-name="P9"/>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F1" table:number-columns-spanned="5" office:value-type="string">
            <text:p text:style-name="P9">GT online help file</text:p>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28">IntegrityCheck</text:p>
          </table:table-cell>
          <table:table-cell table:style-name="Table5.F1" table:number-columns-spanned="5" office:value-type="string">
            <text:p text:style-name="P9"/>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2" office:value-type="string">
            <text:p text:style-name="P28">IntegrityCheck</text:p>
          </table:table-cell>
          <table:covered-table-cell/>
          <table:table-cell table:style-name="Table5.F1" table:number-columns-spanned="3" office:value-type="string">
            <text:p text:style-name="P9">//provide the statistic on the process instance</text:p>
          </table: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2" office:value-type="string">
            <text:p text:style-name="P9"/>
          </table:table-cell>
          <table:covered-table-cell/>
          <table:table-cell table:style-name="Table5.G5" table:number-columns-spanned="3" office:value-type="string">
            <text:p text:style-name="P9">Integrity check file, config file</text:p>
          </table: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2" office:value-type="string">
            <text:p text:style-name="P28">ReconcileCheck</text:p>
          </table:table-cell>
          <table:covered-table-cell/>
          <table:table-cell table:style-name="Table5.F1" table:number-columns-spanned="3" office:value-type="string">
            <text:p text:style-name="P9">//provide the tally utility check with XB</text:p>
          </table: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table:number-columns-spanned="2" office:value-type="string">
            <text:p text:style-name="P9"/>
          </table:table-cell>
          <table:covered-table-cell/>
          <table:table-cell table:style-name="Table5.G5" table:number-columns-spanned="3" office:value-type="string">
            <text:p text:style-name="P9">Reconcile check file, config file</text:p>
          </table: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28">reqlib</text:p>
          </table:table-cell>
          <table:table-cell table:style-name="Table5.F1" table:number-columns-spanned="5" office:value-type="string">
            <text:p text:style-name="P9">// Third party lib depend by GTAS</text:p>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G5" table:number-columns-spanned="5" office:value-type="string">
            <text:p text:style-name="P9">Jar files</text:p>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28">SAP</text:p>
          </table:table-cell>
          <table:table-cell table:style-name="Table5.F1" table:number-columns-spanned="5" office:value-type="string">
            <text:p text:style-name="P9">//project file related to the SAP netweaver certified</text:p>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G5" table:number-columns-spanned="5" office:value-type="string">
            <text:p text:style-name="P9">Project files</text:p>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28">WebService</text:p>
          </table:table-cell>
          <table:table-cell table:style-name="Table5.F1" table:number-columns-spanned="5" office:value-type="string">
            <text:p text:style-name="P9"/>
          </table:table-cell>
          <table:covered-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28">meta-inf</text:p>
          </table:table-cell>
          <table:table-cell table:style-name="Table5.F1" table:number-columns-spanned="4" office:value-type="string">
            <text:p text:style-name="P9"/>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9"/>
          </table:table-cell>
          <table:table-cell table:style-name="Table5.G5" table:number-columns-spanned="4" office:value-type="string">
            <text:p text:style-name="P9">web.xml, server-config.wsdd</text:p>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28">projects</text:p>
          </table:table-cell>
          <table:table-cell table:style-name="Table5.F1" table:number-columns-spanned="4" office:value-type="string">
            <text:p text:style-name="P9"/>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9"/>
          </table:table-cell>
          <table:table-cell table:style-name="Table5.G5" table:number-columns-spanned="4" office:value-type="string">
            <text:p text:style-name="P9">build file</text:p>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28">src</text:p>
          </table:table-cell>
          <table:table-cell table:style-name="Table5.F1" table:number-columns-spanned="4" office:value-type="string">
            <text:p text:style-name="P9"/>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A1" office:value-type="string">
            <text:p text:style-name="P9"/>
          </table:table-cell>
          <table:table-cell table:style-name="Table5.G5" table:number-columns-spanned="4" office:value-type="string">
            <text:p text:style-name="P9">src files</text:p>
          </table:table-cell>
          <table:covered-table-cell/>
          <table:covered-table-cell/>
          <table:covered-table-cell/>
        </table:table-row>
        <table:table-row table:style-name="Table5.1">
          <table:table-cell table:style-name="Table5.A1" office:value-type="string">
            <text:p text:style-name="P9"/>
          </table:table-cell>
          <table:table-cell table:style-name="Table5.A1" office:value-type="string">
            <text:p text:style-name="P9"/>
          </table:table-cell>
          <table:table-cell table:style-name="Table5.F1" table:number-columns-spanned="5" office:value-type="string">
            <text:p text:style-name="P9"/>
          </table: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Bold</text:p>
          </table:table-cell>
          <table:table-cell table:style-name="Table6.B1" office:value-type="string">
            <text:p text:style-name="P13">Source-controlled fixed directory</text:p>
          </table:table-cell>
          <table:table-cell table:style-name="Table6.A1" office:value-type="string">
            <text:p text:style-name="P23">italic</text:p>
          </table:table-cell>
          <table:table-cell table:style-name="Table6.B1" office:value-type="string">
            <text:p text:style-name="P13">Non source-controlled files</text:p>
          </table:table-cell>
        </table:table-row>
        <table:table-row table:style-name="Table6.2">
          <table:table-cell table:style-name="Table6.A2" office:value-type="string">
            <text:p text:style-name="P14">shaded</text:p>
          </table:table-cell>
          <table:table-cell table:style-name="Table6.B1" office:value-type="string">
            <text:p text:style-name="P14">Leaf directory contents</text:p>
          </table:table-cell>
          <table:table-cell table:style-name="Table6.A1" office:value-type="string">
            <text:p text:style-name="P15">Bold italic</text:p>
          </table:table-cell>
          <table:table-cell table:style-name="Table6.B1" office:value-type="string">
            <text:p text:style-name="P43"><text:span text:style-name="T6">Non-source-controlled </text:span><text:span text:style-name="T9">fixed</text:span><text:span text:style-name="T6"> directory</text:span></text:p>
          </table:table-cell>
        </table:table-row>
        <table:table-row table:style-name="Table6.1">
          <table:table-cell table:style-name="Table6.A1" office:value-type="string">
            <text:p text:style-name="P14">//comment</text:p>
          </table:table-cell>
          <table:table-cell table:style-name="Table6.B1" office:value-type="string">
            <text:p text:style-name="P14">Comments on directory organization underneath</text:p>
          </table:table-cell>
          <table:table-cell table:style-name="Table6.C3" office:value-type="string">
            <text:p text:style-name="P14">*</text:p>
          </table:table-cell>
          <table:table-cell table:style-name="Table6.D3" office:value-type="string">
            <text:p text:style-name="P14">Optional folder, exits if needed</text:p>
          </table:table-cell>
        </table:table-row>
      </table:table>
      <text:p text:style-name="P123"/>
      <text:p text:style-name="Standard"/>
      <text:p text:style-name="P92"/>
      <text:list xml:id="list33273128" text:continue-numbering="true" text:style-name="Outline">
        <text:list-item>
          <text:list>
            <text:list-item>
              <text:list>
                <text:list-item>
                  <text:list>
                    <text:list-header>
                      <text:h text:style-name="Heading_20_4" text:outline-level="4" text:is-list-header="true">GTAS Rollout</text:h>
                    </text:list-header>
                  </text:list>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29">rollout</text:p>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E1" table:number-columns-spanned="2" office:value-type="string">
            <text:p text:style-name="P9"/>
          </table:table-cell>
          <table:covered-table-cell/>
        </table:table-row>
        <table:table-row table:style-name="Table23.1">
          <table:table-cell table:style-name="Table23.A1" office:value-type="string">
            <text:p text:style-name="P9"/>
          </table:table-cell>
          <table:table-cell table:style-name="Table23.A1" office:value-type="string">
            <text:p text:style-name="P28">application</text:p>
          </table:table-cell>
          <table:table-cell table:style-name="Table23.A1" table:number-columns-spanned="2" office:value-type="string">
            <text:p text:style-name="P9"/>
          </table:table-cell>
          <table:covered-table-cell/>
          <table:table-cell table:style-name="Table23.E1" table:number-columns-spanned="2" office:value-type="string">
            <text:p text:style-name="P9"/>
          </table: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28">backend</text:p>
          </table:table-cell>
          <table:covered-table-cell/>
          <table:table-cell table:style-name="Table23.E1" table:number-columns-spanned="2" office:value-type="string">
            <text:p text:style-name="P9">// storing the backend sender, receiver related file</text:p>
          </table: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37">receiver</text:p>
          </table:table-cell>
          <table:table-cell table:style-name="Table23.E1" office:value-type="string">
            <text:p text:style-name="P9"/>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9"/>
          </table:table-cell>
          <table:table-cell table:style-name="Table23.F5" office:value-type="string">
            <text:p text:style-name="P24">Contain the receiver config file and receiver jar file</text:p>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28">sender</text:p>
          </table:table-cell>
          <table:table-cell table:style-name="Table23.E1" office:value-type="string">
            <text:p text:style-name="P9"/>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9"/>
          </table:table-cell>
          <table:table-cell table:style-name="Table23.F5" office:value-type="string">
            <text:p text:style-name="P24">Contain the sender config file and sender jar file</text:p>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19">ibtransporter</text:p>
          </table:table-cell>
          <table:table-cell table:style-name="Table23.E1" office:value-type="string">
            <text:p text:style-name="P9"/>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A1" office:value-type="string">
            <text:p text:style-name="P9"/>
          </table:table-cell>
          <table:table-cell table:style-name="Table23.F5" office:value-type="string">
            <text:p text:style-name="P24">Contain IB transporter config file and jar file</text:p>
          </table: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28">bin</text:p>
          </table:table-cell>
          <table:covered-table-cell/>
          <table:table-cell table:style-name="Table23.E1" table:number-columns-spanned="2" office:value-type="string">
            <text:p text:style-name="P9">//storing application files related to this customer</text:p>
          </table: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table:number-columns-spanned="2" office:value-type="string">
            <text:p text:style-name="P9"/>
          </table:table-cell>
          <table:covered-table-cell/>
          <table:table-cell table:style-name="Table23.E11" office:value-type="string">
            <text:p text:style-name="P29">unix</text:p>
          </table:table-cell>
          <table:table-cell table:style-name="Table23.F11" office:value-type="string">
            <text:p text:style-name="P9"/>
          </table:table-cell>
        </table:table-row>
        <table:table-row table:style-name="Table23.1">
          <table:table-cell table:style-name="Table23.A12" office:value-type="string">
            <text:p text:style-name="P9"/>
          </table:table-cell>
          <table:table-cell table:style-name="Table23.A12" office:value-type="string">
            <text:p text:style-name="P9"/>
          </table:table-cell>
          <table:table-cell table:style-name="Table23.A12" table:number-columns-spanned="2" office:value-type="string">
            <text:p text:style-name="P9"/>
          </table:table-cell>
          <table:covered-table-cell/>
          <table:table-cell table:style-name="Table23.E12" office:value-type="string">
            <text:p text:style-name="P9"/>
          </table:table-cell>
          <table:table-cell table:style-name="Table23.F12" office:value-type="string">
            <text:p text:style-name="P9">Contain the application's bin folder related file for unix platform</text:p>
          </table:table-cell>
        </table:table-row>
        <table:table-row table:style-name="Table23.1">
          <table:table-cell table:style-name="Table23.A12" office:value-type="string">
            <text:p text:style-name="P9"/>
          </table:table-cell>
          <table:table-cell table:style-name="Table23.A12" office:value-type="string">
            <text:p text:style-name="P9"/>
          </table:table-cell>
          <table:table-cell table:style-name="Table23.A12" table:number-columns-spanned="2" office:value-type="string">
            <text:p text:style-name="P9"/>
          </table:table-cell>
          <table:covered-table-cell/>
          <table:table-cell table:style-name="Table23.E12" office:value-type="string">
            <text:p text:style-name="P29">windows</text:p>
          </table:table-cell>
          <table:table-cell table:style-name="Table23.F13" office:value-type="string">
            <text:p text:style-name="P4"/>
          </table:table-cell>
        </table:table-row>
        <table:table-row table:style-name="Table23.1">
          <table:table-cell table:style-name="Table23.A12" office:value-type="string">
            <text:p text:style-name="P9"/>
          </table:table-cell>
          <table:table-cell table:style-name="Table23.A12" office:value-type="string">
            <text:p text:style-name="P9"/>
          </table:table-cell>
          <table:table-cell table:style-name="Table23.A12" table:number-columns-spanned="2" office:value-type="string">
            <text:p text:style-name="P9"/>
          </table:table-cell>
          <table:covered-table-cell/>
          <table:table-cell table:style-name="Table23.E12" office:value-type="string">
            <text:p text:style-name="P9"/>
          </table:table-cell>
          <table:table-cell table:style-name="Table23.F14" office:value-type="string">
            <text:p text:style-name="P9">Contain the application's bin folder related file for window platform</text:p>
          </table:table-cell>
        </table:table-row>
        <table:table-row table:style-name="Table23.1">
          <table:table-cell table:style-name="Table23.A12" office:value-type="string">
            <text:p text:style-name="P9"/>
          </table:table-cell>
          <table:table-cell table:style-name="Table23.A12" office:value-type="string">
            <text:p text:style-name="P9"/>
          </table:table-cell>
          <table:table-cell table:style-name="Table23.A12" table:number-columns-spanned="2" office:value-type="string">
            <text:p text:style-name="P9"/>
          </table:table-cell>
          <table:covered-table-cell/>
          <table:table-cell table:style-name="Table23.F14" table:number-columns-spanned="2" office:value-type="string">
            <text:p text:style-name="P9">Containing the application bin files that are independent of the platform</text:p>
          </table:table-cell>
          <table:covered-table-cell/>
        </table:table-row>
        <table:table-row table:style-name="Table23.1">
          <table:table-cell table:style-name="Table23.A1" office:value-type="string">
            <text:p text:style-name="P9"/>
          </table:table-cell>
          <table:table-cell table:style-name="Table23.A1" office:value-type="string">
            <text:p text:style-name="P28"/>
          </table:table-cell>
          <table:table-cell table:style-name="Table23.A1" table:number-columns-spanned="2" office:value-type="string">
            <text:p text:style-name="P20">conf</text:p>
          </table:table-cell>
          <table:covered-table-cell/>
          <table:table-cell table:style-name="Table23.E1" table:number-columns-spanned="2" office:value-type="string">
            <text:p text:style-name="P9"/>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9"/>
          </table:table-cell>
          <table:covered-table-cell/>
          <table:table-cell table:style-name="Table23.F14" table:number-columns-spanned="2" office:value-type="string">
            <text:p text:style-name="P24">containing application configuration files</text:p>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20">data</text:p>
          </table:table-cell>
          <table:covered-table-cell/>
          <table:table-cell table:style-name="Table23.E18" table:number-columns-spanned="2" office:value-type="string">
            <text:p text:style-name="P9"/>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9"/>
          </table:table-cell>
          <table:covered-table-cell/>
          <table:table-cell table:style-name="Table23.F14" table:number-columns-spanned="2" office:value-type="string">
            <text:p text:style-name="P24">containing application data files</text:p>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29">db</text:p>
          </table:table-cell>
          <table:covered-table-cell/>
          <table:table-cell table:style-name="Table23.E18" table:number-columns-spanned="2" office:value-type="string">
            <text:p text:style-name="P9"/>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9"/>
          </table:table-cell>
          <table:covered-table-cell/>
          <table:table-cell table:style-name="Table23.A12" office:value-type="string">
            <text:p text:style-name="P29">mysql</text:p>
          </table:table-cell>
          <table:table-cell table:style-name="Table23.E18" office:value-type="string">
            <text:p text:style-name="P9"/>
          </table: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9"/>
          </table:table-cell>
          <table:covered-table-cell/>
          <table:table-cell table:style-name="Table23.A12" office:value-type="string">
            <text:p text:style-name="P9"/>
          </table:table-cell>
          <table:table-cell table:style-name="Table23.F14" office:value-type="string">
            <text:p text:style-name="P24">Containing the db script file that is necessary to setup a fresh GT</text:p>
          </table: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29">dist</text:p>
          </table:table-cell>
          <table:covered-table-cell/>
          <table:table-cell table:style-name="Table23.E18" table:number-columns-spanned="2" office:value-type="string">
            <text:p text:style-name="P9"/>
          </table:table-cell>
          <table:covered-table-cell/>
        </table:table-row>
        <table:table-row table:style-name="Table23.1">
          <table:table-cell table:style-name="Table23.A12" office:value-type="string">
            <text:p text:style-name="P9"/>
          </table:table-cell>
          <table:table-cell table:style-name="Table23.A12" office:value-type="string">
            <text:p text:style-name="P28"/>
          </table:table-cell>
          <table:table-cell table:style-name="Table23.A12" table:number-columns-spanned="2" office:value-type="string">
            <text:p text:style-name="P9"/>
          </table:table-cell>
          <table:covered-table-cell/>
          <table:table-cell table:style-name="Table23.F14" table:number-columns-spanned="2" office:value-type="string">
            <text:p text:style-name="P24">Containing the GT binary distribution file</text:p>
          </table:table-cell>
          <table:covered-table-cell/>
        </table:table-row>
        <table:table-row table:style-name="Table23.1">
          <table:table-cell table:style-name="Table23.A12" office:value-type="string">
            <text:p text:style-name="P9"/>
          </table:table-cell>
          <table:table-cell table:style-name="Table23.A12" office:value-type="string">
            <text:p text:style-name="P28">appserver</text:p>
          </table:table-cell>
          <table:table-cell table:style-name="Table23.E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C26" table:number-columns-spanned="4" office:value-type="string">
            <text:p text:style-name="P9">Containing the application server <text:s/>related config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8">jre150_05</text:p>
          </table:table-cell>
          <table:table-cell table:style-name="Table23.E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C26" table:number-columns-spanned="4" office:value-type="string">
            <text:p text:style-name="P9">Jre lib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jre150_06</text:p>
          </table:table-cell>
          <table:table-cell table:style-name="Table23.E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C26" table:number-columns-spanned="4" office:value-type="string">
            <text:p text:style-name="P9">Jre lib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jre150_08</text:p>
          </table:table-cell>
          <table:table-cell table:style-name="Table23.E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8"/>
          </table:table-cell>
          <table:table-cell table:style-name="Table23.C26" table:number-columns-spanned="4" office:value-type="string">
            <text:p text:style-name="P9">Jre lib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jre150_10</text:p>
          </table:table-cell>
          <table:table-cell table:style-name="Table23.F1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8"/>
          </table:table-cell>
          <table:table-cell table:style-name="Table23.C26" table:number-columns-spanned="4" office:value-type="string">
            <text:p text:style-name="P9">Jre lib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jre150_14</text:p>
          </table:table-cell>
          <table:table-cell table:style-name="Table23.F11" table:number-columns-spanned="4" office:value-type="string">
            <text:p text:style-name="P9"/>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8"/>
          </table:table-cell>
          <table:table-cell table:style-name="Table23.C26" table:number-columns-spanned="4" office:value-type="string">
            <text:p text:style-name="P9">Jre lib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linux</text:p>
          </table:table-cell>
          <table:table-cell table:style-name="Table23.E1" table:number-columns-spanned="4" office:value-type="string">
            <text:p text:style-name="P28"/>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C26" table:number-columns-spanned="4" office:value-type="string">
            <text:p text:style-name="P9">Containing the linux platform config files eg setenv.sh</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29">patch </text:p>
          </table:table-cell>
          <table:table-cell table:style-name="Table23.E1" table:number-columns-spanned="4" office:value-type="string">
            <text:p text:style-name="P28"/>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office:value-type="string">
            <text:p text:style-name="P29">exec</text:p>
          </table:table-cell>
          <table:table-cell table:style-name="Table23.F11" table:number-columns-spanned="3" office:value-type="string">
            <text:p text:style-name="P9"/>
          </table: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A1" office:value-type="string">
            <text:p text:style-name="P28"/>
          </table:table-cell>
          <table:table-cell table:style-name="Table23.C26" table:number-columns-spanned="3" office:value-type="string">
            <text:p text:style-name="P9">Containing the custom scripts that is needed when we do the maintenance/upgrade release</text:p>
          </table: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
          </table:table-cell>
          <table:table-cell table:style-name="Table23.C26" table:number-columns-spanned="4" office:value-type="string">
            <text:p text:style-name="P9">Containing the maintenance/upgrade patch properties file</text:p>
          </table:table-cell>
          <table:covered-table-cell/>
          <table:covered-table-cell/>
          <table:covered-table-cell/>
        </table:table-row>
        <table:table-row table:style-name="Table23.1">
          <table:table-cell table:style-name="Table23.A1" office:value-type="string">
            <text:p text:style-name="P9"/>
          </table:table-cell>
          <table:table-cell table:style-name="Table23.A1" office:value-type="string">
            <text:p text:style-name="P9">solaris_sparcv</text:p>
          </table:table-cell>
          <table:table-cell table:style-name="Table23.E1" table:number-columns-spanned="4" office:value-type="string">
            <text:p text:style-name="P9"/>
          </table:table-cell>
          <table:covered-table-cell/>
          <table:covered-table-cell/>
          <table:covered-table-cell/>
        </table:table-row>
        <table:table-row table:style-name="Table23.1">
          <table:table-cell table:style-name="Table23.A12" office:value-type="string">
            <text:p text:style-name="P9"/>
          </table:table-cell>
          <table:table-cell table:style-name="Table23.A12" office:value-type="string">
            <text:p text:style-name="P9"/>
          </table:table-cell>
          <table:table-cell table:style-name="Table23.F14" table:number-columns-spanned="4" office:value-type="string">
            <text:p text:style-name="P9">Containing the solaris <text:s/>platform config files eg setenv.sh</text:p>
          </table:table-cell>
          <table:covered-table-cell/>
          <table:covered-table-cell/>
          <table:covered-table-cell/>
        </table:table-row>
        <table:table-row table:style-name="Table23.1">
          <table:table-cell table:style-name="Table23.A12" office:value-type="string">
            <text:p text:style-name="P9"/>
          </table:table-cell>
          <table:table-cell table:style-name="Table23.F14" table:number-columns-spanned="5" office:value-type="string">
            <text:p text:style-name="P9">Containing the rollout related config file, binary file for all the supported platform</text:p>
          </table:table-cell>
          <table:covered-table-cell/>
          <table:covered-table-cell/>
          <table:covered-table-cell/>
          <table:covered-table-cell/>
        </table:table-row>
      </table:table>
      <text:p text:style-name="Standard"/>
      <text:p text:style-name="Standard"/>
      <text:p text:style-name="Standard"/>
      <text:p text:style-name="Standard"/>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Bold</text:p>
          </table:table-cell>
          <table:table-cell table:style-name="Table24.B1" office:value-type="string">
            <text:p text:style-name="P13">Source-controlled fixed directory</text:p>
          </table:table-cell>
          <table:table-cell table:style-name="Table24.A1" office:value-type="string">
            <text:p text:style-name="P23">italic</text:p>
          </table:table-cell>
          <table:table-cell table:style-name="Table24.B1" office:value-type="string">
            <text:p text:style-name="P13">Non source-controlled files</text:p>
          </table:table-cell>
        </table:table-row>
        <table:table-row table:style-name="Table24.2">
          <table:table-cell table:style-name="Table24.A2" office:value-type="string">
            <text:p text:style-name="P14">shaded</text:p>
          </table:table-cell>
          <table:table-cell table:style-name="Table24.B1" office:value-type="string">
            <text:p text:style-name="P14">Leaf directory contents</text:p>
          </table:table-cell>
          <table:table-cell table:style-name="Table24.A1" office:value-type="string">
            <text:p text:style-name="P15">Bold italic</text:p>
          </table:table-cell>
          <table:table-cell table:style-name="Table24.B1" office:value-type="string">
            <text:p text:style-name="P43"><text:span text:style-name="T6">Non-source-controlled </text:span><text:span text:style-name="T9">fixed</text:span><text:span text:style-name="T6"> directory</text:span></text:p>
          </table:table-cell>
        </table:table-row>
        <table:table-row table:style-name="Table24.1">
          <table:table-cell table:style-name="Table24.A1" office:value-type="string">
            <text:p text:style-name="P14">//comment</text:p>
          </table:table-cell>
          <table:table-cell table:style-name="Table24.B1" office:value-type="string">
            <text:p text:style-name="P14">Comments on directory organization underneath</text:p>
          </table:table-cell>
          <table:table-cell table:style-name="Table24.C3" office:value-type="string">
            <text:p text:style-name="P14">*</text:p>
          </table:table-cell>
          <table:table-cell table:style-name="Table24.D3" office:value-type="string">
            <text:p text:style-name="P14">Optional folder, exits if needed</text:p>
          </table:table-cell>
        </table:table-row>
      </table:table>
      <text:p text:style-name="Standard"/>
      <text:p text:style-name="P92"/>
      <text:p text:style-name="Standard">//YP: TODO: DRAFT one folder in PDIPAppService</text:p>
      <text:p text:style-name="Standard">//YP: TODO: DRAFT one folder in PDIPBaseService</text:p>
      <text:p text:style-name="Standard">//YP: TODO: Framework</text:p>
      <text:p text:style-name="Standard"/>
      <text:list xml:id="list33268181" text:continue-numbering="true" text:style-name="Outline">
        <text:list-item>
          <text:list>
            <text:list-item>
              <text:h text:style-name="Heading_20_2" text:outline-level="2">Project Packaging Structure</text:h>
            </text:list-item>
          </text:list>
        </text:list-item>
      </text:list>
      <text:p text:style-name="Standard"/>
      <text:list xml:id="list33285719" text:continue-numbering="true" text:style-name="Outline">
        <text:list-item>
          <text:list>
            <text:list-item>
              <text:list>
                <text:list-item>
                  <text:h text:style-name="Heading_20_3" text:outline-level="3">GTAS Packaging Structure</text:h>
                </text:list-item>
              </text:list>
            </text:list-item>
          </text:list>
        </text:list-item>
      </text:list>
      <text:p text:style-name="Standard">The following show how we organize the different type of source code into the different folder of the packaging structure.</text:p>
      <text:p text:style-name="Standard"/>
      <table:table table:name="Table7" table:style-name="Table7">
        <table:table-column table:style-name="Table7.A"/>
        <table:table-column table:style-name="Table7.B"/>
        <table:table-column table:style-name="Table7.A"/>
        <table:table-column table:style-name="Table7.B" table:number-columns-repeated="2"/>
        <table:table-column table:style-name="Table7.F"/>
        <table:table-column table:style-name="Table7.A"/>
        <table:table-column table:style-name="Table7.H"/>
        <table:table-column table:style-name="Table7.I"/>
        <table:table-column table:style-name="Table7.J"/>
        <table:table-row table:style-name="Table7.1">
          <table:table-cell table:style-name="Table7.A1" table:number-columns-spanned="10" office:value-type="string">
            <text:p text:style-name="P3">GTAS Packaging Structure</text:p>
          </table: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25">com</text:p>
          </table:table-cell>
          <table:table-cell table:style-name="Table7.A1" table:number-columns-spanned="9" office:value-type="string">
            <text:p text:style-name="P11"/>
          </table: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25">gridnode</text:p>
          </table:table-cell>
          <table:table-cell table:style-name="Table7.A1" table:number-columns-spanned="8" office:value-type="string">
            <text:p text:style-name="P11"/>
          </table: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66"/>
          </table:table-cell>
          <table:table-cell table:style-name="Table7.A2" office:value-type="string">
            <text:p text:style-name="P25">gtas</text:p>
          </table:table-cell>
          <table:table-cell table:style-name="Table7.A1" table:number-columns-spanned="7" office:value-type="string">
            <text:p text:style-name="P67"/>
          </table:table-cell>
          <table:covered-table-cell/>
          <table:covered-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68">client</text:p>
          </table:table-cell>
          <table:table-cell table:style-name="Table7.A1" table:number-columns-spanned="6" office:value-type="string">
            <text:p text:style-name="P30">//Client tier</text:p>
          </table:table-cell>
          <table:covered-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2">ctrl</text:p>
          </table:table-cell>
          <table:table-cell table:style-name="Table7.A1" table:number-columns-spanned="5" office:value-type="string">
            <text:p text:style-name="P30">//The manager that handler the CRUD, etc of the entity</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1" table:number-columns-spanned="5" office:value-type="string">
            <text:p text:style-name="P9">DefaultAlertManager</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1" table:number-columns-spanned="5" office:value-type="string">
            <text:p text:style-name="P30">DefaultAlertEntity</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1" table:number-columns-spanned="5" office:value-type="string">
            <text:p text:style-name="P30">..</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1" table:number-columns-spanned="5" office:value-type="string">
            <text:p text:style-name="P30">..</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28">web</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4"/>
          </table:table-cell>
          <table:table-cell table:style-name="Table7.A2" office:value-type="string">
            <text:p text:style-name="P30"/>
          </table:table-cell>
          <table:table-cell table:style-name="Table7.A1" table:number-columns-spanned="3" office:value-type="string">
            <text:p text:style-name="P30"/>
          </table: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4"/>
          </table:table-cell>
          <table:table-cell table:style-name="Table7.A2" office:value-type="string">
            <text:p text:style-name="P30">:</text:p>
          </table:table-cell>
          <table:table-cell table:style-name="Table7.A1" table:number-columns-spanned="3" office:value-type="string">
            <text:p text:style-name="P30"/>
          </table: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6"/>
          </table:table-cell>
          <table:table-cell table:style-name="Table7.A2" office:value-type="string">
            <text:p text:style-name="P21">user</text:p>
          </table:table-cell>
          <table:table-cell table:style-name="Table7.A1" table:number-columns-spanned="3" office:value-type="string">
            <text:p text:style-name="P30"/>
          </table: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
          </table:table-cell>
          <table:table-cell table:style-name="Table7.A2" office:value-type="string">
            <text:p text:style-name="P21"/>
          </table:table-cell>
          <table:table-cell table:style-name="Table7.A2" office:value-type="string">
            <text:p text:style-name="P21">partner</text:p>
          </table:table-cell>
          <table:table-cell table:style-name="Table7.A1" table:number-columns-spanned="3" office:value-type="string">
            <text:p text:style-name="P11"/>
          </table: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
          </table:table-cell>
          <table:table-cell table:style-name="Table7.A2" office:value-type="string">
            <text:p text:style-name="P21">:</text:p>
          </table:table-cell>
          <table:table-cell table:style-name="Table7.A2" office:value-type="string">
            <text:p text:style-name="P11"/>
          </table:table-cell>
          <table:table-cell table:style-name="Table7.A1" table:number-columns-spanned="3" office:value-type="string">
            <text:p text:style-name="P11"/>
          </table: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events</text:p>
          </table:table-cell>
          <table:table-cell table:style-name="Table7.A1" table:number-columns-spanned="6" office:value-type="string">
            <text:p text:style-name="P11">//The event share between the client tier and businss tier</text:p>
          </table:table-cell>
          <table:covered-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69">user</text:p>
          </table:table-cell>
          <table:table-cell table:style-name="Table7.A1" table:number-columns-spanned="5" office:value-type="string">
            <text:p text:style-name="P30"/>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74">CreateUserAccountEvent</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74">UpdateUserAccountEvent</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74">DeleteUserAccountEvent</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74">:</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partner</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0"/>
          </table:table-cell>
          <table:table-cell table:style-name="Table7.A2" office:value-type="string">
            <text:p text:style-name="P30">:</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69">:</text:p>
          </table:table-cell>
          <table:table-cell table:style-name="Table7.A1" table:number-columns-spanned="5" office:value-type="string">
            <text:p text:style-name="P30"/>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model</text:p>
          </table:table-cell>
          <table:table-cell table:style-name="Table7.A1" table:number-columns-spanned="6" office:value-type="string">
            <text:p text:style-name="P11">//define the field id that is required for the Hashmap passing between client tier and business tier.</text:p>
          </table:table-cell>
          <table:covered-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69">user</text:p>
          </table:table-cell>
          <table:table-cell table:style-name="Table7.A1" table:number-columns-spanned="5" office:value-type="string">
            <text:p text:style-name="P30"/>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30"/>
          </table:table-cell>
          <table:table-cell table:style-name="Table7.F20" table:number-columns-spanned="5" office:value-type="string">
            <text:p text:style-name="P77">IUserAccount</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30"/>
          </table:table-cell>
          <table:table-cell table:style-name="Table7.F20" table:number-columns-spanned="5" office:value-type="string">
            <text:p text:style-name="P77">IUserAccountState</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30"/>
          </table:table-cell>
          <table:table-cell table:style-name="Table7.F20" table:number-columns-spanned="5" office:value-type="string">
            <text:p text:style-name="P77">UserEntityFieldID</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30"/>
          </table:table-cell>
          <table:table-cell table:style-name="Table7.A1" table:number-columns-spanned="5" office:value-type="string">
            <text:p text:style-name="P74">:</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21">partner</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11"/>
          </table:table-cell>
          <table:table-cell table:style-name="Table7.A1" table:number-columns-spanned="5" office:value-type="string">
            <text:p text:style-name="P11">:</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
          </table:table-cell>
          <table:table-cell table:style-name="Table7.A2" office:value-type="string">
            <text:p text:style-name="P11">:</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8">server</text:p>
          </table:table-cell>
          <table:table-cell table:style-name="Table7.A1" table:number-columns-spanned="6" office:value-type="string">
            <text:p text:style-name="P11"/>
          </table:table-cell>
          <table:covered-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71">rdm</text:p>
          </table:table-cell>
          <table:table-cell table:style-name="Table7.A1" table:number-columns-spanned="5" office:value-type="string">
            <text:p text:style-name="P30"/>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0"><text:s text:c="8"/></text:p>
          </table:table-cell>
          <table:table-cell table:style-name="Table7.A2" office:value-type="string">
            <text:p text:style-name="P25">ejb</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4" office:value-type="string">
            <text:p text:style-name="P11">GridTalkClientController</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1"/>
          </table:table-cell>
          <table:table-cell table:style-name="Table7.A2" office:value-type="string">
            <text:p text:style-name="P30"/>
          </table:table-cell>
          <table:table-cell table:style-name="Table7.F20" table:number-columns-spanned="4" office:value-type="string">
            <text:p text:style-name="P11">:</text:p>
          </table:table-cell>
          <table:covered-table-cell/>
          <table:covered-table-cell/>
          <table:covered-table-cell/>
        </table:table-row>
        <text:soft-page-break/>
        <table:table-row table:style-name="Table7.41">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table:number-columns-spanned="3" office:value-type="string">
            <text:p text:style-name="P25">actions</text:p>
          </table:table-cell>
          <table:covered-table-cell/>
          <table:covered-table-cell/>
          <table:table-cell table:style-name="Table7.A1" office:value-type="string">
            <text:p text:style-name="P11"/>
          </table:table-cell>
        </table:table-row>
        <table:table-row table:style-name="Table7.41">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table:number-columns-spanned="3" office:value-type="string">
            <text:p text:style-name="P11"/>
          </table:table-cell>
          <table:covered-table-cell/>
          <table:covered-table-cell/>
          <table:table-cell table:style-name="Table7.F20" office:value-type="string">
            <text:p text:style-name="P11">GridTalkEJBAction</text:p>
          </table:table-cell>
        </table:table-row>
        <table:table-row table:style-name="Table7.41">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30">StateValidator</text:p>
          </table:table-cell>
          <table:covered-table-cell/>
          <table:covered-table-cell/>
          <table:covered-table-cell/>
          <table:covered-table-cell/>
        </table:table-row>
        <table:table-row table:style-name="Table7.41">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5" office:value-type="string">
            <text:p text:style-name="P30">IAttributeKeys</text:p>
          </table:table-cell>
          <table:covered-table-cell/>
          <table:covered-table-cell/>
          <table:covered-table-cell/>
          <table:covered-table-cell/>
        </table:table-row>
        <table:table-row table:style-name="Table7.41">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1" table:number-columns-spanned="5" office:value-type="string">
            <text:p text:style-name="P11">:</text:p>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document</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2">actions</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4" office:value-type="string">
            <text:p text:style-name="P11">CreateDocumentTypeAction</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4" office:value-type="string">
            <text:p text:style-name="P11">DeleteDocumentTypeAction</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F20" table:number-columns-spanned="4" office:value-type="string">
            <text:p text:style-name="P11">:</text:p>
          </table: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83">entities</text:p>
          </table:table-cell>
          <table:table-cell table:style-name="Table7.A1" table:number-columns-spanned="4" office:value-type="string">
            <text:p text:style-name="P11">//storing the entity bean</text:p>
          </table: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83"/>
          </table:table-cell>
          <table:table-cell table:style-name="Table7.A2" office:value-type="string">
            <text:p text:style-name="P26">ejb</text:p>
          </table:table-cell>
          <table:table-cell table:style-name="Table7.A1" table:number-columns-spanned="3" office:value-type="string">
            <text:p text:style-name="P11"/>
          </table: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83"/>
          </table:table-cell>
          <table:table-cell table:style-name="Table7.A2" office:value-type="string">
            <text:p text:style-name="P11"/>
          </table:table-cell>
          <table:table-cell table:style-name="Table7.F20" table:number-columns-spanned="3" office:value-type="string">
            <text:p text:style-name="P46">DocumentTypeBean</text:p>
          </table: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83"/>
          </table:table-cell>
          <table:table-cell table:style-name="Table7.A2" office:value-type="string">
            <text:p text:style-name="P11"/>
          </table:table-cell>
          <table:table-cell table:style-name="Table7.F20" table:number-columns-spanned="3" office:value-type="string">
            <text:p text:style-name="P46">Entity Bean interface</text:p>
          </table: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text:p>
          </table: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83">facade</text:p>
          </table:table-cell>
          <table:table-cell table:style-name="Table7.A1" table:number-columns-spanned="4" office:value-type="string">
            <text:p text:style-name="P11">//storing the session bean</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1">ejb</text:p>
          </table:table-cell>
          <table:covered-table-cell/>
          <table:table-cell table:style-name="Table7.A1" table:number-columns-spanned="2" office:value-type="string">
            <text:p text:style-name="P30"/>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DocumentManagerBean</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Session Bean interface</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3">listener</text:p>
          </table:table-cell>
          <table:table-cell table:style-name="Table7.A1" table:number-columns-spanned="4" office:value-type="string">
            <text:p text:style-name="P30">//containing the JMS listener</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1">ejb</text:p>
          </table:table-cell>
          <table:covered-table-cell/>
          <table:table-cell table:style-name="Table7.A1" table:number-columns-spanned="2" office:value-type="string">
            <text:p text:style-name="P30"/>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1"/>
          </table:table-cell>
          <table:covered-table-cell/>
          <table:table-cell table:style-name="Table7.A1" table:number-columns-spanned="2" office:value-type="string">
            <text:p text:style-name="P30">BackendImportMDBean</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4"/>
          </table:table-cell>
          <table:table-cell table:style-name="Table7.A2" table:number-columns-spanned="2" office:value-type="string">
            <text:p text:style-name="P30"/>
          </table:table-cell>
          <table:covered-table-cell/>
          <table:table-cell table:style-name="Table7.A1" table:number-columns-spanned="2" office:value-type="string">
            <text:p text:style-name="P30">:</text:p>
          </table: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3">handler</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3">helpers</text:p>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3">model</text:p>
          </table:table-cell>
          <table:table-cell table:style-name="Table7.A1" table:number-columns-spanned="4" office:value-type="string">
            <text:p text:style-name="P30">//contain the value object of the entity bean</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5">:</text:p>
          </table:table-cell>
          <table:table-cell table:style-name="Table7.A1" table:number-columns-spanned="4" office:value-type="string">
            <text:p text:style-name="P30">GridDocument</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5">:</text:p>
          </table:table-cell>
          <table:table-cell table:style-name="Table7.A1" table:number-columns-spanned="4" office:value-type="string">
            <text:p text:style-name="P30">IGridDocument</text:p>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85">:</text:p>
          </table:table-cell>
          <table:table-cell table:style-name="Table7.A1" table:number-columns-spanned="4" office:value-type="string">
            <text:p text:style-name="P30">:</text:p>
          </table: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69">partner</text:p>
          </table:table-cell>
          <table:table-cell table:style-name="Table7.A1" table:number-columns-spanned="5" office:value-type="string">
            <text:p text:style-name="P11"/>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2"/>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3"/>
          </table:table-cell>
          <table:table-cell table:style-name="Table7.A1" table:number-columns-spanned="4" office:value-type="string">
            <text:p text:style-name="P30"/>
          </table: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6"/>
          </table:table-cell>
          <table:table-cell table:style-name="Table7.A1" table:number-columns-spanned="4" office:value-type="string">
            <text:p text:style-name="P11"/>
          </table: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69"/>
          </table:table-cell>
          <table:table-cell table:style-name="Table7.A1" table:number-columns-spanned="5" office:value-type="string">
            <text:p text:style-name="P30">:</text:p>
          </table:table-cell>
          <table:covered-table-cell/>
          <table:covered-table-cell/>
          <table:covered-table-cell/>
          <table:covered-table-cell/>
        </table:table-row>
        <table:table-row table:style-name="Table7.2">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30"/>
          </table:table-cell>
          <table:table-cell table:style-name="Table7.A2" office:value-type="string">
            <text:p text:style-name="P69">:</text:p>
          </table:table-cell>
          <table:table-cell table:style-name="Table7.A1" table:number-columns-spanned="5" office:value-type="string">
            <text:p text:style-name="P30"/>
          </table:table-cell>
          <table:covered-table-cell/>
          <table:covered-table-cell/>
          <table:covered-table-cell/>
          <table:covered-table-cell/>
        </table:table-row>
        <table:table-row table:style-name="Table7.2">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text:p>
          </table:table-cell>
          <table:table-cell table:style-name="Table7.A1" table:number-columns-spanned="6" office:value-type="string">
            <text:p text:style-name="P11"/>
          </table:table-cell>
          <table:covered-table-cell/>
          <table:covered-table-cell/>
          <table:covered-table-cell/>
          <table:covered-table-cell/>
          <table:covered-table-cell/>
        </table:table-row>
      </table:table>
      <text:p text:style-name="Standard"/>
      <text:p text:style-name="P10">Legend:</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bold</text:p>
          </table:table-cell>
          <table:table-cell table:style-name="Table8.B1" office:value-type="string">
            <text:p text:style-name="P11">Mandatory fixed package level</text:p>
          </table:table-cell>
          <table:table-cell table:style-name="Table8.A1" office:value-type="string">
            <text:p text:style-name="P38">Italic</text:p>
          </table:table-cell>
          <table:table-cell table:style-name="Table8.B1" office:value-type="string">
            <text:p text:style-name="P11">Module package level</text:p>
          </table:table-cell>
        </table:table-row>
        <table:table-row table:style-name="Table8.2">
          <table:table-cell table:style-name="Table8.A2" office:value-type="string">
            <text:p text:style-name="P11">shaded</text:p>
          </table:table-cell>
          <table:table-cell table:style-name="Table8.B1" office:value-type="string">
            <text:p text:style-name="P11">Class level, no package underneath</text:p>
          </table:table-cell>
          <table:table-cell table:style-name="Table8.A1" office:value-type="string">
            <text:p text:style-name="P15">Italic bold</text:p>
          </table:table-cell>
          <table:table-cell table:style-name="Table8.B1" office:value-type="string">
            <text:p text:style-name="P4"><text:span text:style-name="T5">Optional </text:span><text:span text:style-name="T8">fixed</text:span><text:span text:style-name="T5"> package level</text:span></text:p>
          </table:table-cell>
        </table:table-row>
      </table:table>
      <text:p text:style-name="Standard"/>
      <text:list xml:id="list33288482" text:continue-numbering="true" text:style-name="Outline">
        <text:list-item>
          <text:list>
            <text:list-item>
              <text:list>
                <text:list-item>
                  <text:h text:style-name="Heading_20_3" text:outline-level="3">PDIP Packaging Structure</text:h>
                </text:list-item>
              </text:list>
            </text:list-item>
          </text:list>
        </text:list-item>
      </text:list>
      <text:p text:style-name="Standard"/>
      <table:table table:name="Table9" table:style-name="Table9">
        <table:table-column table:style-name="Table9.A"/>
        <table:table-column table:style-name="Table9.B"/>
        <table:table-column table:style-name="Table9.A"/>
        <table:table-column table:style-name="Table9.B"/>
        <table:table-column table:style-name="Table9.E"/>
        <table:table-column table:style-name="Table9.F"/>
        <table:table-column table:style-name="Table9.G"/>
        <table:table-column table:style-name="Table9.H"/>
        <table:table-row table:style-name="Table9.1">
          <table:table-cell table:style-name="Table9.A1" table:number-columns-spanned="8" office:value-type="string">
            <text:p text:style-name="P3">Framework, BaseServices and AppServices Packaging Structure</text:p>
            <text:p text:style-name="P10"/>
          </table: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25">com</text:p>
          </table:table-cell>
          <table:table-cell table:style-name="Table9.A1" table:number-columns-spanned="7" office:value-type="string">
            <text:p text:style-name="P11"/>
          </table:table-cell>
          <table:covered-table-cell/>
          <table:covered-table-cell/>
          <table:covered-table-cell/>
          <table:covered-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25">gridnode</text:p>
          </table:table-cell>
          <table:table-cell table:style-name="Table9.A1" table:number-columns-spanned="6" office:value-type="string">
            <text:p text:style-name="P11"/>
          </table:table-cell>
          <table:covered-table-cell/>
          <table:covered-table-cell/>
          <table:covered-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66"/>
          </table:table-cell>
          <table:table-cell table:style-name="Table9.A2" office:value-type="string">
            <text:p text:style-name="P25">pdip</text:p>
          </table:table-cell>
          <table:table-cell table:style-name="Table9.A1" table:number-columns-spanned="5" office:value-type="string">
            <text:p text:style-name="P67"/>
          </table:table-cell>
          <table:covered-table-cell/>
          <table:covered-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68">framework</text:p>
          </table:table-cell>
          <table:table-cell table:style-name="Table9.A1" table:number-columns-spanned="4" office:value-type="string">
            <text:p text:style-name="P30"/>
          </table:table-cell>
          <table:covered-table-cell/>
          <table:covered-table-cell/>
          <table:covered-table-cell/>
        </table:table-row>
        <text:soft-page-break/>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69">db</text:p>
          </table:table-cell>
          <table:table-cell table:style-name="Table9.A1" table:number-columns-spanned="3" office:value-type="string">
            <text:p text:style-name="P30"/>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5">ejb</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5">helper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69">config</text:p>
          </table:table-cell>
          <table:table-cell table:style-name="Table9.A1" table:number-columns-spanned="3" office:value-type="string">
            <text:p text:style-name="P11"/>
          </table: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69"/>
          </table:table-cell>
          <table:table-cell table:style-name="Table9.A1" table:number-columns-spanned="3" office:value-type="string">
            <text:p text:style-name="P11">:</text:p>
          </table: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69"/>
          </table:table-cell>
          <table:table-cell table:style-name="Table9.A1" table:number-columns-spanned="3" office:value-type="string">
            <text:p text:style-name="P11">:</text:p>
          </table: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69">:</text:p>
          </table:table-cell>
          <table:table-cell table:style-name="Table9.A1" table:number-columns-spanned="3" office:value-type="string">
            <text:p text:style-name="P11"/>
          </table: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68">app</text:p>
          </table:table-cell>
          <table:table-cell table:style-name="Table9.A1" table:number-columns-spanned="4" office:value-type="string">
            <text:p text:style-name="P11"/>
          </table:table-cell>
          <table:covered-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3"/>
          </table:table-cell>
          <table:table-cell table:style-name="Table9.A1" table:number-columns-spanned="3" office:value-type="string">
            <text:p text:style-name="P30"/>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6">user</text:p>
          </table:table-cell>
          <table:table-cell table:style-name="Table9.A1" table:number-columns-spanned="3" office:value-type="string">
            <text:p text:style-name="P30"/>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4"/>
          </table:table-cell>
          <table:table-cell table:style-name="Table9.A2" office:value-type="string">
            <text:p text:style-name="P16">entitie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G17" office:value-type="string">
            <text:p text:style-name="P31">ejb</text:p>
          </table:table-cell>
          <table:table-cell table:style-name="Table9.H17" office:value-type="string">
            <text:p text:style-name="P30">//entities bean and correspond interface</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G17" office:value-type="string">
            <text:p text:style-name="P30"/>
          </table:table-cell>
          <table:table-cell table:style-name="Table9.H17" office:value-type="string">
            <text:p text:style-name="P30">IUserLocalHome</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G17" office:value-type="string">
            <text:p text:style-name="P30"/>
          </table:table-cell>
          <table:table-cell table:style-name="Table9.H17" office:value-type="string">
            <text:p text:style-name="P30">IUserLocalObj</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G17" office:value-type="string">
            <text:p text:style-name="P30"/>
          </table:table-cell>
          <table:table-cell table:style-name="Table9.H17" office:value-type="string">
            <text:p text:style-name="P30">UserBean</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5">facade</text:p>
          </table:table-cell>
          <table:table-cell table:style-name="Table9.G17" office:value-type="string">
            <text:p text:style-name="P30"/>
          </table:table-cell>
          <table:table-cell table:style-name="Table9.H17" office:value-type="string">
            <text:p text:style-name="P30"/>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G17" office:value-type="string">
            <text:p text:style-name="P31">ejb</text:p>
          </table:table-cell>
          <table:table-cell table:style-name="Table9.H17" office:value-type="string">
            <text:p text:style-name="P30">//session bean and correspond interface</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G17" office:value-type="string">
            <text:p text:style-name="P30">:</text:p>
          </table:table-cell>
          <table:table-cell table:style-name="Table9.H17" office:value-type="string">
            <text:p text:style-name="P30">UserManagerBean</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exception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AuthenticateUserException</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helper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4"/>
          </table:table-cell>
          <table:table-cell table:style-name="Table9.A2" office:value-type="string">
            <text:p text:style-name="P30"/>
          </table:table-cell>
          <table:table-cell table:style-name="Table9.A1" table:number-columns-spanned="2" office:value-type="string">
            <text:p text:style-name="P30">Logger</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
          </table:table-cell>
          <table:table-cell table:style-name="Table9.A1" table:number-columns-spanned="2" office:value-type="string">
            <text:p text:style-name="P30">:</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model</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UserAccount</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IUserAccount</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text:p>
          </table: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21">:</text:p>
          </table:table-cell>
          <table:table-cell table:style-name="Table9.A1" table:number-columns-spanned="3" office:value-type="string">
            <text:p text:style-name="P11"/>
          </table:table-cell>
          <table:covered-table-cell/>
          <table:covered-table-cell/>
        </table:table-row>
        <table:table-row table:style-name="Table9.2">
          <table:table-cell table:style-name="Table9.A2" office:value-type="string">
            <text:p text:style-name="P11"/>
          </table:table-cell>
          <table:table-cell table:style-name="Table9.A2" office:value-type="string">
            <text:p text:style-name="P11"/>
          </table:table-cell>
          <table:table-cell table:style-name="Table9.A2" office:value-type="string">
            <text:p text:style-name="P11"/>
          </table:table-cell>
          <table:table-cell table:style-name="Table9.A2" office:value-type="string">
            <text:p text:style-name="P25">base</text:p>
          </table:table-cell>
          <table:table-cell table:style-name="Table9.A2" office:value-type="string">
            <text:p text:style-name="P71"/>
          </table:table-cell>
          <table:table-cell table:style-name="Table9.A1" table:number-columns-spanned="3" office:value-type="string">
            <text:p text:style-name="P11"/>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0"/>
          </table:table-cell>
          <table:table-cell table:style-name="Table9.A2" office:value-type="string">
            <text:p text:style-name="P36">xml</text:p>
          </table:table-cell>
          <table:table-cell table:style-name="Table9.A1" table:number-columns-spanned="3" office:value-type="string">
            <text:p text:style-name="P30"/>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4"/>
          </table:table-cell>
          <table:table-cell table:style-name="Table9.A2" office:value-type="string">
            <text:p text:style-name="P16">entitie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G17" office:value-type="string">
            <text:p text:style-name="P31">ejb</text:p>
          </table:table-cell>
          <table:table-cell table:style-name="Table9.H17" office:value-type="string">
            <text:p text:style-name="P30">//entities bean and correspond interface</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4"/>
          </table:table-cell>
          <table:table-cell table:style-name="Table9.A2" office:value-type="string">
            <text:p text:style-name="P34">facade</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G17" office:value-type="string">
            <text:p text:style-name="P31">ejb</text:p>
          </table:table-cell>
          <table:table-cell table:style-name="Table9.H17" office:value-type="string">
            <text:p text:style-name="P30">//session bean and correspond interface</text:p>
          </table: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9"/>
          </table:table-cell>
          <table:table-cell table:style-name="Table9.A2" office:value-type="string">
            <text:p text:style-name="P30"/>
          </table:table-cell>
          <table:table-cell table:style-name="Table9.H17" table:number-columns-spanned="2" office:value-type="string">
            <text:p text:style-name="P30">:</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exception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InvalidXMLFormatException</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25"/>
          </table:table-cell>
          <table:table-cell table:style-name="Table9.H17" table:number-columns-spanned="2" office:value-type="string">
            <text:p text:style-name="P30">:</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8"/>
          </table:table-cell>
          <table:table-cell table:style-name="Table9.A2" office:value-type="string">
            <text:p text:style-name="P16">helpers</text:p>
          </table:table-cell>
          <table:table-cell table:style-name="Table9.A1" table:number-columns-spanned="2" office:value-type="string">
            <text:p text:style-name="P30"/>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4"/>
          </table:table-cell>
          <table:table-cell table:style-name="Table9.A2" office:value-type="string">
            <text:p text:style-name="P30"/>
          </table:table-cell>
          <table:table-cell table:style-name="Table9.H17" table:number-columns-spanned="2" office:value-type="string">
            <text:p text:style-name="P30">:</text:p>
          </table: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70"/>
          </table:table-cell>
          <table:table-cell table:style-name="Table9.A2" office:value-type="string">
            <text:p text:style-name="P36">:</text:p>
          </table:table-cell>
          <table:table-cell table:style-name="Table9.A1" table:number-columns-spanned="3" office:value-type="string">
            <text:p text:style-name="P30"/>
          </table:table-cell>
          <table:covered-table-cell/>
          <table:covered-table-cell/>
        </table:table-row>
        <table:table-row table:style-name="Table9.2">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69">:</text:p>
          </table:table-cell>
          <table:table-cell table:style-name="Table9.A2" office:value-type="string">
            <text:p text:style-name="P30"/>
          </table:table-cell>
          <table:table-cell table:style-name="Table9.A1" table:number-columns-spanned="3" office:value-type="string">
            <text:p text:style-name="P30"/>
          </table:table-cell>
          <table:covered-table-cell/>
          <table:covered-table-cell/>
        </table:table-row>
      </table:table>
      <text:p text:style-name="Standard"/>
      <text:p text:style-name="P10">Legen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bold</text:p>
          </table:table-cell>
          <table:table-cell table:style-name="Table10.B1" office:value-type="string">
            <text:p text:style-name="P11">Mandatory fixed package level</text:p>
          </table:table-cell>
          <table:table-cell table:style-name="Table10.A1" office:value-type="string">
            <text:p text:style-name="P38">Italic</text:p>
          </table:table-cell>
          <table:table-cell table:style-name="Table10.B1" office:value-type="string">
            <text:p text:style-name="P11">Module package level</text:p>
          </table:table-cell>
        </table:table-row>
        <table:table-row table:style-name="Table10.2">
          <table:table-cell table:style-name="Table10.A2" office:value-type="string">
            <text:p text:style-name="P11">shaded</text:p>
          </table:table-cell>
          <table:table-cell table:style-name="Table10.B1" office:value-type="string">
            <text:p text:style-name="P11">Class level, no package underneath</text:p>
          </table:table-cell>
          <table:table-cell table:style-name="Table10.A1" office:value-type="string">
            <text:p text:style-name="P15">Italic bold</text:p>
          </table:table-cell>
          <table:table-cell table:style-name="Table10.B1" office:value-type="string">
            <text:p text:style-name="P4"><text:span text:style-name="T5">Optional </text:span><text:span text:style-name="T8">fixed</text:span><text:span text:style-name="T5"> package level</text:span></text:p>
          </table:table-cell>
        </table:table-row>
      </table:table>
      <text:p text:style-name="Standard"/>
      <text:p text:style-name="Standard"/>
      <text:list xml:id="list33268001" text:continue-numbering="true" text:style-name="Outline">
        <text:list-item>
          <text:list>
            <text:list-item>
              <text:h text:style-name="Heading_20_2" text:outline-level="2"><text:soft-page-break/>Project File Naming Convention</text:h>
            </text:list-item>
          </text:list>
        </text:list-item>
      </text:list>
      <text:p text:style-name="P96"/>
      <text:p text:style-name="P44">For consistency, it is required to follow strictly the following file naming convention guideline.</text:p>
      <text:p text:style-name="P44"/>
      <table:table table:name="Table11" table:style-name="Table11">
        <table:table-column table:style-name="Table11.A"/>
        <table:table-column table:style-name="Table11.B"/>
        <table:table-row table:style-name="Table11.1">
          <table:table-cell table:style-name="Table11.A1" office:value-type="string">
            <text:p text:style-name="P99">File Types</text:p>
          </table:table-cell>
          <table:table-cell table:style-name="Table11.B1" office:value-type="string">
            <text:p text:style-name="P99">File Naming Convention</text:p>
          </table:table-cell>
        </table:table-row>
        <table:table-row table:style-name="Table11.1">
          <table:table-cell table:style-name="Table11.A1" office:value-type="string">
            <text:p text:style-name="P97">All file names</text:p>
          </table:table-cell>
          <table:table-cell table:style-name="Table11.B1" office:value-type="string">
            <text:p text:style-name="P97"><text:span text:style-name="T11">lower case</text:span><text:span text:style-name="T10"> and </text:span><text:span text:style-name="T11">words are to be separated by dash</text:span></text:p>
            <text:p text:style-name="P100"/>
          </table:table-cell>
        </table:table-row>
        <table:table-row table:style-name="Table11.1">
          <table:table-cell table:style-name="Table11.A1" office:value-type="string">
            <text:p text:style-name="P97">Ant build scripts</text:p>
          </table:table-cell>
          <table:table-cell table:style-name="Table11.B1" office:value-type="string">
            <text:p text:style-name="P97"><text:span text:style-name="T11">ant-build.xml</text:span><text:span text:style-name="T10">. This shall be the default file name for all ant scripts</text:span></text:p>
            <text:p text:style-name="P96"/>
          </table:table-cell>
        </table:table-row>
        <table:table-row table:style-name="Table11.1">
          <table:table-cell table:style-name="Table11.A1" office:value-type="string">
            <text:p text:style-name="P97">Jars </text:p>
          </table:table-cell>
          <table:table-cell table:style-name="Table11.B1" office:value-type="string">
            <text:p text:style-name="P101">{layer}-{module}-{component}-ejb.jar</text:p>
            <text:p text:style-name="P104">note: to postfix with ejb only if the jar comprises of ejbs<text:tab/> <text:s text:c="5"/></text:p>
            <text:p text:style-name="P104">eg. framework.jar,</text:p>
            <text:p text:style-name="P47"><text:s text:c="6"/>framework-db-cursor-ejb.jar</text:p>
            <text:p text:style-name="P47"><text:s text:c="6"/>base-xml.jar</text:p>
            <text:p text:style-name="P104"><text:s text:c="6"/>app-user.jar,</text:p>
            <text:p text:style-name="P47"><text:s text:c="6"/>gtas-user.jar <text:s text:c="13"/><text:tab/></text:p>
            <text:p text:style-name="P96"/>
          </table:table-cell>
        </table:table-row>
        <table:table-row table:style-name="Table11.1">
          <table:table-cell table:style-name="Table11.A1" office:value-type="string">
            <text:p text:style-name="P97">Third Party Jars</text:p>
          </table:table-cell>
          <table:table-cell table:style-name="Table11.B1" office:value-type="string">
            <text:p text:style-name="P45"><text:span text:style-name="T11">{jar name}-{version no.}</text:span><text:span text:style-name="T10"> to be suffixed with the version of the library, </text:span></text:p>
            <text:p text:style-name="P106">eg. log4j.jar is renamed to log4j-1.1.3.jar</text:p>
            <text:p text:style-name="P96"/>
          </table:table-cell>
        </table:table-row>
        <table:table-row table:style-name="Table11.1">
          <table:table-cell table:style-name="Table11.A1" office:value-type="string">
            <text:p text:style-name="P97">SQL Scripts File</text:p>
          </table:table-cell>
          <table:table-cell table:style-name="Table11.B1" office:value-type="string">
            <text:p text:style-name="P105">allowed filesets: create-tables.sql, insert-metainfo.sql, create-default.sql(if applicable)</text:p>
          </table:table-cell>
        </table:table-row>
        <table:table-row table:style-name="Table11.1">
          <table:table-cell table:style-name="Table11.A1" office:value-type="string">
            <text:p text:style-name="P97">War/Ear</text:p>
          </table:table-cell>
          <table:table-cell table:style-name="Table11.B1" office:value-type="string">
            <text:p text:style-name="P45"><text:span text:style-name="T11">{layer}-{module}.{war|ear}</text:span><text:span text:style-name="T10">, eg. framework.war, framework.ear</text:span></text:p>
            <text:p text:style-name="P96"/>
          </table:table-cell>
        </table:table-row>
      </table:table>
      <text:p text:style-name="Standard"/>
      <text:list xml:id="list33281515" text:continue-numbering="true" text:style-name="Outline">
        <text:list-item>
          <text:list>
            <text:list-item>
              <text:h text:style-name="Heading_20_2" text:outline-level="2">Properties file related to the ant build</text:h>
            </text:list-item>
          </text:list>
        </text:list-item>
      </text:list>
      <text:p text:style-name="P96"/>
      <text:list xml:id="list33279901" text:style-name="WW8Num4">
        <text:list-item>
          <text:p text:style-name="P113">Manage your build properties, deployment descriptors, sqlscripts. <text:line-break/></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Folder Name</text:p>
          </table:table-cell>
          <table:table-cell table:style-name="Table12.A1" office:value-type="string">
            <text:p text:style-name="P7">PDIP </text:p>
          </table:table-cell>
          <table:table-cell table:style-name="Table12.C1" office:value-type="string">
            <text:p text:style-name="P7">GTAS</text:p>
          </table:table-cell>
        </table:table-row>
        <table:table-row table:style-name="Table12.1">
          <table:table-cell table:style-name="Table12.A1" office:value-type="string">
            <text:p text:style-name="P4">build.properties</text:p>
          </table:table-cell>
          <table:table-cell table:style-name="Table12.A1" office:value-type="string">
            <text:p text:style-name="P97">fileset: <text:line-break/> <text:s/>local-build.properties, <text:line-break/> <text:s/>global-build.properties, <text:line-break/> <text:s/>{layer}-{module}-dd.properties<text:line-break/></text:p>
          </table:table-cell>
          <table:table-cell table:style-name="Table12.C1" office:value-type="string">
            <text:p text:style-name="P4">fileset:</text:p>
            <text:p text:style-name="Standard"><text:s text:c="2"/>{module}-build.properties, <text:line-break/> <text:s/>global-build.properties, <text:line-break/> <text:s/>{layer}-{module}-dd.properties<text:line-break/></text:p>
          </table:table-cell>
        </table:table-row>
        <table:table-row table:style-name="Table12.1">
          <table:table-cell table:style-name="Table12.A1" office:value-type="string">
            <text:p text:style-name="P4">deployment.descriptors</text:p>
          </table:table-cell>
          <table:table-cell table:style-name="Table12.A1" office:value-type="string">
            <text:p text:style-name="P4">sub-folders: <text:line-break/> <text:s/>component.name eg. entities, <text:s text:c="2"/><text:line-break/><text:line-break/>fileset: <text:line-break/> <text:s/>ejb-xml.jar, <text:line-break/> <text:s/>jboss.xml, <text:line-break/> <text:s/>MANIFEST.MF</text:p>
            <text:p text:style-name="Standard"/>
          </table:table-cell>
          <table:table-cell table:style-name="Table12.C1" office:value-type="string">
            <text:p text:style-name="P4">sub-folders: <text:line-break/> <text:s/>component.name eg. entities, <text:s text:c="2"/><text:line-break/><text:line-break/>fileset: <text:line-break/> <text:s/>ejb-xml.jar, <text:line-break/> <text:s/>jboss.xml, <text:line-break/> <text:s/>MANIFEST.MF</text:p>
            <text:p text:style-name="Standard"/>
          </table:table-cell>
        </table:table-row>
        <table:table-row table:style-name="Table12.1">
          <table:table-cell table:style-name="Table12.A1" office:value-type="string">
            <text:p text:style-name="P4">sqlscripts</text:p>
          </table:table-cell>
          <table:table-cell table:style-name="Table12.A1" office:value-type="string">
            <text:p text:style-name="P4">fileset:<text:line-break/> <text:s/>create-tables.sql<text:line-break/> <text:s/>insert-metainfo.sql<text:line-break/> <text:s/>create-default (if applicable)<text:line-break/></text:p>
          </table:table-cell>
          <table:table-cell table:style-name="Table12.C1" office:value-type="string">
            <text:p text:style-name="P4">fileset:<text:line-break/> <text:s/>create-tables.sql<text:line-break/> <text:s/>insert-metainfo.sql<text:line-break/> <text:s/>create-default (if applicable)<text:line-break/></text:p>
          </table:table-cell>
        </table:table-row>
      </table:table>
      <text:p text:style-name="Standard"/>
      <text:p text:style-name="Standard"/>
      <text:list xml:id="list33294843" text:continue-list="list33281515" text:style-name="Outline">
        <text:list-item>
          <text:list>
            <text:list-item>
              <text:h text:style-name="Heading_20_2" text:outline-level="2">Ant Build</text:h>
            </text:list-item>
          </text:list>
        </text:list-item>
      </text:list>
      <text:p text:style-name="P96">For generating the GTAS application binary, we are using the ANT build. ANT provides us the flexibility to control the flow of the build process.<text:line-break/></text:p>
      <text:p text:style-name="P98">Pre-requisite:</text:p>
      <text:p text:style-name="P96">Setup the following environment variable if you haven’t done so.</text:p>
      <text:list xml:id="list33265420" text:style-name="WW8Num10">
        <text:list-item>
          <text:p text:style-name="P127">ANT_HOME: The path to the home dir of the ANT installation folder.</text:p>
        </text:list-item>
      </text:list>
      <text:p text:style-name="P107"><text:soft-page-break/>- <text:s text:c="4"/>PATH: include the ANT_HOME/bin to the path variable.</text:p>
      <text:list xml:id="list33281346" text:continue-list="list33265420" text:style-name="WW8Num10">
        <text:list-item text:start-value="1">
          <text:p text:style-name="P127">JAVA_HOME: The path to the home dir of the JDK installation folder.</text:p>
        </text:list-item>
        <text:list-item>
          <text:p text:style-name="P127">J2EE_HOME: The path to the home dir of the J2EE installation folder.</text:p>
        </text:list-item>
      </text:list>
      <text:p text:style-name="P96"/>
      <text:p text:style-name="P96"/>
      <text:p text:style-name="P96"/>
      <text:p text:style-name="P96">Include the following jar files in folder %ANT_HOME%/lib/</text:p>
      <text:p text:style-name="P96"/>
      <text:p text:style-name="P96">ant-contrib.jar</text:p>
      <text:p text:style-name="P96"/>
      <text:p text:style-name="P96">The above jar can be retrievec under &lt;Your GTAS VIEW HOME&gt;/Doc/ProjectConfiguration/</text:p>
      <text:p text:style-name="P96"/>
      <text:p text:style-name="P103">Building PDIP Framework Modules:</text:p>
      <text:p text:style-name="P96"/>
      <table:table table:name="Table13" table:style-name="Table13">
        <table:table-column table:style-name="Table13.A"/>
        <table:table-column table:style-name="Table13.B"/>
        <table:table-row table:style-name="Table13.1">
          <table:table-cell table:style-name="Table13.A1" office:value-type="string">
            <text:p text:style-name="P97">Title</text:p>
          </table:table-cell>
          <table:table-cell table:style-name="Table13.B1" office:value-type="string">
            <text:p text:style-name="P97">Build PDIP APP Module</text:p>
          </table:table-cell>
        </table:table-row>
        <table:table-row table:style-name="Table13.1">
          <table:table-cell table:style-name="Table13.A1" office:value-type="string">
            <text:p text:style-name="P97">Program</text:p>
          </table:table-cell>
          <table:table-cell table:style-name="Table13.B1" office:value-type="string">
            <text:p text:style-name="P97">&lt;Your GTAS VIEW HOME&gt;/GTAS/GridTalk/projects/build frmwrk</text:p>
          </table:table-cell>
        </table:table-row>
      </table:table>
      <text:p text:style-name="P96"/>
      <text:p text:style-name="P96"/>
      <text:p text:style-name="P103">Building PDIP APP Modules:</text:p>
      <text:p text:style-name="P96"/>
      <table:table table:name="Table14" table:style-name="Table14">
        <table:table-column table:style-name="Table14.A"/>
        <table:table-column table:style-name="Table14.B"/>
        <table:table-row table:style-name="Table14.1">
          <table:table-cell table:style-name="Table14.A1" office:value-type="string">
            <text:p text:style-name="P97">Title</text:p>
          </table:table-cell>
          <table:table-cell table:style-name="Table14.B1" office:value-type="string">
            <text:p text:style-name="P97">Build PDIP APP Module</text:p>
          </table:table-cell>
        </table:table-row>
        <table:table-row table:style-name="Table14.1">
          <table:table-cell table:style-name="Table14.A1" office:value-type="string">
            <text:p text:style-name="P97">Program</text:p>
          </table:table-cell>
          <table:table-cell table:style-name="Table14.B1" office:value-type="string">
            <text:p text:style-name="P97">&lt;Your GTAS VIEW HOME&gt;/GTAS/GridTalk/projects/build app &lt;module name&gt; &lt;param&gt;</text:p>
          </table:table-cell>
        </table:table-row>
        <table:table-row table:style-name="Table14.1">
          <table:table-cell table:style-name="Table14.A1" office:value-type="string">
            <text:p text:style-name="P97">Parameters</text:p>
          </table:table-cell>
          <table:table-cell table:style-name="Table14.B1" office:value-type="string">
            <text:p text:style-name="P97">-xd</text:p>
          </table:table-cell>
        </table:table-row>
      </table:table>
      <text:p text:style-name="P96"/>
      <text:p text:style-name="P103">-xd: To exclude the ant build on the module’s dependent external modules</text:p>
      <text:p text:style-name="P96"/>
      <text:p text:style-name="P103">Building PDIP BASE Modules:</text:p>
      <text:p text:style-name="P96"/>
      <table:table table:name="Table15" table:style-name="Table15">
        <table:table-column table:style-name="Table15.A"/>
        <table:table-column table:style-name="Table15.B"/>
        <table:table-row table:style-name="Table15.1">
          <table:table-cell table:style-name="Table15.A1" office:value-type="string">
            <text:p text:style-name="P97">Title</text:p>
          </table:table-cell>
          <table:table-cell table:style-name="Table15.B1" office:value-type="string">
            <text:p text:style-name="P97">Build PDIP APP Module</text:p>
          </table:table-cell>
        </table:table-row>
        <table:table-row table:style-name="Table15.1">
          <table:table-cell table:style-name="Table15.A1" office:value-type="string">
            <text:p text:style-name="P97">Program</text:p>
          </table:table-cell>
          <table:table-cell table:style-name="Table15.B1" office:value-type="string">
            <text:p text:style-name="P97">&lt;Your GTAS VIEW HOME&gt;/GTAS/GridTalk/projects/build base &lt;module name&gt; &lt;param&gt;</text:p>
          </table:table-cell>
        </table:table-row>
        <table:table-row table:style-name="Table15.1">
          <table:table-cell table:style-name="Table15.A1" office:value-type="string">
            <text:p text:style-name="P97">Parameters</text:p>
          </table:table-cell>
          <table:table-cell table:style-name="Table15.B1" office:value-type="string">
            <text:p text:style-name="P97">-xd</text:p>
          </table:table-cell>
        </table:table-row>
      </table:table>
      <text:p text:style-name="P103"/>
      <text:p text:style-name="P103">-xd: To exclude the ant build on the module’s dependent external modules</text:p>
      <text:p text:style-name="P103"/>
      <text:p text:style-name="P103">Building GTAS Modules:</text:p>
      <text:p text:style-name="P96"/>
      <table:table table:name="Table16" table:style-name="Table16">
        <table:table-column table:style-name="Table16.A"/>
        <table:table-column table:style-name="Table16.B"/>
        <table:table-row table:style-name="Table16.1">
          <table:table-cell table:style-name="Table16.A1" office:value-type="string">
            <text:p text:style-name="P97">Title</text:p>
          </table:table-cell>
          <table:table-cell table:style-name="Table16.B1" office:value-type="string">
            <text:p text:style-name="P97">Build GTAS Module</text:p>
          </table:table-cell>
        </table:table-row>
        <table:table-row table:style-name="Table16.1">
          <table:table-cell table:style-name="Table16.A1" office:value-type="string">
            <text:p text:style-name="P97">Program</text:p>
          </table:table-cell>
          <table:table-cell table:style-name="Table16.B1" office:value-type="string">
            <text:p text:style-name="P97">&lt;Your GTAS VIEW HOME&gt;/GTAS/GridTalk/projects/build gtas &lt;module name&gt; &lt;param&gt;</text:p>
          </table:table-cell>
        </table:table-row>
        <table:table-row table:style-name="Table16.1">
          <table:table-cell table:style-name="Table16.A1" office:value-type="string">
            <text:p text:style-name="P97">Parameters</text:p>
          </table:table-cell>
          <table:table-cell table:style-name="Table16.B1" office:value-type="string">
            <text:p text:style-name="P97">-xd</text:p>
          </table:table-cell>
        </table:table-row>
      </table:table>
      <text:p text:style-name="P103"/>
      <text:p text:style-name="P103">-xd: To exclude the ant build on the module’s dependent external modules.</text:p>
      <text:p text:style-name="P103"/>
      <text:p text:style-name="P103"><text:line-break/>Building the entire GTAS:</text:p>
      <text:p text:style-name="P96"/>
      <table:table table:name="Table17" table:style-name="Table17">
        <table:table-column table:style-name="Table17.A"/>
        <table:table-column table:style-name="Table17.B"/>
        <table:table-row table:style-name="Table17.1">
          <table:table-cell table:style-name="Table17.A1" office:value-type="string">
            <text:p text:style-name="P97">Title</text:p>
          </table:table-cell>
          <table:table-cell table:style-name="Table17.B1" office:value-type="string">
            <text:p text:style-name="P97">Build GTAS</text:p>
          </table:table-cell>
        </table:table-row>
        <table:table-row table:style-name="Table17.1">
          <table:table-cell table:style-name="Table17.A1" office:value-type="string">
            <text:p text:style-name="P97">Program</text:p>
          </table:table-cell>
          <table:table-cell table:style-name="Table17.B1" office:value-type="string">
            <text:p text:style-name="P97">&lt;Your GTAS VIEW HOME&gt;/GTAS/GridTalk/projects/gtas-ant-build</text:p>
          </table:table-cell>
        </table:table-row>
      </table:table>
      <text:p text:style-name="P96"/>
      <text:p text:style-name="P96"/>
      <text:p text:style-name="P102">Building backend module (sender, senderlite)</text:p>
      <table:table table:name="Table18" table:style-name="Table18">
        <table:table-column table:style-name="Table18.A"/>
        <table:table-column table:style-name="Table18.B"/>
        <table:table-row table:style-name="Table18.1">
          <table:table-cell table:style-name="Table18.A1" office:value-type="string">
            <text:p text:style-name="P97">Title</text:p>
          </table:table-cell>
          <table:table-cell table:style-name="Table18.B1" office:value-type="string">
            <text:p text:style-name="P97">Build GTAS</text:p>
          </table:table-cell>
        </table:table-row>
        <table:table-row table:style-name="Table18.1">
          <table:table-cell table:style-name="Table18.A1" office:value-type="string">
            <text:p text:style-name="P97">Program</text:p>
          </table:table-cell>
          <table:table-cell table:style-name="Table18.B1" office:value-type="string">
            <text:p text:style-name="P97">&lt;Your GTAS VIEW HOME&gt;/GTAS/GridTalk/projects/ant –f backend-build.xml</text:p>
          </table:table-cell>
        </table:table-row>
      </table:table>
      <text:p text:style-name="P96"/>
      <text:p text:style-name="P96">NOTE: The binary files will not get deploy into the target folder. You have to manually grab them under the &lt;Your GTAS VIEW HOME&gt;/GTAS/GridTalk/deploy/</text:p>
      <text:p text:style-name="P96"/>
      <text:p text:style-name="P96"><text:soft-page-break/></text:p>
      <text:p text:style-name="P96"/>
      <text:p text:style-name="P102">Build the Presentation (gtas.war)</text:p>
      <text:p text:style-name="P96"/>
      <table:table table:name="Table19" table:style-name="Table19">
        <table:table-column table:style-name="Table19.A"/>
        <table:table-column table:style-name="Table19.B"/>
        <table:table-row table:style-name="Table19.1">
          <table:table-cell table:style-name="Table19.A1" office:value-type="string">
            <text:p text:style-name="P97">Title</text:p>
          </table:table-cell>
          <table:table-cell table:style-name="Table19.B1" office:value-type="string">
            <text:p text:style-name="P97">Build GTAS</text:p>
          </table:table-cell>
        </table:table-row>
        <table:table-row table:style-name="Table19.1">
          <table:table-cell table:style-name="Table19.A1" office:value-type="string">
            <text:p text:style-name="P97">Program</text:p>
          </table:table-cell>
          <table:table-cell table:style-name="Table19.B1" office:value-type="string">
            <text:p text:style-name="P97">&lt;Your GTAS VIEW HOME&gt;/GTAS/GridTalk/projects/gtas-client-build</text:p>
          </table:table-cell>
        </table:table-row>
      </table:table>
      <text:p text:style-name="P96"/>
      <text:p text:style-name="P96">NOTE: after the gtas.war has been generated, we require to manually deploy it into the app server by running “build deploy”.</text:p>
      <text:p text:style-name="P96"/>
      <text:p text:style-name="P102">Manually deploy:</text:p>
      <text:p text:style-name="P96"/>
      <table:table table:name="Table20" table:style-name="Table20">
        <table:table-column table:style-name="Table20.A"/>
        <table:table-column table:style-name="Table20.B"/>
        <table:table-row table:style-name="Table20.1">
          <table:table-cell table:style-name="Table20.A1" office:value-type="string">
            <text:p text:style-name="P97">Title</text:p>
          </table:table-cell>
          <table:table-cell table:style-name="Table20.B1" office:value-type="string">
            <text:p text:style-name="P97">Build GTAS</text:p>
          </table:table-cell>
        </table:table-row>
        <table:table-row table:style-name="Table20.1">
          <table:table-cell table:style-name="Table20.A1" office:value-type="string">
            <text:p text:style-name="P97">Program</text:p>
          </table:table-cell>
          <table:table-cell table:style-name="Table20.B1" office:value-type="string">
            <text:p text:style-name="P97">&lt;Your GTAS VIEW HOME&gt;/GTAS/GridTalk/projects/build deploy</text:p>
          </table:table-cell>
        </table:table-row>
      </table:table>
      <text:p text:style-name="P96"/>
      <text:p text:style-name="P96">This will deploy the generated application binary to the target application server.</text:p>
      <text:p text:style-name="P96"/>
      <text:list xml:id="list33284343" text:continue-list="list33294843" text:style-name="Outline">
        <text:list-item>
          <text:list>
            <text:list-item>
              <text:h text:style-name="Heading_20_2" text:outline-level="2">Building with Ant Script</text:h>
            </text:list-item>
          </text:list>
        </text:list-item>
      </text:list>
      <text:p text:style-name="P96"/>
      <text:list xml:id="list33278324" text:continue-numbering="true" text:style-name="Outline">
        <text:list-item>
          <text:list>
            <text:list-item>
              <text:list>
                <text:list-item>
                  <text:h text:style-name="Heading_20_3" text:outline-level="3">Sample Build Properties</text:h>
                </text:list-item>
              </text:list>
            </text:list-item>
          </text:list>
        </text:list-item>
      </text:list>
      <text:p text:style-name="Standard">The <text:span text:style-name="T2">my-build.properties</text:span> is required to be placed under c:/.</text:p>
      <text:p text:style-name="Standard"/>
      <text:p text:style-name="P108">gridtalk.home=D:/Gridtalk/GT4.0</text:p>
      <text:p text:style-name="P108"/>
      <text:p text:style-name="P108">#------------------------------------------------------------------------------</text:p>
      <text:p text:style-name="P108"># build settings</text:p>
      <text:p text:style-name="P108">#------------------------------------------------------------------------------</text:p>
      <text:p text:style-name="P108">rebuild=defined</text:p>
      <text:p text:style-name="P108">setup.env=defined</text:p>
      <text:p text:style-name="P108"># uncomment if you wish to turn on setting up the following</text:p>
      <text:p text:style-name="P108">setup.db=defined</text:p>
      <text:p text:style-name="P108">setup.appserver.conf=defined</text:p>
      <text:p text:style-name="P108">setup.app.conf=defined</text:p>
      <text:p text:style-name="P108">setup.app.data=defined</text:p>
      <text:p text:style-name="P108"/>
      <text:p text:style-name="P108">compile.debug=on</text:p>
      <text:p text:style-name="P108">compile.optimize=on</text:p>
      <text:p text:style-name="P108">compile.deprecation=off</text:p>
      <text:p text:style-name="P108"/>
      <text:p text:style-name="P108">package=true</text:p>
      <text:p text:style-name="P108">package.dependency=true</text:p>
      <text:p text:style-name="P108">build.client=true</text:p>
      <text:p text:style-name="P108"># applicable only if build.client is set</text:p>
      <text:p text:style-name="P108">build.onlinehelp=true</text:p>
      <text:p text:style-name="P108">deploy=true</text:p>
      <text:p text:style-name="P108">deploy.skip.war=true</text:p>
      <text:p text:style-name="P108">#deploy.skip.ear=true</text:p>
      <text:p text:style-name="P108"/>
      <text:p text:style-name="P108">#------------------------------------------------------------------------------</text:p>
      <text:p text:style-name="P108"># app server</text:p>
      <text:p text:style-name="P108">#------------------------------------------------------------------------------</text:p>
      <text:p text:style-name="P108"/>
      <text:p text:style-name="P108">#GT 24.X</text:p>
      <text:p text:style-name="P108">#appserver.name=jboss</text:p>
      <text:p text:style-name="P108">#appserver.version=3.2.2</text:p>
      <text:p text:style-name="P108"><text:soft-page-break/>#appserver.home=D:/Gridtalk/GT249/jboss-3.2.2</text:p>
      <text:p text:style-name="P108"/>
      <text:p text:style-name="P108"># GT4.X</text:p>
      <text:p text:style-name="P108">appserver.name=jboss</text:p>
      <text:p text:style-name="P108">appserver.version=4.0.2</text:p>
      <text:p text:style-name="P108">appserver.home=${gridtalk.home}/jboss-4.0.2</text:p>
      <text:p text:style-name="P108"/>
      <text:p text:style-name="P108"># GT VAN</text:p>
      <text:p text:style-name="P108">#appserver.name=jboss</text:p>
      <text:p text:style-name="P108">#appserver.version=4.0.5.GA</text:p>
      <text:p text:style-name="P108">#appserver.home=D:/Gridtalk/GTVan/jboss-4.0.5.GA</text:p>
      <text:p text:style-name="P108"/>
      <text:p text:style-name="P108"># GT 4.2</text:p>
      <text:p text:style-name="P108">#appserver.name=jboss</text:p>
      <text:p text:style-name="P108">#appserver.version=4.2.2.GA</text:p>
      <text:p text:style-name="P108">#appserver.home=D:/Gridtalk/GT4.2/jboss-4.2.2.GA</text:p>
      <text:p text:style-name="P108"/>
      <text:p text:style-name="P108">appserver.deploy.dir=${appserver.home}/server/default/deploy</text:p>
      <text:p text:style-name="P108">appserver.lib.dir=${appserver.home}/lib</text:p>
      <text:p text:style-name="P108">appserver.server.dir=${appserver.home}/server/default/lib</text:p>
      <text:p text:style-name="P108">appserver.client.lib.dir=${appserver.home}/client</text:p>
      <text:p text:style-name="P108">appserver.client.lib=jbossall-client.jar</text:p>
      <text:p text:style-name="P108">appserver.app.data.dir=${appserver.home}/bin</text:p>
      <text:p text:style-name="P108">appserver.app.conf.dir=${appserver.home}/bin/conf</text:p>
      <text:p text:style-name="P108"/>
      <text:p text:style-name="P108">#------------------------------------------------------------------------------</text:p>
      <text:p text:style-name="P108"># web server</text:p>
      <text:p text:style-name="P108">#------------------------------------------------------------------------------</text:p>
      <text:p text:style-name="P108">#webserver.name=tomcat</text:p>
      <text:p text:style-name="P108">#webserver.version=4.0.6</text:p>
      <text:p text:style-name="P108">#webserver.home=D:/Release/GridTalk_rel/jboss-3.0.5_tomcat-4.0.6/catalina</text:p>
      <text:p text:style-name="P108">#webserver.deploy.dir=${webserver.home}/webapps</text:p>
      <text:p text:style-name="P108">#webserver.app.dir=${webserver.home}/webapps</text:p>
      <text:p text:style-name="P108">#webserver.app.conf.dir=${webserver.home}/bin/conf</text:p>
      <text:p text:style-name="P108"/>
      <text:p text:style-name="P108">#------------------------------------------------------------------------------</text:p>
      <text:p text:style-name="P108"># tomcat 4.0.6 (embedded in jboss 3.0.4)</text:p>
      <text:p text:style-name="P108">#------------------------------------------------------------------------------</text:p>
      <text:p text:style-name="P108">#webserver.home=e:/jboss-3.0.4_tomcat-4.0.6</text:p>
      <text:p text:style-name="P108">#webserver.deploy.dir=${webserver.home}/server/default/deploy</text:p>
      <text:p text:style-name="P108"/>
      <text:p text:style-name="P108">#------------------------------------------------------------------------------</text:p>
      <text:p text:style-name="P108"># database </text:p>
      <text:p text:style-name="P108">#------------------------------------------------------------------------------</text:p>
      <text:p text:style-name="P108"/>
      <text:p text:style-name="P108"># GT 2.4 DB</text:p>
      <text:p text:style-name="P108">#db.name=mysql</text:p>
      <text:p text:style-name="P108">#db.home=D:/Gridtalk/GT249/mysql</text:p>
      <text:p text:style-name="P108"/>
      <text:p text:style-name="P108"># GT 4.X DB</text:p>
      <text:p text:style-name="P108">db.name=mysql</text:p>
      <text:p text:style-name="P108">db.home=${gridtalk.home}/mysql</text:p>
      <text:p text:style-name="P108"/>
      <text:p text:style-name="P108">db.start.cmd=${db.home}/startmysql.bat</text:p>
      <text:p text:style-name="P108">db.stop.cmd=${db.home}/stopmysql.bat</text:p>
      <text:p text:style-name="P108">db.exec.cmd=${db.home}/bin/mysql.exe</text:p>
      <text:p text:style-name="P108">db.root.password=gtasdb</text:p>
      <text:p text:style-name="P108"><text:soft-page-break/></text:p>
      <text:p text:style-name="P108">#------------------------------------------------------------------------------</text:p>
      <text:p text:style-name="P108"># application </text:p>
      <text:p text:style-name="P108">#------------------------------------------------------------------------------</text:p>
      <text:p text:style-name="P108">application.name=gtas</text:p>
      <text:p text:style-name="P108"/>
      <text:p text:style-name="P108"/>
      <text:p text:style-name="P108">#override.conf.dir=../../../GTAS/Customers/Inovis</text:p>
      <text:p text:style-name="P96"/>
      <text:p text:style-name="P96"/>
      <text:p text:style-name="P96"/>
      <text:list xml:id="list33271972" text:continue-numbering="true" text:style-name="Outline">
        <text:list-item>
          <text:list>
            <text:list-item>
              <text:list>
                <text:list-item>
                  <text:h text:style-name="Heading_20_3" text:outline-level="3">Sample Ant Build Script</text:h>
                </text:list-item>
              </text:list>
            </text:list-item>
          </text:list>
        </text:list-item>
      </text:list>
      <text:p text:style-name="P96"/>
      <text:p text:style-name="P62">&lt;project name="User" default="default" basedir="."&gt;</text:p>
      <text:p text:style-name="P62"/>
      <text:p text:style-name="P63"><text:s text:c="2"/>&lt;!-- =================================================================== --&gt;</text:p>
      <text:p text:style-name="P63"><text:s text:c="2"/>&lt;!-- Set global properties for this build <text:s text:c="31"/>--&gt;</text:p>
      <text:p text:style-name="P63"><text:s text:c="2"/>&lt;!-- =================================================================== --&gt;</text:p>
      <text:p text:style-name="P62"><text:s text:c="2"/>&lt;property environment="env"/&gt;</text:p>
      <text:p text:style-name="P62"><text:s text:c="2"/>&lt;property file="./build.properties"/&gt;</text:p>
      <text:p text:style-name="P62"/>
      <text:p text:style-name="P62"><text:s text:c="2"/>&lt;!—- assign a value to module.name if class.dir are shared by --&gt;</text:p>
      <text:p text:style-name="P62"><text:s text:c="2"/>&lt;!-- multiple modules, otherwise, set value to "" <text:s text:c="12"/>--&gt;</text:p>
      <text:p text:style-name="P61"><text:span text:style-name="T4"><text:s text:c="2"/></text:span><text:span text:style-name="T15">&lt;property name="module.dir" value="./.."/&gt;</text:span></text:p>
      <text:p text:style-name="P62"><text:s text:c="2"/>&lt;property name="reqlib.dir" value="${project.dir}/reqlib"/&gt;</text:p>
      <text:p text:style-name="P62"><text:s text:c="2"/>&lt;property name="deplib.dir" value="${module.dir}/deplib"/&gt;</text:p>
      <text:p text:style-name="P62"><text:s text:c="2"/>&lt;property name="deploy.dir" value="${module.dir}/deploy"/&gt;</text:p>
      <text:p text:style-name="P62"><text:s text:c="2"/>&lt;property name="ejbroot.dir" value="${deploy.dir}/ejbroot"/&gt;</text:p>
      <text:p text:style-name="P62"><text:s text:c="2"/>&lt;property name="webroot.dir" value="${deploy.dir}/webroot"/&gt;</text:p>
      <text:p text:style-name="P62"><text:s text:c="2"/>&lt;property name="work.dir" value="${module.dir}/work"/&gt;</text:p>
      <text:p text:style-name="P62"><text:s text:c="2"/>&lt;property name="source.dir" value="${module.dir}/src"/&gt;</text:p>
      <text:p text:style-name="P62"><text:s text:c="2"/>&lt;property name="web.dir" value="${module.dir}/web"/&gt;</text:p>
      <text:p text:style-name="P62"><text:s text:c="2"/>&lt;property name="class.dir" value="${module.dir}/classes"/&gt;</text:p>
      <text:p text:style-name="P62"><text:s text:c="2"/>&lt;property name="build.dir" value="${work.dir}/build"/&gt;</text:p>
      <text:p text:style-name="P62"/>
      <text:p text:style-name="P63"><text:s text:c="2"/>&lt;!-- =================================================================== --&gt;</text:p>
      <text:p text:style-name="P63"><text:s text:c="2"/>&lt;!-- Set the required classpath <text:s text:c="41"/>--&gt;</text:p>
      <text:p text:style-name="P63"><text:s text:c="2"/>&lt;!-- =================================================================== --&gt;</text:p>
      <text:p text:style-name="P62"><text:s text:c="2"/>&lt;path id="project.classpath"&gt;</text:p>
      <text:p text:style-name="P62"><text:s text:c="4"/>&lt;pathelement path="${classpath}"/&gt;</text:p>
      <text:p text:style-name="P62"><text:s text:c="4"/>&lt;pathelement location="${class.dir}"/&gt;</text:p>
      <text:p text:style-name="P62"><text:s text:c="4"/>&lt;pathelement location="${source.dir}"/&gt;</text:p>
      <text:p text:style-name="P62"><text:s text:c="4"/>&lt;fileset dir="${deploy.dir}"&gt;</text:p>
      <text:p text:style-name="P62"><text:s text:c="6"/>&lt;include name="**/*.jar"/&gt;</text:p>
      <text:p text:style-name="P62"><text:s text:c="4"/>&lt;/fileset&gt;</text:p>
      <text:p text:style-name="P62"><text:s text:c="4"/>&lt;fileset dir="${deplib.dir}"&gt;</text:p>
      <text:p text:style-name="P62"><text:s text:c="6"/>&lt;include name="**/*.jar"/&gt;</text:p>
      <text:p text:style-name="P62"><text:s text:c="4"/>&lt;/fileset&gt;</text:p>
      <text:p text:style-name="P62"><text:s text:c="4"/>&lt;fileset dir="${reqlib.dir}"&gt;</text:p>
      <text:p text:style-name="P62"><text:s text:c="6"/>&lt;include name="**/*.jar"/&gt;</text:p>
      <text:p text:style-name="P62"><text:s text:c="4"/>&lt;/fileset&gt;</text:p>
      <text:p text:style-name="P62"><text:s text:c="4"/>&lt;fileset dir="${framework.reqlib.dir}"&gt;</text:p>
      <text:p text:style-name="P62"><text:s text:c="6"/>&lt;include name="**/*.jar"/&gt;</text:p>
      <text:p text:style-name="P62"><text:s text:c="4"/>&lt;/fileset&gt;</text:p>
      <text:p text:style-name="P62"><text:s text:c="4"/>&lt;fileset dir="${ejblib.dir}"&gt;</text:p>
      <text:p text:style-name="P62"><text:s text:c="6"/>&lt;include name="**/*.jar"/&gt;</text:p>
      <text:p text:style-name="P62"><text:s text:c="4"/>&lt;/fileset&gt;</text:p>
      <text:p text:style-name="P62"><text:s text:c="4"/>&lt;fileset dir="${ejbclient.dir}"&gt;</text:p>
      <text:p text:style-name="P62"><text:s text:c="6"/>&lt;include name="**/*.jar"/&gt;</text:p>
      <text:p text:style-name="P62"><text:soft-page-break/><text:s text:c="4"/>&lt;/fileset&gt;</text:p>
      <text:p text:style-name="P64"><text:s text:c="4"/>&lt;!-- includes other required libs here --&gt;</text:p>
      <text:p text:style-name="P62"><text:s text:c="4"/></text:p>
      <text:p text:style-name="P62"><text:s text:c="2"/>&lt;/path&gt;</text:p>
      <text:p text:style-name="P62"/>
      <text:p text:style-name="P62"><text:s text:c="2"/>&lt;target name="all" depends="init, deplib.build, compile, package, deploy"/&gt;</text:p>
      <text:p text:style-name="P62"><text:s text:c="2"/>&lt;target name="default" depends="init, deplib.exclude.common, compile, package"/&gt;</text:p>
      <text:p text:style-name="P62"/>
      <text:p text:style-name="P63"><text:s text:c="2"/>&lt;!-- =================================================================== --&gt;</text:p>
      <text:p text:style-name="P63"><text:s text:c="2"/>&lt;!-- Initialise the build environment <text:s text:c="35"/>--&gt;</text:p>
      <text:p text:style-name="P63"><text:s text:c="2"/>&lt;!-- =================================================================== --&gt;</text:p>
      <text:p text:style-name="P62"><text:s text:c="2"/>&lt;target name="init"&gt;</text:p>
      <text:p text:style-name="P62"><text:s text:c="4"/>&lt;!-- Create the time stamp <text:s text:c="2"/>--&gt;</text:p>
      <text:p text:style-name="P62"><text:s text:c="4"/>&lt;tstamp/&gt;</text:p>
      <text:p text:style-name="P62"><text:s text:c="4"/>&lt;mkdir dir="${class.dir}"/&gt;</text:p>
      <text:p text:style-name="P62"><text:s text:c="2"/>/target&gt;</text:p>
      <text:p text:style-name="P62"/>
      <text:p text:style-name="P63"><text:s text:c="2"/>&lt;!-- =================================================================== --&gt;</text:p>
      <text:p text:style-name="P63"><text:s text:c="2"/>&lt;!-- Build Dependent Libraries <text:s text:c="42"/>--&gt;</text:p>
      <text:p text:style-name="P63"><text:s text:c="2"/>&lt;!-- =================================================================== --&gt;</text:p>
      <text:p text:style-name="P62"><text:s text:c="2"/>&lt;target name="deplib.exclude.common"</text:p>
      <text:p text:style-name="P62"><text:s text:c="10"/>description="Build dependent libraries, excluding common ones"&gt;</text:p>
      <text:p text:style-name="P62"><text:s text:c="4"/>&lt;antcall target="deplib.build"&gt;</text:p>
      <text:p text:style-name="P62"><text:s text:c="6"/>&lt;param name="exclude.common" value="true"/&gt;</text:p>
      <text:p text:style-name="P62"><text:s text:c="4"/>&lt;/antcall&gt;</text:p>
      <text:p text:style-name="P62"><text:s text:c="2"/>&lt;/target&gt;</text:p>
      <text:p text:style-name="P62"/>
      <text:p text:style-name="P62"><text:s text:c="2"/>&lt;target name="deplib.build" description="Build all dependent libraries"&gt;</text:p>
      <text:p text:style-name="P62"><text:s text:c="4"/>&lt;antcall target="common-deplib"/&gt;</text:p>
      <text:p text:style-name="P62"><text:s text:c="4"/>&lt;antcall target="other-deplib"/&gt;</text:p>
      <text:p text:style-name="P62"><text:s text:c="4"/>&lt;antcall target="deplib.copy"/&gt;</text:p>
      <text:p text:style-name="P62"><text:s text:c="2"/>&lt;/target&gt;</text:p>
      <text:p text:style-name="P62"/>
      <text:p text:style-name="P62"><text:s text:c="2"/>&lt;target name="common-deplib" unless="exclude.common"</text:p>
      <text:p text:style-name="P62"><text:s text:c="10"/>description="Build common dependent libraries"&gt;</text:p>
      <text:p text:style-name="P62"><text:s text:c="4"/>&lt;!-- call all common dependent ant scripts here --&gt;</text:p>
      <text:p text:style-name="P62"><text:s text:c="4"/>&lt;ant antfile="ant-build.xml"</text:p>
      <text:p text:style-name="P62"><text:s text:c="9"/>target="default"</text:p>
      <text:p text:style-name="P62"><text:s text:c="9"/>dir="${framework.dir}/projects"</text:p>
      <text:p text:style-name="P62"><text:s text:c="9"/>inheritAll="false"/&gt;</text:p>
      <text:p text:style-name="P62"><text:s text:c="2"/>&lt;/target&gt;</text:p>
      <text:p text:style-name="P62"/>
      <text:p text:style-name="P62"><text:s text:c="2"/>&lt;target name="other-deplib"</text:p>
      <text:p text:style-name="P62"><text:s text:c="10"/>description="Build other dependent libraries"&gt;</text:p>
      <text:p text:style-name="P61"><text:span text:style-name="T15"><text:s text:c="4"/></text:span><text:span text:style-name="T4">&lt;!-- call all other dependent ant scripts here --&gt;</text:span></text:p>
      <text:p text:style-name="P64"/>
      <text:p text:style-name="P62"><text:s text:c="2"/>&lt;/target&gt;</text:p>
      <text:p text:style-name="P62"/>
      <text:p text:style-name="P62"><text:s text:c="2"/>&lt;target name="deplib.copy" description="Copy dependent libraries"&gt;</text:p>
      <text:p text:style-name="P62"><text:s text:c="4"/>&lt;mkdir dir="${deplib.dir}"&gt;&lt;/mkdir&gt;</text:p>
      <text:p text:style-name="P62"><text:s text:c="4"/>&lt;copy todir="${deplib.dir}" preservelastmodified="yes"&gt;</text:p>
      <text:p text:style-name="P62"><text:s text:c="6"/>&lt;fileset dir="${framework.dir}/deploy" includes="framework*.jar"/&gt;</text:p>
      <text:p text:style-name="P62"><text:s text:c="4"/>&lt;/copy&gt;</text:p>
      <text:p text:style-name="P61"><text:span text:style-name="T15"><text:s text:c="4"/></text:span><text:span text:style-name="T4">&lt;!-- copy all dependent libs here --&gt;</text:span></text:p>
      <text:p text:style-name="P62"/>
      <text:p text:style-name="P62"><text:s text:c="2"/>&lt;/target&gt;</text:p>
      <text:p text:style-name="P62"/>
      <text:p text:style-name="P63"><text:s text:c="2"/>&lt;!-- =================================================================== --&gt;</text:p>
      <text:p text:style-name="P63"><text:s text:c="2"/>&lt;!-- Compile only modified source files <text:s text:c="33"/>--&gt;</text:p>
      <text:p text:style-name="P63"><text:s text:c="2"/>&lt;!-- =================================================================== --&gt;</text:p>
      <text:p text:style-name="P62"><text:soft-page-break/><text:s text:c="2"/>&lt;target name="compile" description="Compiles only modified source files"&gt;</text:p>
      <text:p text:style-name="P61"><text:s text:c="4"/>&lt;!-- Ant uses only the names of the source files found under the srcdir <text:s/>--&gt;</text:p>
      <text:p text:style-name="P61"><text:s text:c="4"/>&lt;!-- and find the corresponding classes in the destdir to decide whether --&gt;</text:p>
      <text:p text:style-name="P61"><text:s text:c="4"/>&lt;!—- compilation is required. <text:s text:c="27"/><text:tab/><text:tab/> <text:s text:c="4"/>--&gt;</text:p>
      <text:p text:style-name="P62"><text:s text:c="4"/>&lt;javac classpathref="project.classpath"</text:p>
      <text:p text:style-name="P62"><text:s text:c="11"/>srcdir="${source.dir}"</text:p>
      <text:p text:style-name="P62"><text:s text:c="11"/>destdir="${class.dir}"/&gt;</text:p>
      <text:p text:style-name="P62"><text:s text:c="2"/>&lt;/target&gt;</text:p>
      <text:p text:style-name="P62"/>
      <text:p text:style-name="P63"><text:s text:c="2"/>&lt;!-- =================================================================== --&gt;</text:p>
      <text:p text:style-name="P63"><text:s text:c="2"/>&lt;!-- Packages the application/module for deployment <text:s text:c="21"/>--&gt;</text:p>
      <text:p text:style-name="P63"><text:s text:c="2"/>&lt;!-- =================================================================== --&gt;</text:p>
      <text:p text:style-name="P62"><text:s text:c="2"/>&lt;target name="package"&gt;</text:p>
      <text:p text:style-name="P62"><text:s text:c="4"/>&lt;antcall target="package.non-ejb.jars"/&gt;</text:p>
      <text:p text:style-name="P62"><text:s text:c="4"/>&lt;antcall target="package.ejb.jars"/&gt;</text:p>
      <text:p text:style-name="P62"><text:s text:c="2"/>&lt;/target&gt;</text:p>
      <text:p text:style-name="P62"/>
      <text:p text:style-name="P63"><text:s text:c="2"/>&lt;!-- =================================================================== --&gt;</text:p>
      <text:p text:style-name="P63"><text:s text:c="2"/>&lt;!-- Package non ejb classes into the deploy directory (jar preparation) --&gt;</text:p>
      <text:p text:style-name="P63"><text:s text:c="2"/>&lt;!-- =================================================================== --&gt;</text:p>
      <text:p text:style-name="P62"><text:s text:c="2"/>&lt;target name="package.non-ejb.jars"&gt;</text:p>
      <text:p text:style-name="P62"><text:s text:c="4"/>&lt;antcall target="package.app.user"/&gt;</text:p>
      <text:p text:style-name="P61"><text:span text:style-name="T15"><text:s text:c="2"/></text:span><text:span text:style-name="T4"><text:s text:c="2"/>&lt;!-- insert calls for packaging other non EJBs here --&gt;</text:span></text:p>
      <text:p text:style-name="P64"/>
      <text:p text:style-name="P62"><text:s text:c="2"/>&lt;/target&gt;</text:p>
      <text:p text:style-name="P62"/>
      <text:p text:style-name="P63"><text:s text:c="2"/>&lt;!-- =================================================================== --&gt;</text:p>
      <text:p text:style-name="P63"><text:s text:c="2"/>&lt;!-- Package ejb classes into the deploy directory (jar preparation) <text:s text:c="4"/>--&gt;</text:p>
      <text:p text:style-name="P63"><text:s text:c="2"/>&lt;!-- =================================================================== --&gt;</text:p>
      <text:p text:style-name="P62"><text:s text:c="2"/>&lt;target name="package.ejb.jars"&gt;</text:p>
      <text:p text:style-name="P62"><text:s text:c="4"/>&lt;antcall target="package.app.user.facade.bean"/&gt;</text:p>
      <text:p text:style-name="P62"><text:s text:c="4"/>&lt;antcall target="package.app.user.entities.bean"/&gt;</text:p>
      <text:p text:style-name="P64"><text:s text:c="4"/>&lt;!-- insert calls for packaging other EJBs here --&gt;</text:p>
      <text:p text:style-name="P64"/>
      <text:p text:style-name="P62"><text:s text:c="2"/>&lt;/target&gt;</text:p>
      <text:p text:style-name="P62"/>
      <text:p text:style-name="P63"><text:s text:c="2"/>&lt;!-- =================================================================== --&gt;</text:p>
      <text:p text:style-name="P63"><text:s text:c="2"/>&lt;!-- Package the non-ejb classes of the application/module <text:s text:c="14"/>--&gt;</text:p>
      <text:p text:style-name="P63"><text:s text:c="2"/>&lt;!-- =================================================================== --&gt;</text:p>
      <text:p text:style-name="P62"><text:s text:c="2"/>&lt;target name="package.app.user"&gt;</text:p>
      <text:p text:style-name="P62"><text:s text:c="4"/>&lt;antcall target="clean.build.dir"/&gt;</text:p>
      <text:p text:style-name="P62"><text:s text:c="4"/>&lt;!-- copy all class files to be packaged to the build/classes dir --&gt;</text:p>
      <text:p text:style-name="P62"><text:s text:c="4"/>&lt;copy todir="${build.dir}/classes" preservelastmodified="yes"&gt;</text:p>
      <text:p text:style-name="P62"><text:s text:c="6"/>&lt;fileset dir="${class.dir}" excludes="**/*Bean.class"/&gt;</text:p>
      <text:p text:style-name="P62"><text:s text:c="4"/>&lt;/copy&gt;</text:p>
      <text:p text:style-name="P62"><text:s text:c="4"/>&lt;antcall target="package.non-ejb"&gt;</text:p>
      <text:p text:style-name="P62"><text:s text:c="6"/>&lt;param name="jar.name" value="app-user.jar"/&gt;</text:p>
      <text:p text:style-name="P62"><text:s text:c="4"/>&lt;/antcall&gt;</text:p>
      <text:p text:style-name="P62"><text:s text:c="2"/>&lt;/target&gt;</text:p>
      <text:p text:style-name="P62"/>
      <text:p text:style-name="P61"><text:span text:style-name="T4"><text:s text:c="2"/>&lt;!—insert targets for packaging other non EJBs here </text:span><text:span text:style-name="T16"></text:span></text:p>
      <text:p text:style-name="P62"/>
      <text:p text:style-name="P63"><text:s text:c="2"/>&lt;!-- =================================================================== --&gt;</text:p>
      <text:p text:style-name="P63"><text:s text:c="2"/>&lt;!-- Package the ejb classes of the application/module <text:s text:c="18"/>--&gt;</text:p>
      <text:p text:style-name="P63"><text:s text:c="2"/>&lt;!-- =================================================================== --&gt;</text:p>
      <text:p text:style-name="P62"><text:s text:c="2"/>&lt;target name="package.app.user.facade.bean"&gt;</text:p>
      <text:p text:style-name="P62"><text:s text:c="4"/>&lt;antcall target="package.ejb"&gt;</text:p>
      <text:p text:style-name="P62"><text:s text:c="6"/>&lt;param name="jar.name" value="app-user-facade-ejb.jar"/&gt;</text:p>
      <text:p text:style-name="P62"><text:s text:c="6"/>&lt;param name="meta.dir" value="${ejbroot.dir}/META-INF/UserFacade/"/&gt;</text:p>
      <text:p text:style-name="P62"><text:s text:c="6"/>&lt;param name="source.path" value="${source}/"/&gt;</text:p>
      <text:p text:style-name="P62"><text:soft-page-break/><text:s text:c="6"/>&lt;param name="package.path" value="com/gridnode/pdip/app/user/ejb/"/&gt;</text:p>
      <text:p text:style-name="P62"><text:s text:c="6"/>&lt;param name="home.class" value="IUserManagerHome.*"/&gt;</text:p>
      <text:p text:style-name="P62"><text:s text:c="6"/>&lt;param name="proxy.class" value="IUserManagerObj.*"/&gt;</text:p>
      <text:p text:style-name="P62"><text:s text:c="6"/>&lt;param name="bean.class" value="UserManagerBean.*"/&gt;</text:p>
      <text:p text:style-name="P62"><text:s text:c="6"/>&lt;param name="depn.class" value=""/&gt;</text:p>
      <text:p text:style-name="P62"><text:s text:c="4"/>&lt;/antcall&gt;</text:p>
      <text:p text:style-name="P62"><text:s text:c="2"/>&lt;/target&gt;</text:p>
      <text:p text:style-name="P62"/>
      <text:p text:style-name="P62"><text:s text:c="2"/>&lt;target name="package.app.user.entities.bean"&gt;</text:p>
      <text:p text:style-name="P62"><text:s text:c="4"/>&lt;antcall target="package.ejb"&gt;</text:p>
      <text:p text:style-name="P62"><text:s text:c="6"/>&lt;param name="jar.name" value="app-user-entities-ejb.jar"/&gt;</text:p>
      <text:p text:style-name="P62"><text:s text:c="6"/>&lt;param name="meta.dir" value="${ejbroot.dir}/META-INF/UserEntities/"/&gt;</text:p>
      <text:p text:style-name="P62"><text:s text:c="6"/>&lt;param name="source.path" value="${source}/"/&gt;</text:p>
      <text:p text:style-name="P62"><text:s text:c="6"/>&lt;param name="package.path" value="com/gridnode/pdip/app/user/ejb/"/&gt;</text:p>
      <text:p text:style-name="P62"><text:s text:c="6"/>&lt;param name="home.class" value="IUserLocalHome.*"/&gt;</text:p>
      <text:p text:style-name="P62"><text:s text:c="6"/>&lt;param name="proxy.class" value="IUserLocalObj.*"/&gt;</text:p>
      <text:p text:style-name="P62"><text:s text:c="6"/>&lt;param name="bean.class" value="UserBean.*"/&gt;</text:p>
      <text:p text:style-name="P62"><text:s text:c="6"/>&lt;param name="depn.class" value=""/&gt;</text:p>
      <text:p text:style-name="P62"><text:s text:c="4"/>&lt;/antcall&gt;</text:p>
      <text:p text:style-name="P62"><text:s text:c="2"/>&lt;/target&gt;</text:p>
      <text:p text:style-name="P62"/>
      <text:p text:style-name="P64"><text:s text:c="2"/>&lt;!-- insert targets for packaging other beans here --&gt;</text:p>
      <text:p text:style-name="P62"/>
      <text:p text:style-name="P63"><text:s text:c="2"/>&lt;!-- =================================================================== --&gt;</text:p>
      <text:p text:style-name="P63"><text:s text:c="2"/>&lt;!-- Package non ejb classes into the deploy directory (jar preparation) --&gt;</text:p>
      <text:p text:style-name="P63"><text:s text:c="2"/>&lt;!-- =================================================================== --&gt;</text:p>
      <text:p text:style-name="P62"><text:s text:c="2"/>&lt;target name="package.non-ejb"&gt;</text:p>
      <text:p text:style-name="P62"><text:s text:c="4"/>&lt;condition property="jar.uptodate"&gt;</text:p>
      <text:p text:style-name="P62"><text:s text:c="6"/>&lt;and&gt;</text:p>
      <text:p text:style-name="P62"><text:s text:c="8"/>&lt;available file="${deploy.dir}/${jar.name}" type="file"/&gt;</text:p>
      <text:p text:style-name="P62"><text:s text:c="8"/>&lt;uptodate targetfile="${deploy.dir}/${jar.name}"&gt;</text:p>
      <text:p text:style-name="P62"><text:s text:c="10"/>&lt;srcfiles dir="${build.dir}/classes" includes="**/*.class"/&gt;</text:p>
      <text:p text:style-name="P62"><text:s text:c="8"/>&lt;/uptodate&gt;</text:p>
      <text:p text:style-name="P62"><text:s text:c="8"/>&lt;equals arg1="${rebuild}" arg2="false"/&gt;</text:p>
      <text:p text:style-name="P62"><text:s text:c="6"/>&lt;/and&gt;</text:p>
      <text:p text:style-name="P62"><text:s text:c="4"/>&lt;/condition&gt;</text:p>
      <text:p text:style-name="P62"><text:s text:c="4"/>&lt;condition property="all.uptodate"&gt;</text:p>
      <text:p text:style-name="P62"><text:s text:c="6"/>&lt;equals arg1="${jar.uptodate}" arg2="true"/&gt;</text:p>
      <text:p text:style-name="P62"><text:s text:c="4"/>&lt;/condition&gt;</text:p>
      <text:p text:style-name="P62"><text:s text:c="4"/>&lt;echo message="${jar.name} is uptodate? ${jar.uptodate}"/&gt;</text:p>
      <text:p text:style-name="P62"><text:s text:c="4"/>&lt;antcall target="non-ejb.jar"/&gt;</text:p>
      <text:p text:style-name="P62"><text:s text:c="2"/>&lt;/target&gt;</text:p>
      <text:p text:style-name="P63"/>
      <text:p text:style-name="P63"><text:s text:c="2"/>&lt;!-- =================================================================== --&gt;</text:p>
      <text:p text:style-name="P63"><text:s text:c="2"/>&lt;!-- Jar all non-ejb class files exception the Bean class <text:s text:c="15"/>--&gt;</text:p>
      <text:p text:style-name="P63"><text:s text:c="2"/>&lt;!-- =================================================================== --&gt;</text:p>
      <text:p text:style-name="P62"><text:s text:c="2"/>&lt;target name="non-ejb.jar" unless="jar.uptodate"&gt;</text:p>
      <text:p text:style-name="P62"><text:s text:c="4"/>&lt;!-- Jars all files in the class directory excluding bean classes --&gt;</text:p>
      <text:p text:style-name="P62"><text:s text:c="4"/>&lt;jar jarfile="${deploy.dir}/${jar.name}"&gt;</text:p>
      <text:p text:style-name="P62"><text:s text:c="6"/>&lt;fileset dir="${build.dir}/classes" includes="**/*.class" /&gt;</text:p>
      <text:p text:style-name="P62"><text:s text:c="4"/>&lt;/jar&gt;</text:p>
      <text:p text:style-name="P62"><text:s text:c="2"/>&lt;/target&gt;</text:p>
      <text:p text:style-name="P62"/>
      <text:p text:style-name="P63"><text:s text:c="2"/>&lt;!-- =================================================================== --&gt;</text:p>
      <text:p text:style-name="P63"><text:s text:c="2"/>&lt;!-- Package ejb classes into the deploy directory (jar preparation) <text:s text:c="4"/>--&gt;</text:p>
      <text:p text:style-name="P63"><text:s text:c="2"/>&lt;!-- =================================================================== --&gt;</text:p>
      <text:p text:style-name="P62"><text:s text:c="2"/>&lt;target name="package.ejb"&gt;</text:p>
      <text:p text:style-name="P62"><text:s text:c="4"/>&lt;!-- Set the bean.uptodate property to true if all conditions hold true --&gt;</text:p>
      <text:p text:style-name="P62"><text:s text:c="4"/>&lt;condition property="bean.uptodate"&gt;</text:p>
      <text:p text:style-name="P62"><text:s text:c="6"/>&lt;and&gt;</text:p>
      <text:p text:style-name="P62"><text:soft-page-break/><text:tab/> <text:s/>&lt;available file="${deploy.dir}/${jar.name}" type="file"/&gt;</text:p>
      <text:p text:style-name="P62"><text:tab/> <text:s/>&lt;uptodate targetfile="${deploy.dir}/${jar.name}"&gt;</text:p>
      <text:p text:style-name="P62"><text:tab/> <text:s text:c="3"/>&lt;srcfiles dir="${class.dir}/${package.path}"</text:p>
      <text:p text:style-name="P62"><text:s text:c="12"/>includes="${home.class},${proxy.class},${bean.class}"/&gt;</text:p>
      <text:p text:style-name="P62"><text:s text:c="8"/>&lt;/uptodate&gt;</text:p>
      <text:p text:style-name="P62"><text:tab/> <text:s/>&lt;uptodate targetfile="${deploy.dir}/${jar.name}"&gt;</text:p>
      <text:p text:style-name="P62"><text:s text:c="10"/>&lt;srcfiles dir="${meta.dir}" includes="ejb-jar.xml,${appserver}*.xml,*.MF"/&gt;</text:p>
      <text:p text:style-name="P62"><text:tab/> <text:s/>&lt;/uptodate&gt;</text:p>
      <text:p text:style-name="P62"><text:s text:c="8"/>&lt;equals arg1="${rebuild}" arg2="false"/&gt;</text:p>
      <text:p text:style-name="P62"><text:s text:c="6"/>&lt;/and&gt;</text:p>
      <text:p text:style-name="P62"><text:s text:c="4"/>&lt;/condition&gt;</text:p>
      <text:p text:style-name="P62"><text:s text:c="4"/>&lt;condition property="all.uptodate"&gt;</text:p>
      <text:p text:style-name="P62"><text:s text:c="6"/>&lt;equals arg1="${bean.uptodate}" arg2="true"/&gt;</text:p>
      <text:p text:style-name="P62"><text:s text:c="4"/>&lt;/condition&gt;</text:p>
      <text:p text:style-name="P62"><text:s text:c="4"/>&lt;echo message="${jar.name} is uptodate? ${bean.uptodate}"/&gt;</text:p>
      <text:p text:style-name="P62"><text:s text:c="4"/>&lt;antcall target="ejb.jar"/&gt;</text:p>
      <text:p text:style-name="P62"><text:s text:c="2"/>&lt;/target&gt;</text:p>
      <text:p text:style-name="P62"/>
      <text:p text:style-name="P63"><text:s text:c="2"/>&lt;!-- =================================================================== --&gt;</text:p>
      <text:p text:style-name="P63"><text:s text:c="2"/>&lt;!-- Copy all bean related files to build directory and jar them <text:s text:c="8"/>--&gt;</text:p>
      <text:p text:style-name="P63"><text:s text:c="2"/>&lt;!-- =================================================================== --&gt;</text:p>
      <text:p text:style-name="P62"><text:s text:c="2"/>&lt;target name="ejb.jar" unless="bean.uptodate"&gt;</text:p>
      <text:p text:style-name="P62"><text:s text:c="4"/>&lt;!-- Clean up the build directory --&gt;</text:p>
      <text:p text:style-name="P62"><text:s text:c="4"/>&lt;antcall target="clean.build.dir"/&gt;</text:p>
      <text:p text:style-name="P62"><text:s text:c="4"/>&lt;!-- Copy all bean related files to the build directory --&gt;</text:p>
      <text:p text:style-name="P62"><text:s text:c="4"/>&lt;mkdir dir="${build.dir}/${package.path}"/&gt;</text:p>
      <text:p text:style-name="P62"><text:s text:c="4"/>&lt;copy todir="${build.dir}/${package.path}"&gt;</text:p>
      <text:p text:style-name="P62"><text:s text:c="6"/>&lt;fileset dir="${class.dir}/${package.path}"</text:p>
      <text:p text:style-name="P62"><text:s text:c="15"/>includes="${home.class},${proxy.class},${bean.class}"/&gt;</text:p>
      <text:p text:style-name="P62"><text:s text:c="4"/>&lt;/copy&gt;</text:p>
      <text:p text:style-name="P62"><text:s text:c="4"/>&lt;copy todir="${build.dir}/META-INF"&gt;</text:p>
      <text:p text:style-name="P62"><text:s text:c="6"/>&lt;fileset dir="${meta.dir}"&gt;</text:p>
      <text:p text:style-name="P62"><text:tab/>&lt;include name="ejb-jar.xml"/&gt;</text:p>
      <text:p text:style-name="P62"><text:tab/>&lt;include name="${appserver}*.xml"/&gt;</text:p>
      <text:p text:style-name="P62"><text:tab/>&lt;include name="*M*.*"/&gt;</text:p>
      <text:p text:style-name="P62"><text:tab/>&lt;exclude name="*.bak"/&gt;</text:p>
      <text:p text:style-name="P62"><text:tab/>&lt;/fileset&gt;</text:p>
      <text:p text:style-name="P62"><text:s text:c="4"/>&lt;/copy&gt;</text:p>
      <text:p text:style-name="P62"><text:s text:c="4"/>&lt;!-- Jars all files in the build directory --&gt;</text:p>
      <text:p text:style-name="P62"><text:s text:c="4"/>&lt;jar jarfile="${deploy.dir}/${jar.name}"</text:p>
      <text:p text:style-name="P62"><text:s text:c="9"/>basedir="${build.dir}"</text:p>
      <text:p text:style-name="P62"><text:s text:c="9"/>manifest="${build.dir}/META-INF/MANIFEST.MF"/&gt;</text:p>
      <text:p text:style-name="P62"><text:s text:c="2"/>&lt;/target&gt;</text:p>
      <text:p text:style-name="P62"/>
      <text:p text:style-name="P63"><text:s text:c="2"/>&lt;!-- =================================================================== --&gt;</text:p>
      <text:p text:style-name="P63"><text:s text:c="2"/>&lt;!-- Package the application ear file if the ear.uptodate property is <text:s text:c="3"/>--&gt;</text:p>
      <text:p text:style-name="P63"><text:s text:c="2"/>&lt;!-- set to false <text:s text:c="55"/>--&gt;</text:p>
      <text:p text:style-name="P63"><text:s text:c="2"/>&lt;!-- =================================================================== --&gt;</text:p>
      <text:p text:style-name="P62"><text:s text:c="2"/>&lt;target name="package.ejb.ear"&gt;</text:p>
      <text:p text:style-name="P62"><text:s text:c="4"/>&lt;condition property="ear.uptodate"&gt;</text:p>
      <text:p text:style-name="P62"><text:s text:c="6"/>&lt;and&gt;</text:p>
      <text:p text:style-name="P62"><text:s text:c="8"/>&lt;available file="${deploy.dir}/${ear.name}" type="file"/&gt;</text:p>
      <text:p text:style-name="P62"><text:s text:c="8"/>&lt;uptodate targetfile="${deploy.dir}/${ear.name}"&gt;</text:p>
      <text:p text:style-name="P62"><text:s text:c="10"/>&lt;srcfiles dir="${deploy.dir}"&gt;</text:p>
      <text:p text:style-name="P62"><text:s text:c="12"/>&lt;include name="**/*application.xml"/&gt;</text:p>
      <text:p text:style-name="P62"><text:s text:c="12"/>&lt;exclude name="**/*.bak"/&gt;</text:p>
      <text:p text:style-name="P62"><text:s text:c="10"/>&lt;/srcfiles&gt;</text:p>
      <text:p text:style-name="P62"><text:s text:c="8"/>&lt;/uptodate&gt;</text:p>
      <text:p text:style-name="P62"><text:tab/> <text:s/>&lt;equals arg1="${framework.uptodate}" arg2="true"/&gt;</text:p>
      <text:p text:style-name="P62"><text:tab/> <text:s/>&lt;equals arg1="${bean.uptodate}" arg2="true"/&gt;</text:p>
      <text:p text:style-name="P62"><text:soft-page-break/><text:tab/> <text:s/>&lt;equals arg1="${all.uptodate}" arg2="true"/&gt;</text:p>
      <text:p text:style-name="P62"><text:s text:c="6"/>&lt;/and&gt;</text:p>
      <text:p text:style-name="P62"><text:s text:c="4"/>&lt;/condition&gt;</text:p>
      <text:p text:style-name="P62"><text:s text:c="4"/>&lt;echo message="${ear.name} is uptodate? ${ear.uptodate}"/&gt;</text:p>
      <text:p text:style-name="P62"><text:s text:c="4"/>&lt;antcall target="ejb.ear"/&gt;</text:p>
      <text:p text:style-name="P62"><text:s text:c="2"/>&lt;/target&gt;</text:p>
      <text:p text:style-name="P62"/>
      <text:p text:style-name="P63"><text:s text:c="2"/>&lt;!-- =================================================================== --&gt;</text:p>
      <text:p text:style-name="P63"><text:s text:c="2"/>&lt;!-- Generates the application ear file from the files defined in <text:s text:c="7"/>--&gt;</text:p>
      <text:p text:style-name="P63"><text:s text:c="2"/>&lt;!-- the fileset <text:s text:c="56"/>--&gt;</text:p>
      <text:p text:style-name="P63"><text:s text:c="2"/>&lt;!-- =================================================================== --&gt;</text:p>
      <text:p text:style-name="P62"><text:s text:c="2"/>&lt;target name="ejb.ear" unless="ear.uptodate"&gt;</text:p>
      <text:p text:style-name="P62"><text:s text:c="4"/>&lt;antcall target="clean.build.dir"/&gt;</text:p>
      <text:p text:style-name="P62"><text:s text:c="6"/>&lt;copy todir="${build.dir}"&gt;</text:p>
      <text:p text:style-name="P62"><text:s text:c="8"/>&lt;fileset dir="${deploy.dir}" includes="META-INF/**/*.MF,META-INF/**/*.xml"/&gt;</text:p>
      <text:p text:style-name="P62"><text:s text:c="8"/>&lt;fileset dir="${deploy.dir}" includes="*.jar"/&gt;</text:p>
      <text:p text:style-name="P62"><text:s text:c="8"/>&lt;fileset dir="${deploy.dir}" includes="*.war"/&gt;</text:p>
      <text:p text:style-name="P62"><text:s text:c="8"/>&lt;fileset dir="${deplib.dir}" includes="*.jar"/&gt;</text:p>
      <text:p text:style-name="P62"><text:tab/>&lt;/copy&gt;</text:p>
      <text:p text:style-name="P62"><text:s text:c="6"/>&lt;ear earfile="${deploy.dir}/${ear.name}"</text:p>
      <text:p text:style-name="P62"><text:s text:c="11"/>basedir="${build.dir}"</text:p>
      <text:p text:style-name="P62"><text:s text:c="11"/>appxml="${build.dir}/META-INF/application.xml"</text:p>
      <text:p text:style-name="P62"><text:s text:c="11"/>includes="*.jar,*.war,"</text:p>
      <text:p text:style-name="P62"><text:s text:c="11"/>manifest="${build.dir}/META-INF/MANIFEST.MF"/&gt;</text:p>
      <text:p text:style-name="P62"><text:tab/>&lt;delete dir="${work.dir}"/&gt;</text:p>
      <text:p text:style-name="P62"><text:s text:c="2"/>&lt;/target&gt;</text:p>
      <text:p text:style-name="P62"/>
      <text:p text:style-name="P63"><text:s text:c="2"/>&lt;!-- =================================================================== --&gt;</text:p>
      <text:p text:style-name="P63"><text:s text:c="2"/>&lt;!-- Package the application war file <text:s text:c="35"/>--&gt;</text:p>
      <text:p text:style-name="P63"><text:s text:c="2"/>&lt;!-- =================================================================== --&gt;</text:p>
      <text:p text:style-name="P62"><text:s text:c="2"/>&lt;target name="package.web.war"&gt;</text:p>
      <text:p text:style-name="P62"><text:s text:c="4"/>&lt;!-- not mandatory if war not required --&gt;</text:p>
      <text:p text:style-name="P62"><text:s text:c="4"/>&lt;condition property="war.uptodate"&gt;</text:p>
      <text:p text:style-name="P62"><text:s text:c="6"/>&lt;and&gt;</text:p>
      <text:p text:style-name="P62"><text:s text:c="8"/>&lt;available file="${deploy.dir}/${war.name}" type="file"/&gt;</text:p>
      <text:p text:style-name="P62"><text:tab/> <text:s/>&lt;uptodate targetfile="${deploy.dir}/${war.name}"&gt;</text:p>
      <text:p text:style-name="P62"><text:tab/> <text:s text:c="3"/>&lt;srcfiles dir="${webroot.dir}/WEB-INF"</text:p>
      <text:p text:style-name="P62"><text:s text:c="12"/>includes="**/web.xml,**/{appserver}-web.xml"/&gt;</text:p>
      <text:p text:style-name="P62"><text:tab/> <text:s/>&lt;/uptodate&gt;</text:p>
      <text:p text:style-name="P62"><text:s text:c="8"/>&lt;uptodate targetfile="${deploy.dir}/${war.name}"&gt;</text:p>
      <text:p text:style-name="P62"><text:s text:c="10"/>&lt;srcfiles dir="${deploy.dir}" includes="**/app-user.jar"/&gt;</text:p>
      <text:p text:style-name="P62"><text:tab/> <text:s/>&lt;/uptodate&gt;</text:p>
      <text:p text:style-name="P62"><text:tab/> <text:s/>&lt;uptodate targetfile="${deploy.dir}/${war.name}"&gt;</text:p>
      <text:p text:style-name="P62"><text:tab/> <text:s text:c="3"/>&lt;srcfiles dir="${deplib.dir}" includes="**/framework.jar"/&gt;</text:p>
      <text:p text:style-name="P62"><text:tab/> <text:s/>&lt;/uptodate&gt;</text:p>
      <text:p text:style-name="P62"><text:tab/> <text:s/>&lt;uptodate targetfile="${deploy.dir}/${war.name}"&gt;</text:p>
      <text:p text:style-name="P62"><text:tab/> <text:s text:c="3"/>&lt;srcfiles dir="${framework.reqlib.dir}" includes="**/log*.jar"/&gt;</text:p>
      <text:p text:style-name="P62"><text:tab/> <text:s/>&lt;/uptodate&gt;</text:p>
      <text:p text:style-name="P62"><text:tab/> <text:s/>&lt;equals arg1="${framework.uptodate}" arg2="true"/&gt;</text:p>
      <text:p text:style-name="P62"><text:tab/> <text:s/>&lt;equals arg1="${all.uptodate}" arg2="true"/&gt;</text:p>
      <text:p text:style-name="P62"><text:s text:c="6"/>&lt;/and&gt;</text:p>
      <text:p text:style-name="P62"><text:s text:c="4"/>&lt;/condition&gt;</text:p>
      <text:p text:style-name="P62"><text:s text:c="4"/>&lt;echo message="${war.name} is uptodate? ${war.uptodate}"/&gt;</text:p>
      <text:p text:style-name="P62"><text:s text:c="4"/>&lt;antcall target="web.war"/&gt;</text:p>
      <text:p text:style-name="P62"><text:s text:c="2"/>&lt;/target&gt;</text:p>
      <text:p text:style-name="P62"/>
      <text:p text:style-name="P63"><text:s text:c="2"/>&lt;!-- =================================================================== --&gt;</text:p>
      <text:p text:style-name="P63"><text:s text:c="2"/>&lt;!-- Setup Web deployment directory <text:s text:c="37"/>--&gt;</text:p>
      <text:p text:style-name="P63"><text:s text:c="2"/>&lt;!-- =================================================================== --&gt;</text:p>
      <text:p text:style-name="P62"><text:s text:c="2"/>&lt;target name="web.war" unless="war.uptodate"&gt;</text:p>
      <text:p text:style-name="P62"><text:soft-page-break/><text:s text:c="4"/>&lt;mkdir dir="${webroot.dir}/lib"/&gt;</text:p>
      <text:p text:style-name="P62"><text:s text:c="4"/>&lt;copy todir="${webroot.dir}/lib"&gt;</text:p>
      <text:p text:style-name="P62"><text:s text:c="6"/>&lt;fileset dir="${deploy.dir}" includes="app-user.jar"/&gt;</text:p>
      <text:p text:style-name="P62"><text:tab/>&lt;fileset dir="${deplib.dir}" includes="framework.jar"/&gt;</text:p>
      <text:p text:style-name="P62"><text:tab/>&lt;fileset dir="${framework.reqlib.dir}" includes="log*.jar"/&gt;</text:p>
      <text:p text:style-name="P62"><text:s text:c="4"/>&lt;/copy&gt;</text:p>
      <text:p text:style-name="P62"><text:s text:c="4"/>&lt;war warfile="${deploy.dir}/${war.name}"</text:p>
      <text:p text:style-name="P62"><text:s text:c="9"/>basedir="${webroot.dir}"</text:p>
      <text:p text:style-name="P62"><text:s text:c="9"/>webxml="${webroot.dir}/WEB-INF/web.xml"&gt;</text:p>
      <text:p text:style-name="P62"><text:s text:c="4"/>&lt;/war&gt;</text:p>
      <text:p text:style-name="P62"><text:s text:c="2"/>&lt;/target&gt;</text:p>
      <text:p text:style-name="P62"/>
      <text:p text:style-name="P63"><text:s text:c="2"/>&lt;!-- =================================================================== --&gt;</text:p>
      <text:p text:style-name="P63"><text:s text:c="2"/>&lt;!-- Deploy the application ear file to the application server <text:s text:c="10"/>--&gt;</text:p>
      <text:p text:style-name="P63"><text:s text:c="2"/>&lt;!-- deploy directory <text:s text:c="51"/>--&gt;</text:p>
      <text:p text:style-name="P63"><text:s text:c="2"/>&lt;!-- =================================================================== --&gt;</text:p>
      <text:p text:style-name="P62"><text:s text:c="2"/>&lt;target name="deploy"&gt;</text:p>
      <text:p text:style-name="P62"><text:s text:c="4"/>&lt;antcall target="package.web.war"/&gt;</text:p>
      <text:p text:style-name="P62"><text:s text:c="4"/>&lt;antcall target="package.ejb.ear"/&gt;</text:p>
      <text:p text:style-name="P62"><text:s text:c="4"/>&lt;copy file="${deploy.dir}/${ear.name}"</text:p>
      <text:p text:style-name="P62"><text:s text:c="10"/>tofile="${appserver.deploy}/${ear.name}"</text:p>
      <text:p text:style-name="P62"><text:s text:c="10"/>overwrite="yes"/&gt;</text:p>
      <text:p text:style-name="P62"><text:s text:c="2"/>&lt;/target&gt;</text:p>
      <text:p text:style-name="P62"/>
      <text:p text:style-name="P63"><text:s text:c="2"/>&lt;!-- =================================================================== --&gt;</text:p>
      <text:p text:style-name="P63"><text:s text:c="2"/>&lt;!-- Create the build directory structure used by compile and copy the <text:s text:c="2"/>--&gt;</text:p>
      <text:p text:style-name="P63"><text:s text:c="2"/>&lt;!-- deployment descriptors into it <text:s text:c="37"/>--&gt;</text:p>
      <text:p text:style-name="P63"><text:s text:c="2"/>&lt;!-- =================================================================== --&gt;</text:p>
      <text:p text:style-name="P62"><text:s text:c="2"/>&lt;target name="clean.build.dir"&gt;</text:p>
      <text:p text:style-name="P62"><text:s text:c="4"/>&lt;delete dir="${work.dir}"/&gt;</text:p>
      <text:p text:style-name="P62"><text:s text:c="4"/>&lt;mkdir dir="${work.dir}"/&gt;</text:p>
      <text:p text:style-name="P62"><text:s text:c="4"/>&lt;mkdir dir="${build.dir}"/&gt;</text:p>
      <text:p text:style-name="P62"><text:s text:c="4"/>&lt;mkdir dir="${build.dir}/META-INF"/&gt;</text:p>
      <text:p text:style-name="P62"><text:s text:c="2"/>&lt;/target&gt;</text:p>
      <text:p text:style-name="P62"/>
      <text:p text:style-name="P62">&lt;/project&gt;</text:p>
      <text:p text:style-name="P40"/>
      <text:list xml:id="list33296112" text:continue-numbering="true" text:style-name="Outline">
        <text:list-item>
          <text:list>
            <text:list-item>
              <text:h text:style-name="Heading_20_2" text:outline-level="2">Database Configuration (Obselete)</text:h>
              <text:list>
                <text:list-item>
                  <text:h text:style-name="Heading_20_3" text:outline-level="3">Jboss (3.0.0 alpha) Integration with MySQL</text:h>
                </text:list-item>
              </text:list>
            </text:list-item>
          </text:list>
        </text:list-item>
      </text:list>
      <text:p text:style-name="Standard">The instructions below outlines the steps required to integrate MySQL with JBoss :</text:p>
      <text:p text:style-name="P47"/>
      <text:list xml:id="list33272674" text:style-name="WW8Num9">
        <text:list-item>
          <text:p text:style-name="P114"><text:span text:style-name="T10">copy, unzip and install </text:span><text:a xlink:type="simple" xlink:href="//Raven/technology/J2EE/jboss-3.0.0alpha.zip"><text:span text:style-name="Internet_20_link"><text:span text:style-name="T10">\\Raven\technology\J2EE\jboss-3.0.0alpha.zip</text:span></text:span></text:a></text:p>
        </text:list-item>
        <text:list-item>
          <text:p text:style-name="P114"><text:span text:style-name="T10">copy, unzip and install </text:span><text:a xlink:type="simple" xlink:href="//Raven/technology/J2EE/mysql-4.0.0a-alpha-win.zip"><text:span text:style-name="Internet_20_link"><text:span text:style-name="T10">\\Raven\technology\J2EE\mysql-4.0.0a-alpha-win.zip</text:span></text:span></text:a></text:p>
        </text:list-item>
        <text:list-item>
          <text:p text:style-name="P114"><text:span text:style-name="T10">put the JDBC driver </text:span><text:a xlink:type="simple" xlink:href="//Raven/technology/J2EE/mm.mysql-2.0.12.jar"><text:span text:style-name="Internet_20_link"><text:span text:style-name="T10">\\Raven\technology\J2EE\mm.mysql-2.0.12.jar</text:span></text:span></text:a><text:span text:style-name="T10"> for mysql to &lt;JBOSS_HOME&gt;/lib/ext</text:span></text:p>
        </text:list-item>
        <text:list-item>
          <text:p text:style-name="P114"><text:span text:style-name="T10">configure &lt;JBOSS_HOME&gt;/deploy/mysql-service.xml to point to your database<text:line-break/>refer to: </text:span><text:a xlink:type="simple" xlink:href="//Raven/technology/J2EE/mysql-service.xml"><text:span text:style-name="Internet_20_link"><text:span text:style-name="T10">\\Raven\technology\J2EE\mysql-service.xml</text:span></text:span></text:a></text:p>
        </text:list-item>
        <text:list-item>
          <text:p text:style-name="P114"><text:span text:style-name="T10">append the settings in </text:span><text:a xlink:type="simple" xlink:href="//Raven/technology/J2EE/login-config.xml"><text:span text:style-name="Internet_20_link"><text:span text:style-name="T10">\\Raven\technology\J2EE\login-config.xml</text:span></text:span></text:a><text:span text:style-name="T10"> to the one found in &lt;JBOSS_HOME&gt;/conf/default.</text:span></text:p>
        </text:list-item>
      </text:list>
      <text:p text:style-name="P47"/>
      <text:list xml:id="list33303863" text:continue-list="list33296112" text:style-name="Outline">
        <text:list-item>
          <text:list>
            <text:list-item>
              <text:list>
                <text:list-item>
                  <text:h text:style-name="Heading_20_3" text:outline-level="3">Setting up the database </text:h>
                </text:list-item>
              </text:list>
            </text:list-item>
          </text:list>
        </text:list-item>
      </text:list>
      <text:list xml:id="list33262979" text:style-name="WW8Num3">
        <text:list-item>
          <text:p text:style-name="P115"><text:span text:style-name="T10">put the start/stop db scripts under your &lt;MYSQL_HOME&gt;<text:line-break/>refer to: </text:span><text:a xlink:type="simple" xlink:href="//Raven/technology/J2EE/startmysql.bat"><text:span text:style-name="Internet_20_link"><text:span text:style-name="T10">\\Raven\technology\J2EE\startmysql.bat</text:span></text:span></text:a><text:span text:style-name="T10"> and </text:span><text:a xlink:type="simple" xlink:href="//Raven/technology/J2EE/stopmysql.bat"><text:span text:style-name="Internet_20_link"><text:span text:style-name="T10">\\Raven\technology\J2EE\stopmysql.bat</text:span></text:span></text:a></text:p>
        </text:list-item>
        <text:list-item>
          <text:p text:style-name="P115"><text:span text:style-name="T10">create two databases appdb and userdb: you may use MysqlFront tool found here:<text:line-break/></text:span><text:a xlink:type="simple" xlink:href="//Raven/technology/J2EE/MySQL-Front_2.1_Setup.exe"><text:span text:style-name="Internet_20_link"><text:span text:style-name="T10">\\Raven\technology\J2EE\MySQL-Front_2.1_Setup.exe</text:span></text:span></text:a><text:span text:style-name="T10"> to manage your database</text:span></text:p>
        </text:list-item>
        <text:list-item>
          <text:p text:style-name="P116">create the “appdb” tables: run the sql scripts under Framework module to create the entitymetainfo, fieldmetainfo, and referencenum tables</text:p>
        </text:list-item>
        <text:list-item>
          <text:p text:style-name="P116"><text:soft-page-break/>create the "userdb": run the necessary sql scripts to create your entities tables and populate the entitymetainfo and fieldmetainfo for your entities. You have to write your db scripts to do this. Refer to the sample db scripts below for creating your entity tables and populating the metainfo.<text:line-break/>Note: You can directly populate the metainfo into the relevant tables using MysqlFront, then use Export to export the data out into sql script for source-control.</text:p>
        </text:list-item>
      </text:list>
      <text:p text:style-name="P47"/>
      <text:p text:style-name="P47"/>
      <text:p text:style-name="P56">#</text:p>
      <text:p text:style-name="P56"># Table structure for table 'partner'</text:p>
      <text:p text:style-name="P56">#</text:p>
      <text:p text:style-name="P56">use userdb;</text:p>
      <text:p text:style-name="P56"/>
      <text:p text:style-name="P56">DROP TABLE IF EXISTS partner;</text:p>
      <text:p text:style-name="P56">CREATE TABLE IF NOT EXISTS partner (</text:p>
      <text:p text:style-name="P56"><text:s text:c="2"/>UID bigint(20) NOT NULL DEFAULT '0' ,</text:p>
      <text:p text:style-name="P56"><text:s text:c="2"/>PartnerID varchar(15) NOT NULL DEFAULT '' ,</text:p>
      <text:p text:style-name="P56"><text:s text:c="2"/>Name varchar(50) NOT NULL DEFAULT '' ,</text:p>
      <text:p text:style-name="P56"><text:s text:c="2"/>State smallint(1) NOT NULL DEFAULT '1' ,</text:p>
      <text:p text:style-name="P56"><text:s text:c="2"/>Version double NOT NULL DEFAULT '1',</text:p>
      <text:p text:style-name="P56"><text:s text:c="2"/>PRIMARY KEY (UID),</text:p>
      <text:p text:style-name="P56"><text:s text:c="2"/>UNIQUE KEY ID (PartnerID)</text:p>
      <text:p text:style-name="P56">);</text:p>
      <text:p text:style-name="P47"/>
      <text:p text:style-name="P39">Listing 1: create-tables.sql</text:p>
      <text:p text:style-name="P47"/>
      <text:p text:style-name="P56"/>
      <text:p text:style-name="P56"># MySQL-Front Dump 2.1</text:p>
      <text:p text:style-name="P56">#</text:p>
      <text:p text:style-name="P56"># Host: 127.0.0.1 <text:s text:c="2"/>Database: appdb</text:p>
      <text:p text:style-name="P56">#--------------------------------------------------------</text:p>
      <text:p text:style-name="P56"># Server version 4.0.0-alpha</text:p>
      <text:p text:style-name="P56"/>
      <text:p text:style-name="P56">use appdb;</text:p>
      <text:p text:style-name="P56"/>
      <text:p text:style-name="P56">#</text:p>
      <text:p text:style-name="P56"># Dumping data for table 'entitymetainfo'</text:p>
      <text:p text:style-name="P56">#</text:p>
      <text:p text:style-name="P56"># Field 1 ObjectName: full qualified class name of the entity</text:p>
      <text:p text:style-name="P56"># Field 2 EntityName: short class name of the entity</text:p>
      <text:p text:style-name="P56"># Field 3 SqlName: table name of the entity</text:p>
      <text:p text:style-name="P56">INSERT INTO entitymetainfo VALUES("com.gridnode.pdip.app.partner.model.Partner","Partner","partner");</text:p>
      <text:p text:style-name="P56"/>
      <text:p text:style-name="P56">#</text:p>
      <text:p text:style-name="P56"># Dumping data for table 'fieldmetainfo'</text:p>
      <text:p text:style-name="P56">#</text:p>
      <text:p text:style-name="P56"># UID bigint(20) NOT NULL auto_increment,</text:p>
      <text:p text:style-name="P56"># ObjectName: field name in Entity class ,</text:p>
      <text:p text:style-name="P56"># FieldName: field ID in Entity Interface class ,</text:p>
      <text:p text:style-name="P56"># SqlName: Field column name in Table,</text:p>
      <text:p text:style-name="P56"># ValueClass: field data type,</text:p>
      <text:p text:style-name="P56"># EntityObjectName: full qualified class name of the entity</text:p>
      <text:p text:style-name="P56"># Label: field display label</text:p>
      <text:p text:style-name="P56"># Length: valid field length ,</text:p>
      <text:p text:style-name="P59"># Proxy: '1' if proxy, '0' otherwise,,</text:p>
      <text:p text:style-name="P56"># Mandatory: '1' if mandatory, '0' otherwise,</text:p>
      <text:p text:style-name="P56"># Editable: '1' if editable, '0' otherwise</text:p>
      <text:p text:style-name="P56"># Displayable: '1' if displayable, '0' otherwise</text:p>
      <text:p text:style-name="P56"># OqlName: ,</text:p>
      <text:p text:style-name="P56"># Sequence: default '999' ,</text:p>
      <text:p text:style-name="P56">#</text:p>
      <text:p text:style-name="P56"/>
      <text:p text:style-name="P56">INSERT INTO fieldmetainfo VALUES(NULL,"_uId","UID","UID","java.lang.Long","com.gridnode.pdip.app.partner.model.Partner","","0","0","0","0","0","","999");</text:p>
      <text:p text:style-name="P56">INSERT INTO fieldmetainfo VALUES(NULL,"_partnerID","PARTNER_ID","PartnerID","java.lang.String","com.gridnode.pdip.app.partner.model.Partner","Partner.ID","15","0","1","1","1","","1");</text:p>
      <text:p text:style-name="P55">INSERT INTO fieldmetainfo VALUES(NULL,"_desc","DESC","Name","java.lang.String","com.gridnode.pdip.app.partner.model.Partner","Partner.Name","50","0","1","1","1","","2");</text:p>
      <text:p text:style-name="P56">INSERT INTO fieldmetainfo VALUES(NULL,"_state","STATE","State","java.lang.Short","com.gridnode.pdip.app.partner.model.Partner","State","1","0","1","1","1","","2");</text:p>
      <text:p text:style-name="P56"><text:soft-page-break/>INSERT INTO fieldmetainfo VALUES(NULL,"_version","VERSION","Version","java.lang.Double","com.gridnode.pdip.app.partner.model.Partner","","0","0","0","0","0","","999");</text:p>
      <text:p text:style-name="P56"/>
      <text:p text:style-name="P48"/>
      <text:p text:style-name="P39">Listing 2: insert-metainfo.sql</text:p>
      <text:p text:style-name="P48"/>
      <text:list xml:id="list33278861" text:continue-list="list33303863" text:style-name="Outline">
        <text:list-item>
          <text:list>
            <text:list-item>
              <text:list>
                <text:list-item>
                  <text:h text:style-name="Heading_20_3" text:outline-level="3">Verify database setup</text:h>
                </text:list-item>
              </text:list>
            </text:list-item>
          </text:list>
        </text:list-item>
      </text:list>
      <text:list xml:id="list33271503" text:style-name="WW8Num2">
        <text:list-item>
          <text:p text:style-name="P117">startup MySQL and JBoss </text:p>
        </text:list-item>
        <text:list-item>
          <text:p text:style-name="P117">browse the agent view (localhost:8082), make sure that the MBeans for appdbdatasource and userdbdatasource are listed under the jboss.jca domain.</text:p>
        </text:list-item>
        <text:list-item>
          <text:p text:style-name="P117">use the JNDIView MBean to verify that they are registered in the JNDI namespace.</text:p>
        </text:list-item>
      </text:list>
      <text:p text:style-name="P60"/>
      <text:list xml:id="list33299840" text:continue-list="list33278861" text:style-name="Outline">
        <text:list-item>
          <text:list>
            <text:list-item>
              <text:h text:style-name="Heading_20_2" text:outline-level="2">Bean Manifest File</text:h>
            </text:list-item>
          </text:list>
        </text:list-item>
      </text:list>
      <text:p text:style-name="Standard"/>
      <text:p text:style-name="Standard">Ensure that all required libraries for the bean component are listed in the Manifest file, eg.</text:p>
      <text:p text:style-name="Standard"/>
      <text:p text:style-name="P41">Manifest-Version: 1.0</text:p>
      <text:p text:style-name="P41">Created-By: Ant 1.4.1</text:p>
      <text:p text:style-name="P41">Class-Path: ./framework.jar ./log4j-1.2.jar</text:p>
      <text:p text:style-name="Standard"/>
      <text:list xml:id="list33283488" text:continue-numbering="true" text:style-name="Outline">
        <text:list-item>
          <text:list>
            <text:list-item>
              <text:h text:style-name="Heading_20_2" text:outline-level="2">Unit testing with JUnit (<text:span text:style-name="T12">Not applicable for Eclipse ENV</text:span>)</text:h>
            </text:list-item>
          </text:list>
        </text:list-item>
      </text:list>
      <text:p text:style-name="Standard"/>
      <text:p text:style-name="Standard">It is a common courtesy for developers to unit-test their codes and making sure their programs work before delivering them to the integration stream. </text:p>
      <text:p text:style-name="Standard"/>
      <text:p text:style-name="Standard">All testing codes should be source-controlled under the “test” directory of the respective module, and should only be included in a test project corresponding to the original project. For example, a “test-user.jpx” project will be created for testing codes in “user.jpx” project.</text:p>
      <text:p text:style-name="Standard"/>
      <text:p text:style-name="Standard">Preferably, you should create JUnit test cases for unit testing.</text:p>
      <text:p text:style-name="Standard"/>
      <text:list xml:id="list33293636" text:continue-numbering="true" text:style-name="Outline">
        <text:list-item>
          <text:list>
            <text:list-item>
              <text:list>
                <text:list-item>
                  <text:h text:style-name="Heading_20_3" text:outline-level="3">Test program naming convention</text:h>
                </text:list-item>
              </text:list>
            </text:list-item>
          </text:list>
        </text:list-item>
      </text:list>
      <text:p text:style-name="Standard"/>
      <text:p text:style-name="Standard">The class names of test programs should, as much as possible, follow this naming convention: &lt;class_to_test&gt;Test.</text:p>
      <text:p text:style-name="Standard">When there are too many test cases which make the test class not too readable, developers should use their own discretion on whether to break them into multiple logical groups of test cases in different test classes. In which case, the naming of the sub-test programs should be: &lt;class_to_test&gt;&lt;group&gt;Test.</text:p>
      <text:p text:style-name="Standard"/>
      <text:list xml:id="list33290368" text:continue-numbering="true" text:style-name="Outline">
        <text:list-item>
          <text:list>
            <text:list-item>
              <text:list>
                <text:list-item>
                  <text:h text:style-name="Heading_20_3" text:outline-level="3">Add JUnit library to your project</text:h>
                </text:list-item>
              </text:list>
            </text:list-item>
          </text:list>
        </text:list-item>
      </text:list>
      <text:p text:style-name="Standard"/>
      <text:list xml:id="list33264882" text:style-name="WW8Num8">
        <text:list-item>
          <text:p text:style-name="P118">copy the file “junit.library” from PDIPFrameworks\Framework\projects directory to your “projects” directory</text:p>
        </text:list-item>
        <text:list-item>
          <text:p text:style-name="P118">open the test project in Jbuilder, add the “junit” library to your project required libraries.</text:p>
        </text:list-item>
      </text:list>
      <text:p text:style-name="P106"/>
      <text:list xml:id="list33274309" text:continue-list="list33290368" text:style-name="Outline">
        <text:list-item>
          <text:list>
            <text:list-item>
              <text:list>
                <text:list-item>
                  <text:h text:style-name="Heading_20_3" text:outline-level="3">What classes to test?</text:h>
                </text:list-item>
              </text:list>
            </text:list-item>
          </text:list>
        </text:list-item>
      </text:list>
      <text:p text:style-name="P106"/>
      <text:p text:style-name="P106">At the minimum, all classes that could be called from outside the module should be tested.</text:p>
      <text:p text:style-name="P106">For example, in PDIPAppServices/User module, the UserManagerBean should be tested as modules in GTAS layer may call the services provided by the bean. In GTAS/User module, the action classes should be tested, as they will process the client’s event requests.</text:p>
      <text:p text:style-name="P106"/>
      <text:list xml:id="list33282235" text:continue-numbering="true" text:style-name="Outline">
        <text:list-item>
          <text:list>
            <text:list-item>
              <text:list>
                <text:list-item>
                  <text:h text:style-name="Heading_20_3" text:outline-level="3">Testing EJBs</text:h>
                </text:list-item>
              </text:list>
            </text:list-item>
          </text:list>
        </text:list-item>
      </text:list>
      <text:p text:style-name="P106"/>
      <text:p text:style-name="P96"><text:soft-page-break/>If your EJBs have remote interface, you just need to deploy your EJB to the application server, and run your test case from within JBuilder.</text:p>
      <text:p text:style-name="P96"/>
      <text:p text:style-name="P96">If your EJBs have local interface, you would need to deploy a <text:span text:style-name="T3">junit.war</text:span> file <text:span text:style-name="T13">together</text:span> with your EJB in an EAR (can be found under PDIPFrameworks/Framework/deploy). For that, <text:span text:style-name="T10">a separate set of deployment descriptors would be required. Take note of the following before deploying the EAR for testing:</text:span></text:p>
      <text:p text:style-name="P106"/>
      <text:list xml:id="list33279954" text:style-name="WW8Num6">
        <text:list-item>
          <text:p text:style-name="P119">The jboss.xml: include the web module</text:p>
        </text:list-item>
      </text:list>
      <text:p text:style-name="P86"/>
      <text:p text:style-name="P56"/>
      <text:p text:style-name="P57">&lt;?xml version="1.0" encoding="Cp1252"?&gt;</text:p>
      <text:p text:style-name="P57">&lt;jboss&gt;</text:p>
      <text:p text:style-name="P57"><text:s text:c="2"/>&lt;secure&gt;false&lt;/secure&gt;</text:p>
      <text:p text:style-name="P57"><text:s text:c="2"/>&lt;container-configurations/&gt;</text:p>
      <text:p text:style-name="P57"><text:s text:c="2"/>&lt;resource-managers/&gt;</text:p>
      <text:p text:style-name="P57"><text:s text:c="2"/>&lt;enterprise-beans&gt;</text:p>
      <text:p text:style-name="P57"><text:s text:c="4"/>&lt;entity&gt;</text:p>
      <text:p text:style-name="P57"><text:s text:c="6"/>&lt;ejb-name&gt;UserAccount&lt;/ejb-name&gt;</text:p>
      <text:p text:style-name="P57"><text:s text:c="6"/>&lt;local-jndi-name&gt;com.gridnode.pdip.app.user.ejb.IUserLocalHome&lt;/local-jndi-name&gt;</text:p>
      <text:p text:style-name="P57"><text:s text:c="4"/>&lt;/entity&gt;</text:p>
      <text:p text:style-name="P57"><text:s text:c="2"/>&lt;/enterprise-beans&gt;</text:p>
      <text:p text:style-name="P58"><text:s text:c="2"/>&lt;web&gt;</text:p>
      <text:p text:style-name="P58"><text:s text:c="4"/>&lt;module-name&gt;junit.war&lt;/module-name&gt;</text:p>
      <text:p text:style-name="P58"><text:s text:c="4"/>&lt;context-root&gt;/JUnit&lt;/context-root&gt;</text:p>
      <text:p text:style-name="P58"><text:s text:c="2"/>&lt;/web&gt;</text:p>
      <text:p text:style-name="P57">&lt;/jboss&gt;</text:p>
      <text:p text:style-name="P56"/>
      <text:p text:style-name="P47"/>
      <text:p text:style-name="P86"/>
      <text:list xml:id="list33290364" text:continue-numbering="true" text:style-name="WW8Num6">
        <text:list-item>
          <text:p text:style-name="P121"><text:span text:style-name="T10">Your test case </text:span><text:span text:style-name="T14">MUST</text:span><text:span text:style-name="T10"> be bundled inside the EJB jar, and the JUnit library jar included into the ClassPath attribute of the Bean Manifest file.</text:span></text:p>
        </text:list-item>
      </text:list>
      <text:p text:style-name="P47"/>
      <text:list xml:id="list33289354" text:continue-numbering="true" text:style-name="WW8Num6">
        <text:list-item>
          <text:p text:style-name="P119">The application.xml: include the web module</text:p>
        </text:list-item>
      </text:list>
      <text:p text:style-name="P106"/>
      <text:p text:style-name="P56"/>
      <text:p text:style-name="P57">&lt;?xml version="1.0" encoding="Cp1252"?&gt;</text:p>
      <text:p text:style-name="P57">&lt;application&gt;</text:p>
      <text:p text:style-name="P57"><text:s text:c="2"/>&lt;module&gt;</text:p>
      <text:p text:style-name="P57"><text:s text:c="4"/>&lt;ejb&gt;app-user-ejb.jar&lt;/ejb&gt;</text:p>
      <text:p text:style-name="P57"><text:s text:c="2"/>&lt;/module&gt;</text:p>
      <text:p text:style-name="P58"><text:s text:c="2"/>&lt;module&gt;</text:p>
      <text:p text:style-name="P58"><text:s text:c="4"/>&lt;web&gt;</text:p>
      <text:p text:style-name="P58"><text:s text:c="6"/>&lt;web-uri&gt;junit.war&lt;/web-uri&gt;</text:p>
      <text:p text:style-name="P58"><text:s text:c="6"/>&lt;context-root&gt;/JUnit&lt;/context-root&gt;</text:p>
      <text:p text:style-name="P58"><text:s text:c="4"/>&lt;/web&gt;</text:p>
      <text:p text:style-name="P58"><text:s text:c="2"/>&lt;/module&gt;</text:p>
      <text:p text:style-name="P57"><text:s text:c="2"/>:</text:p>
      <text:p text:style-name="P57">&lt;/application&gt;</text:p>
      <text:p text:style-name="P56"/>
      <text:p text:style-name="P86"/>
      <text:p text:style-name="P86">Note that this particular method can be used to test EJBs with remote interfaces also.</text:p>
      <text:p text:style-name="P86"/>
      <text:list xml:id="list33274614" text:continue-list="list33282235" text:style-name="Outline">
        <text:list-item>
          <text:list>
            <text:list-item>
              <text:list>
                <text:list-item>
                  <text:h text:style-name="Heading_20_3" text:outline-level="3">Running the test case on the web</text:h>
                </text:list-item>
              </text:list>
            </text:list-item>
          </text:list>
        </text:list-item>
      </text:list>
      <text:p text:style-name="P106"/>
      <text:p text:style-name="P106">The following is only applicable to the second method whereby junit.war is deployed with your EJB:</text:p>
      <text:list xml:id="list33287804" text:style-name="WW8Num7">
        <text:list-item>
          <text:p text:style-name="P122"><text:span text:style-name="T10">Deploy the EAR to JBOSS, bring up the browser and go to: </text:span><text:a xlink:type="simple" xlink:href="http://localhost:8080/JUnit"><text:span text:style-name="Internet_20_link"><text:span text:style-name="T10">http://localhost:8080/JUnit</text:span></text:span></text:a><text:span text:style-name="T10">. This will display a page with a Text box and a submit button.</text:span></text:p>
        </text:list-item>
        <text:list-item>
          <text:p text:style-name="P120">Enter the full qualified class name of the Test case you are running, and Submit.</text:p>
        </text:list-item>
        <text:list-item>
          <text:p text:style-name="P120">The test case should run and results would be displayed on the browser once the test is ov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SimSun" svg:font-family="SimSun, 宋体"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list-style-name="Outline" style:class="text" style:default-outline-level="8">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2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0.3126in"/>
          <style:tab-stop style:position="0.4236in"/>
          <style:tab-stop style:position="5.8126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in"/>
        </style:tab-stops>
      </style:paragraph-properties>
      <style:text-properties style:font-name="Book Antiqua"/>
    </style:style>
    <style:style style:name="InfoBlue" style:family="paragraph" style:parent-style-name="Standard" style:next-style-name="Text_20_body">
      <style:paragraph-properties fo:margin-left="0.5in" fo:margin-right="0in" fo:margin-top="0in" fo:margin-bottom="0.0835in"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0.5in" fo:margin-right="0in" fo:text-indent="0in" style:auto-text-indent="false"/>
    </style:style>
    <style:style style:name="Plain_20_Text" style:display-name="Plain Text" style:family="paragraph" style:parent-style-name="Standard">
      <style:paragraph-properties fo:line-height="100%" fo:orphans="2" fo:widows="2"/>
      <style:text-properties style:font-name="Courier New" style:font-name-complex="Courier New"/>
    </style:style>
    <style:style style:name="Body_20_Text_20_3" style:display-name="Body Text 3" style:family="paragraph" style:parent-style-name="Standard">
      <style:paragraph-properties fo:line-height="100%" fo:orphans="2" fo:widows="2" style:text-autospace="none"/>
      <style:text-properties style:font-name="Courier" fo:font-size="8pt" style:font-size-asian="8pt" style:font-name-complex="Arial"/>
    </style:style>
    <style:style style:name="Normal_20__28_Web_29_" style:display-name="Normal (Web)" style:family="paragraph" style:parent-style-name="Standard">
      <style:paragraph-properties fo:margin-top="0.0693in" fo:margin-bottom="0.0693in" fo:line-height="100%" fo:orphans="2" fo:widows="2"/>
      <style:text-properties style:font-name="Times New Roman"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4z1"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10z0" style:family="text">
      <style:text-properties style:font-name="Arial" style:font-name-asian="Times New Roman"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ailstyle15" style:family="text" style:parent-style-name="Default_20_Paragraph_20_Font">
      <style:text-properties fo:color="#000000" style:font-name="Arial" fo:font-size="10pt" style:font-size-asian="10pt" style:font-name-complex="Ari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a" style:num-letter-sync="true">
        <style:list-level-properties text:space-before="0.25in" text:min-label-width="0.25in"/>
      </text:list-level-style-number>
      <text:list-level-style-bullet text:level="2" text:style-name="WW8Num4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a" style:num-letter-sync="true">
        <style:list-level-properties text:space-before="0.25in" text:min-label-width="0.25in"/>
      </text:list-level-style-number>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5in" text:min-label-width="0.25in"/>
        <style:text-properties style:font-name="Arial"/>
      </text:list-level-style-bullet>
      <text:list-level-style-bullet text:level="2" text:style-name="WW8Num10z1"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1"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1"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2" style:family="table">
      <style:table-properties style:width="6.6479in" fo:margin-left="-0.0799in" table:align="left" style:writing-mode="lr-tb"/>
    </style:style>
    <style:style style:name="Table22.A" style:family="table-column">
      <style:table-column-properties style:column-width="4.4299in"/>
    </style:style>
    <style:style style:name="Table22.B" style:family="table-column">
      <style:table-column-properties style:column-width="2.2181in"/>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1"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5875in" fo:margin-left="-0.075in" table:align="left" style:writing-mode="lr-tb"/>
    </style:style>
    <style:style style:name="Table21.A" style:family="table-column">
      <style:table-column-properties style:column-width="2.1958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8pt" fo:font-weight="bold" style:font-size-asian="18pt" style:font-weight-asian="bold"/>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2673in" fo:page-height="11.6925in" style:num-format="1" style:print-orientation="portrait" fo:margin-top="0.5in" fo:margin-bottom="0.5in" fo:margin-left="0.5in" fo:margin-right="0.5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16">
      <number:year number:style="long"/>
    </number:date-style>
  </office:automatic-styles>
  <office:master-styles>
    <style:master-page style:name="Standard" style:page-layout-name="Mpm1">
      <style:header>
        <text:p text:style-name="MP1"/>
        <text:p text:style-name="MP2"/>
        <text:p text:style-name="MP3"><draw:frame draw:style-name="Mfr1" draw:name="graphics1" text:anchor-type="char" svg:x="3.3583in" svg:y="-0.3528in" svg:width="1.0102in" svg:height="1.0102in" draw:z-index="0"><draw:image xlink:href="Pictures/10000000000000610000006165ADCAF7.png" xlink:type="simple" xlink:show="embed" xlink:actuate="onLoad"/></draw:frame><text:user-defined text:name="Company">GridNode Pte Ltd</text:user-defined></text:p>
        <text:p text:style-name="MP4"/>
        <text:p text:style-name="Header"/>
      </style:header>
    </style:master-page>
    <style:master-page style:name="Convert_20_1" style:display-name="Convert 1" style:page-layout-name="Mpm2">
      <style:header>
        <table:table table:name="Table22" table:style-name="Table22">
          <table:table-column table:style-name="Table22.A"/>
          <table:table-column table:style-name="Table22.B"/>
          <table:table-row table:style-name="Table22.1">
            <table:table-cell table:style-name="Table22.A1" office:value-type="string">
              <text:p text:style-name="MP5">GTAS</text:p>
            </table:table-cell>
            <table:table-cell table:style-name="Table22.B1" office:value-type="string">
              <text:p text:style-name="MP6"><text:s text:c="2"/>Version: <text:s text:c="10"/>1.2</text:p>
            </table:table-cell>
          </table:table-row>
          <table:table-row table:style-name="Table22.1">
            <table:table-cell table:style-name="Table22.A1" office:value-type="string">
              <text:p text:style-name="MP5">Project Environment Configuration</text:p>
            </table:table-cell>
            <table:table-cell table:style-name="Table22.B1" office:value-type="string">
              <text:p text:style-name="MP5"><text:s text:c="2"/>Date: <text:s/>13-Apr-08</text:p>
            </table:table-cell>
          </table:table-row>
        </table:table>
        <text:p text:style-name="Header"/>
      </style:header>
      <style:footer>
        <table:table table:name="Table21" table:style-name="Table21">
          <table:table-column table:style-name="Table21.A" table:number-columns-repeated="3"/>
          <table:table-row table:style-name="Table21.1">
            <table:table-cell table:style-name="Table21.A1" office:value-type="string">
              <text:p text:style-name="MP7">Confidential</text:p>
            </table:table-cell>
            <table:table-cell table:style-name="Table21.A1" office:value-type="string">
              <text:p text:style-name="MP8"><text:span text:style-name="MT1"></text:span><text:user-defined text:name="Company">GridNode Pte Ltd</text:user-defined>, <text:date style:data-style-name="N116" text:date-value="2008-11-05T13:18:53.53">2008</text:date></text:p>
            </table:table-cell>
            <table:table-cell table:style-name="Table21.A1" office:value-type="string">
              <text:p text:style-name="MP9">Page <text:span text:style-name="Page_20_Number"><text:page-number text:select-page="current">8</text:page-number></text:span><text:span text:style-name="Page_20_Number"> of </text:span><text:span text:style-name="Page_20_Number"><text:page-count style:num-format="1">2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ollout Plan</dc:title>
    <dc:subject>GridTalk Release 1.3</dc:subject>
    <meta:initial-creator>Chia Lee Kiat</meta:initial-creator>
    <meta:creation-date>2002-05-04T17:18:00</meta:creation-date>
    <dc:date>2008-11-05T13:18:53.45</dc:date>
    <meta:print-date>2000-09-22T13:22:00</meta:print-date>
    <meta:editing-cycles>202</meta:editing-cycles>
    <meta:editing-duration>PT08H26M36S</meta:editing-duration>
    <meta:document-statistic meta:table-count="24" meta:image-count="1" meta:object-count="0" meta:page-count="25" meta:paragraph-count="1157" meta:word-count="4401" meta:character-count="41761"/>
    <dc:creator>WeiXiang Tam</dc:creator>
    <meta:user-defined meta:name="Company">GridNode Pte Ltd</meta:user-defined>
    <meta:user-defined meta:name="Info 1"/>
    <meta:user-defined meta:name="Info 2"/>
    <meta:user-defined meta:name="Info 3"/>
    <meta:user-defined meta:name="Info 4"/>
  </office:meta>
</office:document-meta>
</file>